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/>
          <table:table-cell table:style-name="ce2" office:value-type="string" calcext:value-type="string">
            <text:p>open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close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t_bull</text:p>
          </table:table-cell>
          <table:table-cell table:style-name="ce2" office:value-type="string" calcext:value-type="string">
            <text:p>t_bear</text:p>
          </table:table-cell>
          <table:table-cell table:style-name="ce2" office:value-type="string" calcext:value-type="string">
            <text:p>ma5</text:p>
          </table:table-cell>
          <table:table-cell table:style-name="ce2" office:value-type="string" calcext:value-type="string">
            <text:p>Slow_OSC</text:p>
          </table:table-cell>
          <table:table-cell table:style-name="ce2" office:value-type="string" calcext:value-type="string">
            <text:p>ror_bull</text:p>
          </table:table-cell>
          <table:table-cell table:style-name="ce2" office:value-type="string" calcext:value-type="string">
            <text:p>ror_bear</text:p>
          </table:table-cell>
          <table:table-cell table:style-name="ce2" office:value-type="string" calcext:value-type="string">
            <text:p>hpr</text:p>
          </table:table-cell>
          <table:table-cell table:style-name="ce2" office:value-type="string" calcext:value-type="string">
            <text:p>dd</text:p>
          </table:table-cell>
          <table:table-cell table:style-name="ce2" office:value-type="string" calcext:value-type="string">
            <text:p>Trading</text:p>
          </table:table-cell>
          <table:table-cell table:style-name="ce2" office:value-type="string" calcext:value-type="string">
            <text:p>Win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0-26T09:00:00" calcext:value-type="date">
            <text:p>2020-10-26 09:00:00</text:p>
          </table:table-cell>
          <table:table-cell office:value-type="float" office:value="8930" calcext:value-type="float">
            <text:p>8930</text:p>
          </table:table-cell>
          <table:table-cell office:value-type="float" office:value="9000" calcext:value-type="float">
            <text:p>9000</text:p>
          </table:table-cell>
          <table:table-cell office:value-type="float" office:value="8520" calcext:value-type="float">
            <text:p>8520</text:p>
          </table:table-cell>
          <table:table-cell office:value-type="float" office:value="8680" calcext:value-type="float">
            <text:p>8680</text:p>
          </table:table-cell>
          <table:table-cell office:value-type="float" office:value="42656.23333536" calcext:value-type="float">
            <text:p>42656.23333536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0-27T09:00:00" calcext:value-type="date">
            <text:p>2020-10-27 09:00:00</text:p>
          </table:table-cell>
          <table:table-cell office:value-type="float" office:value="8645" calcext:value-type="float">
            <text:p>8645</text:p>
          </table:table-cell>
          <table:table-cell office:value-type="float" office:value="8900" calcext:value-type="float">
            <text:p>8900</text:p>
          </table:table-cell>
          <table:table-cell office:value-type="float" office:value="8545" calcext:value-type="float">
            <text:p>8545</text:p>
          </table:table-cell>
          <table:table-cell office:value-type="float" office:value="8840" calcext:value-type="float">
            <text:p>8840</text:p>
          </table:table-cell>
          <table:table-cell office:value-type="float" office:value="34110.13141491" calcext:value-type="float">
            <text:p>34110.13141491</text:p>
          </table:table-cell>
          <table:table-cell office:value-type="float" office:value="8875" calcext:value-type="float">
            <text:p>8875</text:p>
          </table:table-cell>
          <table:table-cell office:value-type="float" office:value="8415" calcext:value-type="float">
            <text:p>8415</text:p>
          </table:table-cell>
          <table:table-cell office:value-type="float" office:value="8680" calcext:value-type="float">
            <text:p>86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0-28T09:00:00" calcext:value-type="date">
            <text:p>2020-10-28 09:00:00</text:p>
          </table:table-cell>
          <table:table-cell office:value-type="float" office:value="8755" calcext:value-type="float">
            <text:p>8755</text:p>
          </table:table-cell>
          <table:table-cell office:value-type="float" office:value="8845" calcext:value-type="float">
            <text:p>8845</text:p>
          </table:table-cell>
          <table:table-cell office:value-type="float" office:value="8300" calcext:value-type="float">
            <text:p>8300</text:p>
          </table:table-cell>
          <table:table-cell office:value-type="float" office:value="8355" calcext:value-type="float">
            <text:p>8355</text:p>
          </table:table-cell>
          <table:table-cell office:value-type="float" office:value="69799.46451887" calcext:value-type="float">
            <text:p>69799.46451887</text:p>
          </table:table-cell>
          <table:table-cell office:value-type="float" office:value="8915" calcext:value-type="float">
            <text:p>8915</text:p>
          </table:table-cell>
          <table:table-cell office:value-type="float" office:value="8595" calcext:value-type="float">
            <text:p>8595</text:p>
          </table:table-cell>
          <table:table-cell office:value-type="float" office:value="8776" calcext:value-type="float">
            <text:p>8776</text:p>
          </table:table-cell>
          <table:table-cell office:value-type="float" office:value="7.40740740740741" calcext:value-type="float">
            <text:p>7.407407407407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852531418312" calcext:value-type="float">
            <text:p>1.028525314183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0-29T09:00:00" calcext:value-type="date">
            <text:p>2020-10-29 09:00:00</text:p>
          </table:table-cell>
          <table:table-cell office:value-type="float" office:value="8355" calcext:value-type="float">
            <text:p>8355</text:p>
          </table:table-cell>
          <table:table-cell office:value-type="float" office:value="8435" calcext:value-type="float">
            <text:p>8435</text:p>
          </table:table-cell>
          <table:table-cell office:value-type="float" office:value="8110" calcext:value-type="float">
            <text:p>8110</text:p>
          </table:table-cell>
          <table:table-cell office:value-type="float" office:value="8335" calcext:value-type="float">
            <text:p>8335</text:p>
          </table:table-cell>
          <table:table-cell office:value-type="float" office:value="24699.71719906" calcext:value-type="float">
            <text:p>24699.71719906</text:p>
          </table:table-cell>
          <table:table-cell office:value-type="float" office:value="8500" calcext:value-type="float">
            <text:p>8500</text:p>
          </table:table-cell>
          <table:table-cell office:value-type="float" office:value="8210" calcext:value-type="float">
            <text:p>8210</text:p>
          </table:table-cell>
          <table:table-cell office:value-type="float" office:value="8576.57894736842" calcext:value-type="float">
            <text:p>8576.57894736842</text:p>
          </table:table-cell>
          <table:table-cell office:value-type="float" office:value="-8.50664075153871" calcext:value-type="float">
            <text:p>-8.50664075153871</text:p>
          </table:table-cell>
          <table:table-cell office:value-type="float" office:value="1" calcext:value-type="float">
            <text:p>1</text:p>
          </table:table-cell>
          <table:table-cell office:value-type="float" office:value="0.98480299940012" calcext:value-type="float">
            <text:p>0.98480299940012</text:p>
          </table:table-cell>
          <table:table-cell office:value-type="float" office:value="1.01289481436649" calcext:value-type="float">
            <text:p>1.01289481436649</text:p>
          </table:table-cell>
          <table:table-cell office:value-type="float" office:value="1.51970005998801" calcext:value-type="float">
            <text:p>1.519700059988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0-30T09:00:00" calcext:value-type="date">
            <text:p>2020-10-30 09:00:00</text:p>
          </table:table-cell>
          <table:table-cell office:value-type="float" office:value="8225" calcext:value-type="float">
            <text:p>8225</text:p>
          </table:table-cell>
          <table:table-cell office:value-type="float" office:value="8340" calcext:value-type="float">
            <text:p>8340</text:p>
          </table:table-cell>
          <table:table-cell office:value-type="float" office:value="7935" calcext:value-type="float">
            <text:p>7935</text:p>
          </table:table-cell>
          <table:table-cell office:value-type="float" office:value="8040" calcext:value-type="float">
            <text:p>8040</text:p>
          </table:table-cell>
          <table:table-cell office:value-type="float" office:value="21791.11082576" calcext:value-type="float">
            <text:p>21791.11082576</text:p>
          </table:table-cell>
          <table:table-cell office:value-type="float" office:value="8530" calcext:value-type="float">
            <text:p>8530</text:p>
          </table:table-cell>
          <table:table-cell office:value-type="float" office:value="7920" calcext:value-type="float">
            <text:p>7920</text:p>
          </table:table-cell>
          <table:table-cell office:value-type="float" office:value="8476.23076923077" calcext:value-type="float">
            <text:p>8476.23076923077</text:p>
          </table:table-cell>
          <table:table-cell office:value-type="float" office:value="-4.72101709597697" calcext:value-type="float">
            <text:p>-4.721017095976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289481436649" calcext:value-type="float">
            <text:p>1.01289481436649</text:p>
          </table:table-cell>
          <table:table-cell office:value-type="float" office:value="1.51970005998801" calcext:value-type="float">
            <text:p>1.519700059988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0-31T09:00:00" calcext:value-type="date">
            <text:p>2020-10-31 09:00:00</text:p>
          </table:table-cell>
          <table:table-cell office:value-type="float" office:value="8055" calcext:value-type="float">
            <text:p>8055</text:p>
          </table:table-cell>
          <table:table-cell office:value-type="float" office:value="8240" calcext:value-type="float">
            <text:p>8240</text:p>
          </table:table-cell>
          <table:table-cell office:value-type="float" office:value="7945" calcext:value-type="float">
            <text:p>7945</text:p>
          </table:table-cell>
          <table:table-cell office:value-type="float" office:value="8010" calcext:value-type="float">
            <text:p>8010</text:p>
          </table:table-cell>
          <table:table-cell office:value-type="float" office:value="19841.27257925" calcext:value-type="float">
            <text:p>19841.27257925</text:p>
          </table:table-cell>
          <table:table-cell office:value-type="float" office:value="8275" calcext:value-type="float">
            <text:p>8275</text:p>
          </table:table-cell>
          <table:table-cell office:value-type="float" office:value="7835" calcext:value-type="float">
            <text:p>7835</text:p>
          </table:table-cell>
          <table:table-cell office:value-type="float" office:value="8308.76777251185" calcext:value-type="float">
            <text:p>8308.76777251185</text:p>
          </table:table-cell>
          <table:table-cell office:value-type="float" office:value="-6.48756985664337" calcext:value-type="float">
            <text:p>-6.487569856643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289481436649" calcext:value-type="float">
            <text:p>1.01289481436649</text:p>
          </table:table-cell>
          <table:table-cell office:value-type="float" office:value="1.51970005998801" calcext:value-type="float">
            <text:p>1.519700059988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01T09:00:00" calcext:value-type="date">
            <text:p>2020-11-01 09:00:00</text:p>
          </table:table-cell>
          <table:table-cell office:value-type="float" office:value="8010" calcext:value-type="float">
            <text:p>8010</text:p>
          </table:table-cell>
          <table:table-cell office:value-type="float" office:value="8385" calcext:value-type="float">
            <text:p>8385</text:p>
          </table:table-cell>
          <table:table-cell office:value-type="float" office:value="8000" calcext:value-type="float">
            <text:p>8000</text:p>
          </table:table-cell>
          <table:table-cell office:value-type="float" office:value="8155" calcext:value-type="float">
            <text:p>8155</text:p>
          </table:table-cell>
          <table:table-cell office:value-type="float" office:value="49712.73151455" calcext:value-type="float">
            <text:p>49712.73151455</text:p>
          </table:table-cell>
          <table:table-cell office:value-type="float" office:value="8260" calcext:value-type="float">
            <text:p>8260</text:p>
          </table:table-cell>
          <table:table-cell office:value-type="float" office:value="7760" calcext:value-type="float">
            <text:p>7760</text:p>
          </table:table-cell>
          <table:table-cell office:value-type="float" office:value="8199.59398496241" calcext:value-type="float">
            <text:p>8199.59398496241</text:p>
          </table:table-cell>
          <table:table-cell office:value-type="float" office:value="-5.93175950930148" calcext:value-type="float">
            <text:p>-5.931759509301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289481436649" calcext:value-type="float">
            <text:p>1.01289481436649</text:p>
          </table:table-cell>
          <table:table-cell office:value-type="float" office:value="1.51970005998801" calcext:value-type="float">
            <text:p>1.519700059988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02T09:00:00" calcext:value-type="date">
            <text:p>2020-11-02 09:00:00</text:p>
          </table:table-cell>
          <table:table-cell office:value-type="float" office:value="8155" calcext:value-type="float">
            <text:p>8155</text:p>
          </table:table-cell>
          <table:table-cell office:value-type="float" office:value="8225" calcext:value-type="float">
            <text:p>8225</text:p>
          </table:table-cell>
          <table:table-cell office:value-type="float" office:value="7875" calcext:value-type="float">
            <text:p>7875</text:p>
          </table:table-cell>
          <table:table-cell office:value-type="float" office:value="7945" calcext:value-type="float">
            <text:p>7945</text:p>
          </table:table-cell>
          <table:table-cell office:value-type="float" office:value="37521.74848804" calcext:value-type="float">
            <text:p>37521.74848804</text:p>
          </table:table-cell>
          <table:table-cell office:value-type="float" office:value="8395" calcext:value-type="float">
            <text:p>8395</text:p>
          </table:table-cell>
          <table:table-cell office:value-type="float" office:value="7915" calcext:value-type="float">
            <text:p>7915</text:p>
          </table:table-cell>
          <table:table-cell office:value-type="float" office:value="8183.80524526469" calcext:value-type="float">
            <text:p>8183.80524526469</text:p>
          </table:table-cell>
          <table:table-cell office:value-type="float" office:value="-0.887227497725835" calcext:value-type="float">
            <text:p>-0.887227497725835</text:p>
          </table:table-cell>
          <table:table-cell office:value-type="float" office:value="1" calcext:value-type="float">
            <text:p>1</text:p>
          </table:table-cell>
          <table:table-cell office:value-type="float" office:value="0.996024040276904" calcext:value-type="float">
            <text:p>0.996024040276904</text:p>
          </table:table-cell>
          <table:table-cell office:value-type="float" office:value="1.00886758538084" calcext:value-type="float">
            <text:p>1.00886758538084</text:p>
          </table:table-cell>
          <table:table-cell office:value-type="float" office:value="1.91125376606793" calcext:value-type="float">
            <text:p>1.911253766067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03T09:00:00" calcext:value-type="date">
            <text:p>2020-11-03 09:00:00</text:p>
          </table:table-cell>
          <table:table-cell office:value-type="float" office:value="7885" calcext:value-type="float">
            <text:p>7885</text:p>
          </table:table-cell>
          <table:table-cell office:value-type="float" office:value="8010" calcext:value-type="float">
            <text:p>8010</text:p>
          </table:table-cell>
          <table:table-cell office:value-type="float" office:value="7695" calcext:value-type="float">
            <text:p>7695</text:p>
          </table:table-cell>
          <table:table-cell office:value-type="float" office:value="7905" calcext:value-type="float">
            <text:p>7905</text:p>
          </table:table-cell>
          <table:table-cell office:value-type="float" office:value="28605.45076759" calcext:value-type="float">
            <text:p>28605.45076759</text:p>
          </table:table-cell>
          <table:table-cell office:value-type="float" office:value="8025" calcext:value-type="float">
            <text:p>8025</text:p>
          </table:table-cell>
          <table:table-cell office:value-type="float" office:value="7745" calcext:value-type="float">
            <text:p>7745</text:p>
          </table:table-cell>
          <table:table-cell office:value-type="float" office:value="8100.97145122919" calcext:value-type="float">
            <text:p>8100.97145122919</text:p>
          </table:table-cell>
          <table:table-cell office:value-type="float" office:value="-3.03097703742999" calcext:value-type="float">
            <text:p>-3.03097703742999</text:p>
          </table:table-cell>
          <table:table-cell office:value-type="float" office:value="1" calcext:value-type="float">
            <text:p>1</text:p>
          </table:table-cell>
          <table:table-cell office:value-type="float" office:value="0.979559645793801" calcext:value-type="float">
            <text:p>0.979559645793801</text:p>
          </table:table-cell>
          <table:table-cell office:value-type="float" office:value="0.9882459745885" calcext:value-type="float">
            <text:p>0.9882459745885</text:p>
          </table:table-cell>
          <table:table-cell office:value-type="float" office:value="3.91622248273143" calcext:value-type="float">
            <text:p>3.91622248273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04T09:00:00" calcext:value-type="date">
            <text:p>2020-11-04 09:00:00</text:p>
          </table:table-cell>
          <table:table-cell office:value-type="float" office:value="7915" calcext:value-type="float">
            <text:p>7915</text:p>
          </table:table-cell>
          <table:table-cell office:value-type="float" office:value="8340" calcext:value-type="float">
            <text:p>8340</text:p>
          </table:table-cell>
          <table:table-cell office:value-type="float" office:value="7780" calcext:value-type="float">
            <text:p>7780</text:p>
          </table:table-cell>
          <table:table-cell office:value-type="float" office:value="7985" calcext:value-type="float">
            <text:p>7985</text:p>
          </table:table-cell>
          <table:table-cell office:value-type="float" office:value="50921.75822878" calcext:value-type="float">
            <text:p>50921.75822878</text:p>
          </table:table-cell>
          <table:table-cell office:value-type="float" office:value="8210" calcext:value-type="float">
            <text:p>8210</text:p>
          </table:table-cell>
          <table:table-cell office:value-type="float" office:value="7620" calcext:value-type="float">
            <text:p>7620</text:p>
          </table:table-cell>
          <table:table-cell office:value-type="float" office:value="8033.90303061917" calcext:value-type="float">
            <text:p>8033.90303061917</text:p>
          </table:table-cell>
          <table:table-cell office:value-type="float" office:value="-0.334588982113122" calcext:value-type="float">
            <text:p>-0.3345889821131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82459745885" calcext:value-type="float">
            <text:p>0.9882459745885</text:p>
          </table:table-cell>
          <table:table-cell office:value-type="float" office:value="3.91622248273143" calcext:value-type="float">
            <text:p>3.91622248273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05T09:00:00" calcext:value-type="date">
            <text:p>2020-11-05 09:00:00</text:p>
          </table:table-cell>
          <table:table-cell office:value-type="float" office:value="7980" calcext:value-type="float">
            <text:p>7980</text:p>
          </table:table-cell>
          <table:table-cell office:value-type="float" office:value="8260" calcext:value-type="float">
            <text:p>8260</text:p>
          </table:table-cell>
          <table:table-cell office:value-type="float" office:value="7895" calcext:value-type="float">
            <text:p>7895</text:p>
          </table:table-cell>
          <table:table-cell office:value-type="float" office:value="8215" calcext:value-type="float">
            <text:p>8215</text:p>
          </table:table-cell>
          <table:table-cell office:value-type="float" office:value="37282.37055925" calcext:value-type="float">
            <text:p>37282.37055925</text:p>
          </table:table-cell>
          <table:table-cell office:value-type="float" office:value="8470" calcext:value-type="float">
            <text:p>8470</text:p>
          </table:table-cell>
          <table:table-cell office:value-type="float" office:value="7490" calcext:value-type="float">
            <text:p>7490</text:p>
          </table:table-cell>
          <table:table-cell office:value-type="float" office:value="8017.31434726411" calcext:value-type="float">
            <text:p>8017.31434726411</text:p>
          </table:table-cell>
          <table:table-cell office:value-type="float" office:value="2.41429215698265" calcext:value-type="float">
            <text:p>2.414292156982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82459745885" calcext:value-type="float">
            <text:p>0.9882459745885</text:p>
          </table:table-cell>
          <table:table-cell office:value-type="float" office:value="3.91622248273143" calcext:value-type="float">
            <text:p>3.91622248273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06T09:00:00" calcext:value-type="date">
            <text:p>2020-11-06 09:00:00</text:p>
          </table:table-cell>
          <table:table-cell office:value-type="float" office:value="8215" calcext:value-type="float">
            <text:p>8215</text:p>
          </table:table-cell>
          <table:table-cell office:value-type="float" office:value="8620" calcext:value-type="float">
            <text:p>8620</text:p>
          </table:table-cell>
          <table:table-cell office:value-type="float" office:value="8100" calcext:value-type="float">
            <text:p>8100</text:p>
          </table:table-cell>
          <table:table-cell office:value-type="float" office:value="8525" calcext:value-type="float">
            <text:p>8525</text:p>
          </table:table-cell>
          <table:table-cell office:value-type="float" office:value="54162.9004574" calcext:value-type="float">
            <text:p>54162.9004574</text:p>
          </table:table-cell>
          <table:table-cell office:value-type="float" office:value="8345" calcext:value-type="float">
            <text:p>8345</text:p>
          </table:table-cell>
          <table:table-cell office:value-type="float" office:value="8085" calcext:value-type="float">
            <text:p>8085</text:p>
          </table:table-cell>
          <table:table-cell office:value-type="float" office:value="8083.98029114958" calcext:value-type="float">
            <text:p>8083.98029114958</text:p>
          </table:table-cell>
          <table:table-cell office:value-type="float" office:value="7.78375620670345" calcext:value-type="float">
            <text:p>7.78375620670345</text:p>
          </table:table-cell>
          <table:table-cell office:value-type="float" office:value="1.02136980227681" calcext:value-type="float">
            <text:p>1.02136980227681</text:p>
          </table:table-cell>
          <table:table-cell office:value-type="float" office:value="1" calcext:value-type="float">
            <text:p>1</text:p>
          </table:table-cell>
          <table:table-cell office:value-type="float" office:value="1.00936459566631" calcext:value-type="float">
            <text:p>1.00936459566631</text:p>
          </table:table-cell>
          <table:table-cell office:value-type="float" office:value="1.86293115517816" calcext:value-type="float">
            <text:p>1.862931155178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07T09:00:00" calcext:value-type="date">
            <text:p>2020-11-07 09:00:00</text:p>
          </table:table-cell>
          <table:table-cell office:value-type="float" office:value="8530" calcext:value-type="float">
            <text:p>8530</text:p>
          </table:table-cell>
          <table:table-cell office:value-type="float" office:value="8755" calcext:value-type="float">
            <text:p>8755</text:p>
          </table:table-cell>
          <table:table-cell office:value-type="float" office:value="8070" calcext:value-type="float">
            <text:p>8070</text:p>
          </table:table-cell>
          <table:table-cell office:value-type="float" office:value="8205" calcext:value-type="float">
            <text:p>8205</text:p>
          </table:table-cell>
          <table:table-cell office:value-type="float" office:value="57931.91860737" calcext:value-type="float">
            <text:p>57931.91860737</text:p>
          </table:table-cell>
          <table:table-cell office:value-type="float" office:value="8740" calcext:value-type="float">
            <text:p>8740</text:p>
          </table:table-cell>
          <table:table-cell office:value-type="float" office:value="8320" calcext:value-type="float">
            <text:p>8320</text:p>
          </table:table-cell>
          <table:table-cell office:value-type="float" office:value="8232.1286918431" calcext:value-type="float">
            <text:p>8232.1286918431</text:p>
          </table:table-cell>
          <table:table-cell office:value-type="float" office:value="18.3060056122857" calcext:value-type="float">
            <text:p>18.3060056122857</text:p>
          </table:table-cell>
          <table:table-cell office:value-type="float" office:value="0.938587185354691" calcext:value-type="float">
            <text:p>0.938587185354691</text:p>
          </table:table-cell>
          <table:table-cell office:value-type="float" office:value="1" calcext:value-type="float">
            <text:p>1</text:p>
          </table:table-cell>
          <table:table-cell office:value-type="float" office:value="0.94737667484312" calcext:value-type="float">
            <text:p>0.94737667484312</text:p>
          </table:table-cell>
          <table:table-cell office:value-type="float" office:value="7.88980477397912" calcext:value-type="float">
            <text:p>7.889804773979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08T09:00:00" calcext:value-type="date">
            <text:p>2020-11-08 09:00:00</text:p>
          </table:table-cell>
          <table:table-cell office:value-type="float" office:value="8205" calcext:value-type="float">
            <text:p>8205</text:p>
          </table:table-cell>
          <table:table-cell office:value-type="float" office:value="8500" calcext:value-type="float">
            <text:p>8500</text:p>
          </table:table-cell>
          <table:table-cell office:value-type="float" office:value="8160" calcext:value-type="float">
            <text:p>8160</text:p>
          </table:table-cell>
          <table:table-cell office:value-type="float" office:value="8350" calcext:value-type="float">
            <text:p>8350</text:p>
          </table:table-cell>
          <table:table-cell office:value-type="float" office:value="18345.40378507" calcext:value-type="float">
            <text:p>18345.40378507</text:p>
          </table:table-cell>
          <table:table-cell office:value-type="float" office:value="8565" calcext:value-type="float">
            <text:p>8565</text:p>
          </table:table-cell>
          <table:table-cell office:value-type="float" office:value="7845" calcext:value-type="float">
            <text:p>7845</text:p>
          </table:table-cell>
          <table:table-cell office:value-type="float" office:value="8223.03909008777" calcext:value-type="float">
            <text:p>8223.03909008777</text:p>
          </table:table-cell>
          <table:table-cell office:value-type="float" office:value="5.95353416204759" calcext:value-type="float">
            <text:p>5.95353416204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737667484312" calcext:value-type="float">
            <text:p>0.94737667484312</text:p>
          </table:table-cell>
          <table:table-cell office:value-type="float" office:value="7.88980477397912" calcext:value-type="float">
            <text:p>7.889804773979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09T09:00:00" calcext:value-type="date">
            <text:p>2020-11-09 09:00:00</text:p>
          </table:table-cell>
          <table:table-cell office:value-type="float" office:value="8380" calcext:value-type="float">
            <text:p>8380</text:p>
          </table:table-cell>
          <table:table-cell office:value-type="float" office:value="8450" calcext:value-type="float">
            <text:p>8450</text:p>
          </table:table-cell>
          <table:table-cell office:value-type="float" office:value="8085" calcext:value-type="float">
            <text:p>8085</text:p>
          </table:table-cell>
          <table:table-cell office:value-type="float" office:value="8180" calcext:value-type="float">
            <text:p>8180</text:p>
          </table:table-cell>
          <table:table-cell office:value-type="float" office:value="25641.32106807" calcext:value-type="float">
            <text:p>25641.32106807</text:p>
          </table:table-cell>
          <table:table-cell office:value-type="float" office:value="8575" calcext:value-type="float">
            <text:p>8575</text:p>
          </table:table-cell>
          <table:table-cell office:value-type="float" office:value="8185" calcext:value-type="float">
            <text:p>8185</text:p>
          </table:table-cell>
          <table:table-cell office:value-type="float" office:value="8265.50485934899" calcext:value-type="float">
            <text:p>8265.50485934899</text:p>
          </table:table-cell>
          <table:table-cell office:value-type="float" office:value="4.79741630943807" calcext:value-type="float">
            <text:p>4.797416309438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737667484312" calcext:value-type="float">
            <text:p>0.94737667484312</text:p>
          </table:table-cell>
          <table:table-cell office:value-type="float" office:value="7.88980477397912" calcext:value-type="float">
            <text:p>7.889804773979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10T09:00:00" calcext:value-type="date">
            <text:p>2020-11-10 09:00:00</text:p>
          </table:table-cell>
          <table:table-cell office:value-type="float" office:value="8180" calcext:value-type="float">
            <text:p>8180</text:p>
          </table:table-cell>
          <table:table-cell office:value-type="float" office:value="8345" calcext:value-type="float">
            <text:p>8345</text:p>
          </table:table-cell>
          <table:table-cell office:value-type="float" office:value="8115" calcext:value-type="float">
            <text:p>8115</text:p>
          </table:table-cell>
          <table:table-cell office:value-type="float" office:value="8210" calcext:value-type="float">
            <text:p>8210</text:p>
          </table:table-cell>
          <table:table-cell office:value-type="float" office:value="29297.04823278" calcext:value-type="float">
            <text:p>29297.04823278</text:p>
          </table:table-cell>
          <table:table-cell office:value-type="float" office:value="8345" calcext:value-type="float">
            <text:p>8345</text:p>
          </table:table-cell>
          <table:table-cell office:value-type="float" office:value="8015" calcext:value-type="float">
            <text:p>8015</text:p>
          </table:table-cell>
          <table:table-cell office:value-type="float" office:value="8236.93800262767" calcext:value-type="float">
            <text:p>8236.93800262767</text:p>
          </table:table-cell>
          <table:table-cell office:value-type="float" office:value="-0.700439113532234" calcext:value-type="float">
            <text:p>-0.7004391135322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737667484312" calcext:value-type="float">
            <text:p>0.94737667484312</text:p>
          </table:table-cell>
          <table:table-cell office:value-type="float" office:value="7.88980477397912" calcext:value-type="float">
            <text:p>7.889804773979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11T09:00:00" calcext:value-type="date">
            <text:p>2020-11-11 09:00:00</text:p>
          </table:table-cell>
          <table:table-cell office:value-type="float" office:value="8210" calcext:value-type="float">
            <text:p>8210</text:p>
          </table:table-cell>
          <table:table-cell office:value-type="float" office:value="8315" calcext:value-type="float">
            <text:p>8315</text:p>
          </table:table-cell>
          <table:table-cell office:value-type="float" office:value="8130" calcext:value-type="float">
            <text:p>8130</text:p>
          </table:table-cell>
          <table:table-cell office:value-type="float" office:value="8265" calcext:value-type="float">
            <text:p>8265</text:p>
          </table:table-cell>
          <table:table-cell office:value-type="float" office:value="28278.54631947" calcext:value-type="float">
            <text:p>28278.54631947</text:p>
          </table:table-cell>
          <table:table-cell office:value-type="float" office:value="8410" calcext:value-type="float">
            <text:p>8410</text:p>
          </table:table-cell>
          <table:table-cell office:value-type="float" office:value="8010" calcext:value-type="float">
            <text:p>8010</text:p>
          </table:table-cell>
          <table:table-cell office:value-type="float" office:value="8227.94497708707" calcext:value-type="float">
            <text:p>8227.94497708707</text:p>
          </table:table-cell>
          <table:table-cell office:value-type="float" office:value="-1.19215678626031" calcext:value-type="float">
            <text:p>-1.192156786260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737667484312" calcext:value-type="float">
            <text:p>0.94737667484312</text:p>
          </table:table-cell>
          <table:table-cell office:value-type="float" office:value="7.88980477397912" calcext:value-type="float">
            <text:p>7.889804773979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12T09:00:00" calcext:value-type="date">
            <text:p>2020-11-12 09:00:00</text:p>
          </table:table-cell>
          <table:table-cell office:value-type="float" office:value="8265" calcext:value-type="float">
            <text:p>8265</text:p>
          </table:table-cell>
          <table:table-cell office:value-type="float" office:value="8710" calcext:value-type="float">
            <text:p>8710</text:p>
          </table:table-cell>
          <table:table-cell office:value-type="float" office:value="8185" calcext:value-type="float">
            <text:p>8185</text:p>
          </table:table-cell>
          <table:table-cell office:value-type="float" office:value="8260" calcext:value-type="float">
            <text:p>8260</text:p>
          </table:table-cell>
          <table:table-cell office:value-type="float" office:value="71192.75195732" calcext:value-type="float">
            <text:p>71192.75195732</text:p>
          </table:table-cell>
          <table:table-cell office:value-type="float" office:value="8395" calcext:value-type="float">
            <text:p>8395</text:p>
          </table:table-cell>
          <table:table-cell office:value-type="float" office:value="8135" calcext:value-type="float">
            <text:p>8135</text:p>
          </table:table-cell>
          <table:table-cell office:value-type="float" office:value="8240.30920057409" calcext:value-type="float">
            <text:p>8240.30920057409</text:p>
          </table:table-cell>
          <table:table-cell office:value-type="float" office:value="0.280131102652554" calcext:value-type="float">
            <text:p>0.280131102652554</text:p>
          </table:table-cell>
          <table:table-cell office:value-type="float" office:value="0.983718999404407" calcext:value-type="float">
            <text:p>0.983718999404407</text:p>
          </table:table-cell>
          <table:table-cell office:value-type="float" office:value="1" calcext:value-type="float">
            <text:p>1</text:p>
          </table:table-cell>
          <table:table-cell office:value-type="float" office:value="0.931952434635749" calcext:value-type="float">
            <text:p>0.931952434635749</text:p>
          </table:table-cell>
          <table:table-cell office:value-type="float" office:value="9.38945091731411" calcext:value-type="float">
            <text:p>9.389450917314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13T09:00:00" calcext:value-type="date">
            <text:p>2020-11-13 09:00:00</text:p>
          </table:table-cell>
          <table:table-cell office:value-type="float" office:value="8270" calcext:value-type="float">
            <text:p>8270</text:p>
          </table:table-cell>
          <table:table-cell office:value-type="float" office:value="8485" calcext:value-type="float">
            <text:p>8485</text:p>
          </table:table-cell>
          <table:table-cell office:value-type="float" office:value="8225" calcext:value-type="float">
            <text:p>8225</text:p>
          </table:table-cell>
          <table:table-cell office:value-type="float" office:value="8390" calcext:value-type="float">
            <text:p>8390</text:p>
          </table:table-cell>
          <table:table-cell office:value-type="float" office:value="34627.48424273" calcext:value-type="float">
            <text:p>34627.48424273</text:p>
          </table:table-cell>
          <table:table-cell office:value-type="float" office:value="8790" calcext:value-type="float">
            <text:p>8790</text:p>
          </table:table-cell>
          <table:table-cell office:value-type="float" office:value="7750" calcext:value-type="float">
            <text:p>7750</text:p>
          </table:table-cell>
          <table:table-cell office:value-type="float" office:value="8246.87724458064" calcext:value-type="float">
            <text:p>8246.87724458064</text:p>
          </table:table-cell>
          <table:table-cell office:value-type="float" office:value="-0.557539770137296" calcext:value-type="float">
            <text:p>-0.5575397701372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1952434635749" calcext:value-type="float">
            <text:p>0.931952434635749</text:p>
          </table:table-cell>
          <table:table-cell office:value-type="float" office:value="9.38945091731411" calcext:value-type="float">
            <text:p>9.389450917314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14T09:00:00" calcext:value-type="date">
            <text:p>2020-11-14 09:00:00</text:p>
          </table:table-cell>
          <table:table-cell office:value-type="float" office:value="8390" calcext:value-type="float">
            <text:p>8390</text:p>
          </table:table-cell>
          <table:table-cell office:value-type="float" office:value="8725" calcext:value-type="float">
            <text:p>8725</text:p>
          </table:table-cell>
          <table:table-cell office:value-type="float" office:value="8200" calcext:value-type="float">
            <text:p>8200</text:p>
          </table:table-cell>
          <table:table-cell office:value-type="float" office:value="8540" calcext:value-type="float">
            <text:p>8540</text:p>
          </table:table-cell>
          <table:table-cell office:value-type="float" office:value="44556.1798987" calcext:value-type="float">
            <text:p>44556.1798987</text:p>
          </table:table-cell>
          <table:table-cell office:value-type="float" office:value="8530" calcext:value-type="float">
            <text:p>8530</text:p>
          </table:table-cell>
          <table:table-cell office:value-type="float" office:value="8250" calcext:value-type="float">
            <text:p>8250</text:p>
          </table:table-cell>
          <table:table-cell office:value-type="float" office:value="8294.60635998979" calcext:value-type="float">
            <text:p>8294.60635998979</text:p>
          </table:table-cell>
          <table:table-cell office:value-type="float" office:value="1.45427215966465" calcext:value-type="float">
            <text:p>1.45427215966465</text:p>
          </table:table-cell>
          <table:table-cell office:value-type="float" office:value="1.00097233294256" calcext:value-type="float">
            <text:p>1.00097233294256</text:p>
          </table:table-cell>
          <table:table-cell office:value-type="float" office:value="1" calcext:value-type="float">
            <text:p>1</text:p>
          </table:table-cell>
          <table:table-cell office:value-type="float" office:value="0.93285860268884" calcext:value-type="float">
            <text:p>0.93285860268884</text:p>
          </table:table-cell>
          <table:table-cell office:value-type="float" office:value="9.30134729549797" calcext:value-type="float">
            <text:p>9.301347295497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15T09:00:00" calcext:value-type="date">
            <text:p>2020-11-15 09:00:00</text:p>
          </table:table-cell>
          <table:table-cell office:value-type="float" office:value="8540" calcext:value-type="float">
            <text:p>8540</text:p>
          </table:table-cell>
          <table:table-cell office:value-type="float" office:value="8750" calcext:value-type="float">
            <text:p>8750</text:p>
          </table:table-cell>
          <table:table-cell office:value-type="float" office:value="8180" calcext:value-type="float">
            <text:p>8180</text:p>
          </table:table-cell>
          <table:table-cell office:value-type="float" office:value="8270" calcext:value-type="float">
            <text:p>8270</text:p>
          </table:table-cell>
          <table:table-cell office:value-type="float" office:value="68455.48154094" calcext:value-type="float">
            <text:p>68455.48154094</text:p>
          </table:table-cell>
          <table:table-cell office:value-type="float" office:value="8915" calcext:value-type="float">
            <text:p>8915</text:p>
          </table:table-cell>
          <table:table-cell office:value-type="float" office:value="8165" calcext:value-type="float">
            <text:p>8165</text:p>
          </table:table-cell>
          <table:table-cell office:value-type="float" office:value="8376.42884635987" calcext:value-type="float">
            <text:p>8376.42884635987</text:p>
          </table:table-cell>
          <table:table-cell office:value-type="float" office:value="4.35740427794255" calcext:value-type="float">
            <text:p>4.357404277942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285860268884" calcext:value-type="float">
            <text:p>0.93285860268884</text:p>
          </table:table-cell>
          <table:table-cell office:value-type="float" office:value="9.30134729549797" calcext:value-type="float">
            <text:p>9.301347295497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16T09:00:00" calcext:value-type="date">
            <text:p>2020-11-16 09:00:00</text:p>
          </table:table-cell>
          <table:table-cell office:value-type="float" office:value="8280" calcext:value-type="float">
            <text:p>8280</text:p>
          </table:table-cell>
          <table:table-cell office:value-type="float" office:value="8670" calcext:value-type="float">
            <text:p>8670</text:p>
          </table:table-cell>
          <table:table-cell office:value-type="float" office:value="8140" calcext:value-type="float">
            <text:p>8140</text:p>
          </table:table-cell>
          <table:table-cell office:value-type="float" office:value="8645" calcext:value-type="float">
            <text:p>8645</text:p>
          </table:table-cell>
          <table:table-cell office:value-type="float" office:value="53266.71817777" calcext:value-type="float">
            <text:p>53266.71817777</text:p>
          </table:table-cell>
          <table:table-cell office:value-type="float" office:value="8580" calcext:value-type="float">
            <text:p>8580</text:p>
          </table:table-cell>
          <table:table-cell office:value-type="float" office:value="7980" calcext:value-type="float">
            <text:p>7980</text:p>
          </table:table-cell>
          <table:table-cell office:value-type="float" office:value="8340.94545032382" calcext:value-type="float">
            <text:p>8340.94545032382</text:p>
          </table:table-cell>
          <table:table-cell office:value-type="float" office:value="-5.86018078371983" calcext:value-type="float">
            <text:p>-5.860180783719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285860268884" calcext:value-type="float">
            <text:p>0.93285860268884</text:p>
          </table:table-cell>
          <table:table-cell office:value-type="float" office:value="9.30134729549797" calcext:value-type="float">
            <text:p>9.301347295497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17T09:00:00" calcext:value-type="date">
            <text:p>2020-11-17 09:00:00</text:p>
          </table:table-cell>
          <table:table-cell office:value-type="float" office:value="8650" calcext:value-type="float">
            <text:p>8650</text:p>
          </table:table-cell>
          <table:table-cell office:value-type="float" office:value="8855" calcext:value-type="float">
            <text:p>8855</text:p>
          </table:table-cell>
          <table:table-cell office:value-type="float" office:value="8430" calcext:value-type="float">
            <text:p>8430</text:p>
          </table:table-cell>
          <table:table-cell office:value-type="float" office:value="8840" calcext:value-type="float">
            <text:p>8840</text:p>
          </table:table-cell>
          <table:table-cell office:value-type="float" office:value="88509.95782219" calcext:value-type="float">
            <text:p>88509.95782219</text:p>
          </table:table-cell>
          <table:table-cell office:value-type="float" office:value="8815" calcext:value-type="float">
            <text:p>8815</text:p>
          </table:table-cell>
          <table:table-cell office:value-type="float" office:value="8485" calcext:value-type="float">
            <text:p>8485</text:p>
          </table:table-cell>
          <table:table-cell office:value-type="float" office:value="8442.31051505147" calcext:value-type="float">
            <text:p>8442.31051505147</text:p>
          </table:table-cell>
          <table:table-cell office:value-type="float" office:value="6.80383278739892" calcext:value-type="float">
            <text:p>6.80383278739892</text:p>
          </table:table-cell>
          <table:table-cell office:value-type="float" office:value="1.00263607487238" calcext:value-type="float">
            <text:p>1.00263607487238</text:p>
          </table:table-cell>
          <table:table-cell office:value-type="float" office:value="1" calcext:value-type="float">
            <text:p>1</text:p>
          </table:table-cell>
          <table:table-cell office:value-type="float" office:value="0.935317687810868" calcext:value-type="float">
            <text:p>0.935317687810868</text:p>
          </table:table-cell>
          <table:table-cell office:value-type="float" office:value="9.06225885614522" calcext:value-type="float">
            <text:p>9.062258856145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18T09:00:00" calcext:value-type="date">
            <text:p>2020-11-18 09:00:00</text:p>
          </table:table-cell>
          <table:table-cell office:value-type="float" office:value="8835" calcext:value-type="float">
            <text:p>8835</text:p>
          </table:table-cell>
          <table:table-cell office:value-type="float" office:value="11690" calcext:value-type="float">
            <text:p>11690</text:p>
          </table:table-cell>
          <table:table-cell office:value-type="float" office:value="8760" calcext:value-type="float">
            <text:p>8760</text:p>
          </table:table-cell>
          <table:table-cell office:value-type="float" office:value="10350" calcext:value-type="float">
            <text:p>10350</text:p>
          </table:table-cell>
          <table:table-cell office:value-type="float" office:value="1861289.38330613" calcext:value-type="float">
            <text:p>1861289.38330613</text:p>
          </table:table-cell>
          <table:table-cell office:value-type="float" office:value="9070" calcext:value-type="float">
            <text:p>9070</text:p>
          </table:table-cell>
          <table:table-cell office:value-type="float" office:value="8600" calcext:value-type="float">
            <text:p>8600</text:p>
          </table:table-cell>
          <table:table-cell office:value-type="float" office:value="8574.88548976601" calcext:value-type="float">
            <text:p>8574.88548976601</text:p>
          </table:table-cell>
          <table:table-cell office:value-type="float" office:value="11.7292315021603" calcext:value-type="float">
            <text:p>11.7292315021603</text:p>
          </table:table-cell>
          <table:table-cell office:value-type="float" office:value="1.14092458654906" calcext:value-type="float">
            <text:p>1.14092458654906</text:p>
          </table:table-cell>
          <table:table-cell office:value-type="float" office:value="1" calcext:value-type="float">
            <text:p>1</text:p>
          </table:table-cell>
          <table:table-cell office:value-type="float" office:value="1.06712694625764" calcext:value-type="float">
            <text:p>1.067126946257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19T09:00:00" calcext:value-type="date">
            <text:p>2020-11-19 09:00:00</text:p>
          </table:table-cell>
          <table:table-cell office:value-type="float" office:value="10350" calcext:value-type="float">
            <text:p>10350</text:p>
          </table:table-cell>
          <table:table-cell office:value-type="float" office:value="10980" calcext:value-type="float">
            <text:p>10980</text:p>
          </table:table-cell>
          <table:table-cell office:value-type="float" office:value="9465" calcext:value-type="float">
            <text:p>9465</text:p>
          </table:table-cell>
          <table:table-cell office:value-type="float" office:value="9960" calcext:value-type="float">
            <text:p>9960</text:p>
          </table:table-cell>
          <table:table-cell office:value-type="float" office:value="581369.26836023" calcext:value-type="float">
            <text:p>581369.26836023</text:p>
          </table:table-cell>
          <table:table-cell office:value-type="float" office:value="11765" calcext:value-type="float">
            <text:p>11765</text:p>
          </table:table-cell>
          <table:table-cell office:value-type="float" office:value="8935" calcext:value-type="float">
            <text:p>8935</text:p>
          </table:table-cell>
          <table:table-cell office:value-type="float" office:value="9166.62547775483" calcext:value-type="float">
            <text:p>9166.62547775483</text:p>
          </table:table-cell>
          <table:table-cell office:value-type="float" office:value="1.14465627855915" calcext:value-type="float">
            <text:p>1.144656278559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6712694625764" calcext:value-type="float">
            <text:p>1.067126946257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20T09:00:00" calcext:value-type="date">
            <text:p>2020-11-20 09:00:00</text:p>
          </table:table-cell>
          <table:table-cell office:value-type="float" office:value="9950" calcext:value-type="float">
            <text:p>9950</text:p>
          </table:table-cell>
          <table:table-cell office:value-type="float" office:value="11510" calcext:value-type="float">
            <text:p>11510</text:p>
          </table:table-cell>
          <table:table-cell office:value-type="float" office:value="9825" calcext:value-type="float">
            <text:p>9825</text:p>
          </table:table-cell>
          <table:table-cell office:value-type="float" office:value="10690" calcext:value-type="float">
            <text:p>10690</text:p>
          </table:table-cell>
          <table:table-cell office:value-type="float" office:value="919089.95379331" calcext:value-type="float">
            <text:p>919089.95379331</text:p>
          </table:table-cell>
          <table:table-cell office:value-type="float" office:value="11075" calcext:value-type="float">
            <text:p>11075</text:p>
          </table:table-cell>
          <table:table-cell office:value-type="float" office:value="8825" calcext:value-type="float">
            <text:p>8825</text:p>
          </table:table-cell>
          <table:table-cell office:value-type="float" office:value="9431.0941253578" calcext:value-type="float">
            <text:p>9431.0941253578</text:p>
          </table:table-cell>
          <table:table-cell office:value-type="float" office:value="-4.5658983324577" calcext:value-type="float">
            <text:p>-4.5658983324577</text:p>
          </table:table-cell>
          <table:table-cell office:value-type="float" office:value="0.965037020316027" calcext:value-type="float">
            <text:p>0.965037020316027</text:p>
          </table:table-cell>
          <table:table-cell office:value-type="float" office:value="1" calcext:value-type="float">
            <text:p>1</text:p>
          </table:table-cell>
          <table:table-cell office:value-type="float" office:value="1.02981700851542" calcext:value-type="float">
            <text:p>1.02981700851542</text:p>
          </table:table-cell>
          <table:table-cell office:value-type="float" office:value="3.49629796839729" calcext:value-type="float">
            <text:p>3.496297968397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21T09:00:00" calcext:value-type="date">
            <text:p>2020-11-21 09:00: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30" calcext:value-type="float">
            <text:p>11230</text:p>
          </table:table-cell>
          <table:table-cell office:value-type="float" office:value="10400" calcext:value-type="float">
            <text:p>10400</text:p>
          </table:table-cell>
          <table:table-cell office:value-type="float" office:value="11130" calcext:value-type="float">
            <text:p>11130</text:p>
          </table:table-cell>
          <table:table-cell office:value-type="float" office:value="657244.17116774" calcext:value-type="float">
            <text:p>657244.17116774</text:p>
          </table:table-cell>
          <table:table-cell office:value-type="float" office:value="11645" calcext:value-type="float">
            <text:p>11645</text:p>
          </table:table-cell>
          <table:table-cell office:value-type="float" office:value="9755" calcext:value-type="float">
            <text:p>9755</text:p>
          </table:table-cell>
          <table:table-cell office:value-type="float" office:value="9850.74049616474" calcext:value-type="float">
            <text:p>9850.74049616474</text:p>
          </table:table-cell>
          <table:table-cell office:value-type="float" office:value="0.254560600382632" calcext:value-type="float">
            <text:p>0.2545606003826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2981700851542" calcext:value-type="float">
            <text:p>1.02981700851542</text:p>
          </table:table-cell>
          <table:table-cell office:value-type="float" office:value="3.49629796839729" calcext:value-type="float">
            <text:p>3.496297968397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22T09:00:00" calcext:value-type="date">
            <text:p>2020-11-22 09:00:00</text:p>
          </table:table-cell>
          <table:table-cell office:value-type="float" office:value="11090" calcext:value-type="float">
            <text:p>11090</text:p>
          </table:table-cell>
          <table:table-cell office:value-type="float" office:value="11130" calcext:value-type="float">
            <text:p>11130</text:p>
          </table:table-cell>
          <table:table-cell office:value-type="float" office:value="9930" calcext:value-type="float">
            <text:p>9930</text:p>
          </table:table-cell>
          <table:table-cell office:value-type="float" office:value="10380" calcext:value-type="float">
            <text:p>10380</text:p>
          </table:table-cell>
          <table:table-cell office:value-type="float" office:value="460733.49021087" calcext:value-type="float">
            <text:p>460733.49021087</text:p>
          </table:table-cell>
          <table:table-cell office:value-type="float" office:value="11490" calcext:value-type="float">
            <text:p>11490</text:p>
          </table:table-cell>
          <table:table-cell office:value-type="float" office:value="10690" calcext:value-type="float">
            <text:p>10690</text:p>
          </table:table-cell>
          <table:table-cell office:value-type="float" office:value="10277.167836301" calcext:value-type="float">
            <text:p>10277.167836301</text:p>
          </table:table-cell>
          <table:table-cell office:value-type="float" office:value="4.49462669592928" calcext:value-type="float">
            <text:p>4.494626695929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2981700851542" calcext:value-type="float">
            <text:p>1.02981700851542</text:p>
          </table:table-cell>
          <table:table-cell office:value-type="float" office:value="3.49629796839729" calcext:value-type="float">
            <text:p>3.496297968397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23T09:00:00" calcext:value-type="date">
            <text:p>2020-11-23 09:00:00</text:p>
          </table:table-cell>
          <table:table-cell office:value-type="float" office:value="10380" calcext:value-type="float">
            <text:p>10380</text:p>
          </table:table-cell>
          <table:table-cell office:value-type="float" office:value="10880" calcext:value-type="float">
            <text:p>10880</text:p>
          </table:table-cell>
          <table:table-cell office:value-type="float" office:value="10050" calcext:value-type="float">
            <text:p>10050</text:p>
          </table:table-cell>
          <table:table-cell office:value-type="float" office:value="10820" calcext:value-type="float">
            <text:p>10820</text:p>
          </table:table-cell>
          <table:table-cell office:value-type="float" office:value="319293.20870797" calcext:value-type="float">
            <text:p>319293.20870797</text:p>
          </table:table-cell>
          <table:table-cell office:value-type="float" office:value="10870" calcext:value-type="float">
            <text:p>10870</text:p>
          </table:table-cell>
          <table:table-cell office:value-type="float" office:value="9890" calcext:value-type="float">
            <text:p>9890</text:p>
          </table:table-cell>
          <table:table-cell office:value-type="float" office:value="10311.445626415" calcext:value-type="float">
            <text:p>10311.445626415</text:p>
          </table:table-cell>
          <table:table-cell office:value-type="float" office:value="-0.850703619178802" calcext:value-type="float">
            <text:p>-0.850703619178802</text:p>
          </table:table-cell>
          <table:table-cell office:value-type="float" office:value="0.99520018399264" calcext:value-type="float">
            <text:p>0.99520018399264</text:p>
          </table:table-cell>
          <table:table-cell office:value-type="float" office:value="1" calcext:value-type="float">
            <text:p>1</text:p>
          </table:table-cell>
          <table:table-cell office:value-type="float" office:value="1.02487407635329" calcext:value-type="float">
            <text:p>1.02487407635329</text:p>
          </table:table-cell>
          <table:table-cell office:value-type="float" office:value="3.95949798217804" calcext:value-type="float">
            <text:p>3.959497982178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24T09:00:00" calcext:value-type="date">
            <text:p>2020-11-24 09:00:00</text:p>
          </table:table-cell>
          <table:table-cell office:value-type="float" office:value="10820" calcext:value-type="float">
            <text:p>10820</text:p>
          </table:table-cell>
          <table:table-cell office:value-type="float" office:value="11980" calcext:value-type="float">
            <text:p>11980</text:p>
          </table:table-cell>
          <table:table-cell office:value-type="float" office:value="10610" calcext:value-type="float">
            <text:p>10610</text:p>
          </table:table-cell>
          <table:table-cell office:value-type="float" office:value="11540" calcext:value-type="float">
            <text:p>11540</text:p>
          </table:table-cell>
          <table:table-cell office:value-type="float" office:value="931462.07258052" calcext:value-type="float">
            <text:p>931462.07258052</text:p>
          </table:table-cell>
          <table:table-cell office:value-type="float" office:value="11210" calcext:value-type="float">
            <text:p>11210</text:p>
          </table:table-cell>
          <table:table-cell office:value-type="float" office:value="10430" calcext:value-type="float">
            <text:p>10430</text:p>
          </table:table-cell>
          <table:table-cell office:value-type="float" office:value="10480.9650770334" calcext:value-type="float">
            <text:p>10480.9650770334</text:p>
          </table:table-cell>
          <table:table-cell office:value-type="float" office:value="1.12423126688337" calcext:value-type="float">
            <text:p>1.12423126688337</text:p>
          </table:table-cell>
          <table:table-cell office:value-type="float" office:value="1.02923800178412" calcext:value-type="float">
            <text:p>1.02923800178412</text:p>
          </table:table-cell>
          <table:table-cell office:value-type="float" office:value="1" calcext:value-type="float">
            <text:p>1</text:p>
          </table:table-cell>
          <table:table-cell office:value-type="float" office:value="1.05483934642621" calcext:value-type="float">
            <text:p>1.05483934642621</text:p>
          </table:table-cell>
          <table:table-cell office:value-type="float" office:value="1.15146561283304" calcext:value-type="float">
            <text:p>1.151465612833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25T09:00:00" calcext:value-type="date">
            <text:p>2020-11-25 09:00:00</text:p>
          </table:table-cell>
          <table:table-cell office:value-type="float" office:value="11360" calcext:value-type="float">
            <text:p>11360</text:p>
          </table:table-cell>
          <table:table-cell office:value-type="float" office:value="11700" calcext:value-type="float">
            <text:p>11700</text:p>
          </table:table-cell>
          <table:table-cell office:value-type="float" office:value="10750" calcext:value-type="float">
            <text:p>10750</text:p>
          </table:table-cell>
          <table:table-cell office:value-type="float" office:value="11010" calcext:value-type="float">
            <text:p>11010</text:p>
          </table:table-cell>
          <table:table-cell office:value-type="float" office:value="344727.59437568" calcext:value-type="float">
            <text:p>344727.59437568</text:p>
          </table:table-cell>
          <table:table-cell office:value-type="float" office:value="12010" calcext:value-type="float">
            <text:p>12010</text:p>
          </table:table-cell>
          <table:table-cell office:value-type="float" office:value="10710" calcext:value-type="float">
            <text:p>10710</text:p>
          </table:table-cell>
          <table:table-cell office:value-type="float" office:value="10833.9785590211" calcext:value-type="float">
            <text:p>10833.9785590211</text:p>
          </table:table-cell>
          <table:table-cell office:value-type="float" office:value="4.59908439936221" calcext:value-type="float">
            <text:p>4.599084399362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483934642621" calcext:value-type="float">
            <text:p>1.05483934642621</text:p>
          </table:table-cell>
          <table:table-cell office:value-type="float" office:value="1.15146561283304" calcext:value-type="float">
            <text:p>1.151465612833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26T09:00:00" calcext:value-type="date">
            <text:p>2020-11-26 09:00:00</text:p>
          </table:table-cell>
          <table:table-cell office:value-type="float" office:value="11010" calcext:value-type="float">
            <text:p>11010</text:p>
          </table:table-cell>
          <table:table-cell office:value-type="float" office:value="11380" calcext:value-type="float">
            <text:p>11380</text:p>
          </table:table-cell>
          <table:table-cell office:value-type="float" office:value="9225" calcext:value-type="float">
            <text:p>9225</text:p>
          </table:table-cell>
          <table:table-cell office:value-type="float" office:value="9530" calcext:value-type="float">
            <text:p>9530</text:p>
          </table:table-cell>
          <table:table-cell office:value-type="float" office:value="222780.07091272" calcext:value-type="float">
            <text:p>222780.07091272</text:p>
          </table:table-cell>
          <table:table-cell office:value-type="float" office:value="11610" calcext:value-type="float">
            <text:p>11610</text:p>
          </table:table-cell>
          <table:table-cell office:value-type="float" office:value="10410" calcext:value-type="float">
            <text:p>10410</text:p>
          </table:table-cell>
          <table:table-cell office:value-type="float" office:value="10892.6525766745" calcext:value-type="float">
            <text:p>10892.6525766745</text:p>
          </table:table-cell>
          <table:table-cell office:value-type="float" office:value="0.351623997792842" calcext:value-type="float">
            <text:p>0.3516239977928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483934642621" calcext:value-type="float">
            <text:p>1.05483934642621</text:p>
          </table:table-cell>
          <table:table-cell office:value-type="float" office:value="1.15146561283304" calcext:value-type="float">
            <text:p>1.151465612833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27T09:00:00" calcext:value-type="date">
            <text:p>2020-11-27 09:00:00</text:p>
          </table:table-cell>
          <table:table-cell office:value-type="float" office:value="9535" calcext:value-type="float">
            <text:p>9535</text:p>
          </table:table-cell>
          <table:table-cell office:value-type="float" office:value="10200" calcext:value-type="float">
            <text:p>10200</text:p>
          </table:table-cell>
          <table:table-cell office:value-type="float" office:value="9300" calcext:value-type="float">
            <text:p>9300</text:p>
          </table:table-cell>
          <table:table-cell office:value-type="float" office:value="9715" calcext:value-type="float">
            <text:p>9715</text:p>
          </table:table-cell>
          <table:table-cell office:value-type="float" office:value="155560.43254666" calcext:value-type="float">
            <text:p>155560.43254666</text:p>
          </table:table-cell>
          <table:table-cell office:value-type="float" office:value="10210" calcext:value-type="float">
            <text:p>10210</text:p>
          </table:table-cell>
          <table:table-cell office:value-type="float" office:value="8860" calcext:value-type="float">
            <text:p>8860</text:p>
          </table:table-cell>
          <table:table-cell office:value-type="float" office:value="10438.4339983194" calcext:value-type="float">
            <text:p>10438.4339983194</text:p>
          </table:table-cell>
          <table:table-cell office:value-type="float" office:value="-12.9889003160415" calcext:value-type="float">
            <text:p>-12.98890031604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483934642621" calcext:value-type="float">
            <text:p>1.05483934642621</text:p>
          </table:table-cell>
          <table:table-cell office:value-type="float" office:value="1.15146561283304" calcext:value-type="float">
            <text:p>1.151465612833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28T09:00:00" calcext:value-type="date">
            <text:p>2020-11-28 09:00:00</text:p>
          </table:table-cell>
          <table:table-cell office:value-type="float" office:value="9715" calcext:value-type="float">
            <text:p>9715</text:p>
          </table:table-cell>
          <table:table-cell office:value-type="float" office:value="10130" calcext:value-type="float">
            <text:p>10130</text:p>
          </table:table-cell>
          <table:table-cell office:value-type="float" office:value="9570" calcext:value-type="float">
            <text:p>9570</text:p>
          </table:table-cell>
          <table:table-cell office:value-type="float" office:value="9980" calcext:value-type="float">
            <text:p>9980</text:p>
          </table:table-cell>
          <table:table-cell office:value-type="float" office:value="112999.10255473" calcext:value-type="float">
            <text:p>112999.10255473</text:p>
          </table:table-cell>
          <table:table-cell office:value-type="float" office:value="10435" calcext:value-type="float">
            <text:p>10435</text:p>
          </table:table-cell>
          <table:table-cell office:value-type="float" office:value="8995" calcext:value-type="float">
            <text:p>8995</text:p>
          </table:table-cell>
          <table:table-cell office:value-type="float" office:value="10197.2889595924" calcext:value-type="float">
            <text:p>10197.2889595924</text:p>
          </table:table-cell>
          <table:table-cell office:value-type="float" office:value="-14.6086062027096" calcext:value-type="float">
            <text:p>-14.60860620270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483934642621" calcext:value-type="float">
            <text:p>1.05483934642621</text:p>
          </table:table-cell>
          <table:table-cell office:value-type="float" office:value="1.15146561283304" calcext:value-type="float">
            <text:p>1.151465612833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29T09:00:00" calcext:value-type="date">
            <text:p>2020-11-29 09:00:00</text:p>
          </table:table-cell>
          <table:table-cell office:value-type="float" office:value="9960" calcext:value-type="float">
            <text:p>9960</text:p>
          </table:table-cell>
          <table:table-cell office:value-type="float" office:value="10290" calcext:value-type="float">
            <text:p>10290</text:p>
          </table:table-cell>
          <table:table-cell office:value-type="float" office:value="9680" calcext:value-type="float">
            <text:p>9680</text:p>
          </table:table-cell>
          <table:table-cell office:value-type="float" office:value="10170" calcext:value-type="float">
            <text:p>10170</text:p>
          </table:table-cell>
          <table:table-cell office:value-type="float" office:value="72650.101943" calcext:value-type="float">
            <text:p>72650.101943</text:p>
          </table:table-cell>
          <table:table-cell office:value-type="float" office:value="10255" calcext:value-type="float">
            <text:p>10255</text:p>
          </table:table-cell>
          <table:table-cell office:value-type="float" office:value="9665" calcext:value-type="float">
            <text:p>9665</text:p>
          </table:table-cell>
          <table:table-cell office:value-type="float" office:value="10124.859231782" calcext:value-type="float">
            <text:p>10124.859231782</text:p>
          </table:table-cell>
          <table:table-cell office:value-type="float" office:value="-8.95666242989481" calcext:value-type="float">
            <text:p>-8.956662429894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483934642621" calcext:value-type="float">
            <text:p>1.05483934642621</text:p>
          </table:table-cell>
          <table:table-cell office:value-type="float" office:value="1.15146561283304" calcext:value-type="float">
            <text:p>1.151465612833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1-30T09:00:00" calcext:value-type="date">
            <text:p>2020-11-30 09:00:00</text:p>
          </table:table-cell>
          <table:table-cell office:value-type="float" office:value="10110" calcext:value-type="float">
            <text:p>10110</text:p>
          </table:table-cell>
          <table:table-cell office:value-type="float" office:value="10880" calcext:value-type="float">
            <text:p>10880</text:p>
          </table:table-cell>
          <table:table-cell office:value-type="float" office:value="9785" calcext:value-type="float">
            <text:p>9785</text:p>
          </table:table-cell>
          <table:table-cell office:value-type="float" office:value="10650" calcext:value-type="float">
            <text:p>10650</text:p>
          </table:table-cell>
          <table:table-cell office:value-type="float" office:value="224494.45181421" calcext:value-type="float">
            <text:p>224494.45181421</text:p>
          </table:table-cell>
          <table:table-cell office:value-type="float" office:value="10510" calcext:value-type="float">
            <text:p>10510</text:p>
          </table:table-cell>
          <table:table-cell office:value-type="float" office:value="9710" calcext:value-type="float">
            <text:p>9710</text:p>
          </table:table-cell>
          <table:table-cell office:value-type="float" office:value="10139.906164855" calcext:value-type="float">
            <text:p>10139.906164855</text:p>
          </table:table-cell>
          <table:table-cell office:value-type="float" office:value="-3.58037294821708" calcext:value-type="float">
            <text:p>-3.580372948217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483934642621" calcext:value-type="float">
            <text:p>1.05483934642621</text:p>
          </table:table-cell>
          <table:table-cell office:value-type="float" office:value="1.15146561283304" calcext:value-type="float">
            <text:p>1.151465612833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01T09:00:00" calcext:value-type="date">
            <text:p>2020-12-01 09:00:00</text:p>
          </table:table-cell>
          <table:table-cell office:value-type="float" office:value="10650" calcext:value-type="float">
            <text:p>10650</text:p>
          </table:table-cell>
          <table:table-cell office:value-type="float" office:value="10850" calcext:value-type="float">
            <text:p>10850</text:p>
          </table:table-cell>
          <table:table-cell office:value-type="float" office:value="9890" calcext:value-type="float">
            <text:p>9890</text:p>
          </table:table-cell>
          <table:table-cell office:value-type="float" office:value="10120" calcext:value-type="float">
            <text:p>10120</text:p>
          </table:table-cell>
          <table:table-cell office:value-type="float" office:value="283015.364459" calcext:value-type="float">
            <text:p>283015.364459</text:p>
          </table:table-cell>
          <table:table-cell office:value-type="float" office:value="11205" calcext:value-type="float">
            <text:p>11205</text:p>
          </table:table-cell>
          <table:table-cell office:value-type="float" office:value="10095" calcext:value-type="float">
            <text:p>10095</text:p>
          </table:table-cell>
          <table:table-cell office:value-type="float" office:value="10309.937521084" calcext:value-type="float">
            <text:p>10309.937521084</text:p>
          </table:table-cell>
          <table:table-cell office:value-type="float" office:value="3.01450953760734" calcext:value-type="float">
            <text:p>3.014509537607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483934642621" calcext:value-type="float">
            <text:p>1.05483934642621</text:p>
          </table:table-cell>
          <table:table-cell office:value-type="float" office:value="1.15146561283304" calcext:value-type="float">
            <text:p>1.151465612833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02T09:00:00" calcext:value-type="date">
            <text:p>2020-12-02 09:00:00</text:p>
          </table:table-cell>
          <table:table-cell office:value-type="float" office:value="10130" calcext:value-type="float">
            <text:p>10130</text:p>
          </table:table-cell>
          <table:table-cell office:value-type="float" office:value="10640" calcext:value-type="float">
            <text:p>10640</text:p>
          </table:table-cell>
          <table:table-cell office:value-type="float" office:value="9810" calcext:value-type="float">
            <text:p>9810</text:p>
          </table:table-cell>
          <table:table-cell office:value-type="float" office:value="10200" calcext:value-type="float">
            <text:p>10200</text:p>
          </table:table-cell>
          <table:table-cell office:value-type="float" office:value="151666.99014386" calcext:value-type="float">
            <text:p>151666.99014386</text:p>
          </table:table-cell>
          <table:table-cell office:value-type="float" office:value="10560" calcext:value-type="float">
            <text:p>10560</text:p>
          </table:table-cell>
          <table:table-cell office:value-type="float" office:value="9700" calcext:value-type="float">
            <text:p>9700</text:p>
          </table:table-cell>
          <table:table-cell office:value-type="float" office:value="10246.6249947313" calcext:value-type="float">
            <text:p>10246.6249947313</text:p>
          </table:table-cell>
          <table:table-cell office:value-type="float" office:value="-0.899834611967215" calcext:value-type="float">
            <text:p>-0.8998346119672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483934642621" calcext:value-type="float">
            <text:p>1.05483934642621</text:p>
          </table:table-cell>
          <table:table-cell office:value-type="float" office:value="1.15146561283304" calcext:value-type="float">
            <text:p>1.151465612833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03T09:00:00" calcext:value-type="date">
            <text:p>2020-12-03 09:00:00</text:p>
          </table:table-cell>
          <table:table-cell office:value-type="float" office:value="10180" calcext:value-type="float">
            <text:p>10180</text:p>
          </table:table-cell>
          <table:table-cell office:value-type="float" office:value="11600" calcext:value-type="float">
            <text:p>11600</text:p>
          </table:table-cell>
          <table:table-cell office:value-type="float" office:value="10050" calcext:value-type="float">
            <text:p>10050</text:p>
          </table:table-cell>
          <table:table-cell office:value-type="float" office:value="10400" calcext:value-type="float">
            <text:p>10400</text:p>
          </table:table-cell>
          <table:table-cell office:value-type="float" office:value="396231.55421306" calcext:value-type="float">
            <text:p>396231.55421306</text:p>
          </table:table-cell>
          <table:table-cell office:value-type="float" office:value="10940" calcext:value-type="float">
            <text:p>10940</text:p>
          </table:table-cell>
          <table:table-cell office:value-type="float" office:value="9420" calcext:value-type="float">
            <text:p>9420</text:p>
          </table:table-cell>
          <table:table-cell office:value-type="float" office:value="10231.0833266584" calcext:value-type="float">
            <text:p>10231.0833266584</text:p>
          </table:table-cell>
          <table:table-cell office:value-type="float" office:value="-0.927509183286027" calcext:value-type="float">
            <text:p>-0.9275091832860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483934642621" calcext:value-type="float">
            <text:p>1.05483934642621</text:p>
          </table:table-cell>
          <table:table-cell office:value-type="float" office:value="1.15146561283304" calcext:value-type="float">
            <text:p>1.151465612833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04T09:00:00" calcext:value-type="date">
            <text:p>2020-12-04 09:00:00</text:p>
          </table:table-cell>
          <table:table-cell office:value-type="float" office:value="10400" calcext:value-type="float">
            <text:p>10400</text:p>
          </table:table-cell>
          <table:table-cell office:value-type="float" office:value="11100" calcext:value-type="float">
            <text:p>11100</text:p>
          </table:table-cell>
          <table:table-cell office:value-type="float" office:value="9930" calcext:value-type="float">
            <text:p>9930</text:p>
          </table:table-cell>
          <table:table-cell office:value-type="float" office:value="10100" calcext:value-type="float">
            <text:p>10100</text:p>
          </table:table-cell>
          <table:table-cell office:value-type="float" office:value="485067.74804112" calcext:value-type="float">
            <text:p>485067.74804112</text:p>
          </table:table-cell>
          <table:table-cell office:value-type="float" office:value="11730" calcext:value-type="float">
            <text:p>11730</text:p>
          </table:table-cell>
          <table:table-cell office:value-type="float" office:value="9070" calcext:value-type="float">
            <text:p>9070</text:p>
          </table:table-cell>
          <table:table-cell office:value-type="float" office:value="10287.3888920771" calcext:value-type="float">
            <text:p>10287.3888920771</text:p>
          </table:table-cell>
          <table:table-cell office:value-type="float" office:value="2.31858642913765" calcext:value-type="float">
            <text:p>2.31858642913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483934642621" calcext:value-type="float">
            <text:p>1.05483934642621</text:p>
          </table:table-cell>
          <table:table-cell office:value-type="float" office:value="1.15146561283304" calcext:value-type="float">
            <text:p>1.151465612833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05T09:00:00" calcext:value-type="date">
            <text:p>2020-12-05 09:00:00</text:p>
          </table:table-cell>
          <table:table-cell office:value-type="float" office:value="10100" calcext:value-type="float">
            <text:p>10100</text:p>
          </table:table-cell>
          <table:table-cell office:value-type="float" office:value="10380" calcext:value-type="float">
            <text:p>10380</text:p>
          </table:table-cell>
          <table:table-cell office:value-type="float" office:value="10000" calcext:value-type="float">
            <text:p>10000</text:p>
          </table:table-cell>
          <table:table-cell office:value-type="float" office:value="10250" calcext:value-type="float">
            <text:p>10250</text:p>
          </table:table-cell>
          <table:table-cell office:value-type="float" office:value="142799.35680925" calcext:value-type="float">
            <text:p>142799.35680925</text:p>
          </table:table-cell>
          <table:table-cell office:value-type="float" office:value="10970" calcext:value-type="float">
            <text:p>10970</text:p>
          </table:table-cell>
          <table:table-cell office:value-type="float" office:value="9230" calcext:value-type="float">
            <text:p>9230</text:p>
          </table:table-cell>
          <table:table-cell office:value-type="float" office:value="10224.9259224024" calcext:value-type="float">
            <text:p>10224.9259224024</text:p>
          </table:table-cell>
          <table:table-cell office:value-type="float" office:value="-0.107696827942256" calcext:value-type="float">
            <text:p>-0.107696827942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483934642621" calcext:value-type="float">
            <text:p>1.05483934642621</text:p>
          </table:table-cell>
          <table:table-cell office:value-type="float" office:value="1.15146561283304" calcext:value-type="float">
            <text:p>1.151465612833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06T09:00:00" calcext:value-type="date">
            <text:p>2020-12-06 09:00:00</text:p>
          </table:table-cell>
          <table:table-cell office:value-type="float" office:value="10220" calcext:value-type="float">
            <text:p>10220</text:p>
          </table:table-cell>
          <table:table-cell office:value-type="float" office:value="10420" calcext:value-type="float">
            <text:p>10420</text:p>
          </table:table-cell>
          <table:table-cell office:value-type="float" office:value="9935" calcext:value-type="float">
            <text:p>9935</text:p>
          </table:table-cell>
          <table:table-cell office:value-type="float" office:value="10130" calcext:value-type="float">
            <text:p>10130</text:p>
          </table:table-cell>
          <table:table-cell office:value-type="float" office:value="78758.73153124" calcext:value-type="float">
            <text:p>78758.73153124</text:p>
          </table:table-cell>
          <table:table-cell office:value-type="float" office:value="10450" calcext:value-type="float">
            <text:p>10450</text:p>
          </table:table-cell>
          <table:table-cell office:value-type="float" office:value="9990" calcext:value-type="float">
            <text:p>9990</text:p>
          </table:table-cell>
          <table:table-cell office:value-type="float" office:value="10233.2839487722" calcext:value-type="float">
            <text:p>10233.2839487722</text:p>
          </table:table-cell>
          <table:table-cell office:value-type="float" office:value="0.428217205506734" calcext:value-type="float">
            <text:p>0.428217205506734</text:p>
          </table:table-cell>
          <table:table-cell office:value-type="float" office:value="1" calcext:value-type="float">
            <text:p>1</text:p>
          </table:table-cell>
          <table:table-cell office:value-type="float" office:value="0.985979664363277" calcext:value-type="float">
            <text:p>0.985979664363277</text:p>
          </table:table-cell>
          <table:table-cell office:value-type="float" office:value="1.04005014474649" calcext:value-type="float">
            <text:p>1.04005014474649</text:p>
          </table:table-cell>
          <table:table-cell office:value-type="float" office:value="2.53735524213922" calcext:value-type="float">
            <text:p>2.537355242139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07T09:00:00" calcext:value-type="date">
            <text:p>2020-12-07 09:00:00</text:p>
          </table:table-cell>
          <table:table-cell office:value-type="float" office:value="10130" calcext:value-type="float">
            <text:p>10130</text:p>
          </table:table-cell>
          <table:table-cell office:value-type="float" office:value="10270" calcext:value-type="float">
            <text:p>10270</text:p>
          </table:table-cell>
          <table:table-cell office:value-type="float" office:value="9935" calcext:value-type="float">
            <text:p>9935</text:p>
          </table:table-cell>
          <table:table-cell office:value-type="float" office:value="10030" calcext:value-type="float">
            <text:p>10030</text:p>
          </table:table-cell>
          <table:table-cell office:value-type="float" office:value="98484.2583432" calcext:value-type="float">
            <text:p>98484.2583432</text:p>
          </table:table-cell>
          <table:table-cell office:value-type="float" office:value="10525" calcext:value-type="float">
            <text:p>10525</text:p>
          </table:table-cell>
          <table:table-cell office:value-type="float" office:value="9735" calcext:value-type="float">
            <text:p>9735</text:p>
          </table:table-cell>
          <table:table-cell office:value-type="float" office:value="10198.8559644643" calcext:value-type="float">
            <text:p>10198.8559644643</text:p>
          </table:table-cell>
          <table:table-cell office:value-type="float" office:value="-2.97439381989168" calcext:value-type="float">
            <text:p>-2.974393819891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005014474649" calcext:value-type="float">
            <text:p>1.04005014474649</text:p>
          </table:table-cell>
          <table:table-cell office:value-type="float" office:value="2.53735524213922" calcext:value-type="float">
            <text:p>2.537355242139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08T09:00:00" calcext:value-type="date">
            <text:p>2020-12-08 09:00:00</text:p>
          </table:table-cell>
          <table:table-cell office:value-type="float" office:value="10040" calcext:value-type="float">
            <text:p>10040</text:p>
          </table:table-cell>
          <table:table-cell office:value-type="float" office:value="10270" calcext:value-type="float">
            <text:p>10270</text:p>
          </table:table-cell>
          <table:table-cell office:value-type="float" office:value="9245" calcext:value-type="float">
            <text:p>9245</text:p>
          </table:table-cell>
          <table:table-cell office:value-type="float" office:value="9440" calcext:value-type="float">
            <text:p>9440</text:p>
          </table:table-cell>
          <table:table-cell office:value-type="float" office:value="125215.82652382" calcext:value-type="float">
            <text:p>125215.82652382</text:p>
          </table:table-cell>
          <table:table-cell office:value-type="float" office:value="10275" calcext:value-type="float">
            <text:p>10275</text:p>
          </table:table-cell>
          <table:table-cell office:value-type="float" office:value="9805" calcext:value-type="float">
            <text:p>9805</text:p>
          </table:table-cell>
          <table:table-cell office:value-type="float" office:value="10142.570641468" calcext:value-type="float">
            <text:p>10142.570641468</text:p>
          </table:table-cell>
          <table:table-cell office:value-type="float" office:value="-5.42070817873908" calcext:value-type="float">
            <text:p>-5.42070817873908</text:p>
          </table:table-cell>
          <table:table-cell office:value-type="float" office:value="1" calcext:value-type="float">
            <text:p>1</text:p>
          </table:table-cell>
          <table:table-cell office:value-type="float" office:value="1.03846525423729" calcext:value-type="float">
            <text:p>1.03846525423729</text:p>
          </table:table-cell>
          <table:table-cell office:value-type="float" office:value="1.08005593798369" calcext:value-type="float">
            <text:p>1.080055937983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09T09:00:00" calcext:value-type="date">
            <text:p>2020-12-09 09:00:00</text:p>
          </table:table-cell>
          <table:table-cell office:value-type="float" office:value="9440" calcext:value-type="float">
            <text:p>9440</text:p>
          </table:table-cell>
          <table:table-cell office:value-type="float" office:value="9500" calcext:value-type="float">
            <text:p>9500</text:p>
          </table:table-cell>
          <table:table-cell office:value-type="float" office:value="8840" calcext:value-type="float">
            <text:p>8840</text:p>
          </table:table-cell>
          <table:table-cell office:value-type="float" office:value="9475" calcext:value-type="float">
            <text:p>9475</text:p>
          </table:table-cell>
          <table:table-cell office:value-type="float" office:value="122729.89163426" calcext:value-type="float">
            <text:p>122729.89163426</text:p>
          </table:table-cell>
          <table:table-cell office:value-type="float" office:value="9865" calcext:value-type="float">
            <text:p>9865</text:p>
          </table:table-cell>
          <table:table-cell office:value-type="float" office:value="9015" calcext:value-type="float">
            <text:p>9015</text:p>
          </table:table-cell>
          <table:table-cell office:value-type="float" office:value="9908.38042346168" calcext:value-type="float">
            <text:p>9908.38042346168</text:p>
          </table:table-cell>
          <table:table-cell office:value-type="float" office:value="-7.16433769616501" calcext:value-type="float">
            <text:p>-7.16433769616501</text:p>
          </table:table-cell>
          <table:table-cell office:value-type="float" office:value="1" calcext:value-type="float">
            <text:p>1</text:p>
          </table:table-cell>
          <table:table-cell office:value-type="float" office:value="0.951251187335092" calcext:value-type="float">
            <text:p>0.951251187335092</text:p>
          </table:table-cell>
          <table:table-cell office:value-type="float" office:value="1.02740449339531" calcext:value-type="float">
            <text:p>1.02740449339531</text:p>
          </table:table-cell>
          <table:table-cell office:value-type="float" office:value="4.87488126649076" calcext:value-type="float">
            <text:p>4.874881266490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10T09:00:00" calcext:value-type="date">
            <text:p>2020-12-10 09:00:00</text:p>
          </table:table-cell>
          <table:table-cell office:value-type="float" office:value="9470" calcext:value-type="float">
            <text:p>9470</text:p>
          </table:table-cell>
          <table:table-cell office:value-type="float" office:value="9495" calcext:value-type="float">
            <text:p>9495</text:p>
          </table:table-cell>
          <table:table-cell office:value-type="float" office:value="9020" calcext:value-type="float">
            <text:p>9020</text:p>
          </table:table-cell>
          <table:table-cell office:value-type="float" office:value="9165" calcext:value-type="float">
            <text:p>9165</text:p>
          </table:table-cell>
          <table:table-cell office:value-type="float" office:value="34296.19964733" calcext:value-type="float">
            <text:p>34296.19964733</text:p>
          </table:table-cell>
          <table:table-cell office:value-type="float" office:value="10095" calcext:value-type="float">
            <text:p>10095</text:p>
          </table:table-cell>
          <table:table-cell office:value-type="float" office:value="8845" calcext:value-type="float">
            <text:p>8845</text:p>
          </table:table-cell>
          <table:table-cell office:value-type="float" office:value="9763.92028058734" calcext:value-type="float">
            <text:p>9763.92028058734</text:p>
          </table:table-cell>
          <table:table-cell office:value-type="float" office:value="-2.12741275154471" calcext:value-type="float">
            <text:p>-2.127412751544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2740449339531" calcext:value-type="float">
            <text:p>1.02740449339531</text:p>
          </table:table-cell>
          <table:table-cell office:value-type="float" office:value="4.87488126649076" calcext:value-type="float">
            <text:p>4.874881266490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11T09:00:00" calcext:value-type="date">
            <text:p>2020-12-11 09:00:00</text:p>
          </table:table-cell>
          <table:table-cell office:value-type="float" office:value="9165" calcext:value-type="float">
            <text:p>9165</text:p>
          </table:table-cell>
          <table:table-cell office:value-type="float" office:value="9180" calcext:value-type="float">
            <text:p>9180</text:p>
          </table:table-cell>
          <table:table-cell office:value-type="float" office:value="8795" calcext:value-type="float">
            <text:p>8795</text:p>
          </table:table-cell>
          <table:table-cell office:value-type="float" office:value="8900" calcext:value-type="float">
            <text:p>8900</text:p>
          </table:table-cell>
          <table:table-cell office:value-type="float" office:value="50759.19200746" calcext:value-type="float">
            <text:p>50759.19200746</text:p>
          </table:table-cell>
          <table:table-cell office:value-type="float" office:value="9335" calcext:value-type="float">
            <text:p>9335</text:p>
          </table:table-cell>
          <table:table-cell office:value-type="float" office:value="8995" calcext:value-type="float">
            <text:p>8995</text:p>
          </table:table-cell>
          <table:table-cell office:value-type="float" office:value="9564.28018547315" calcext:value-type="float">
            <text:p>9564.28018547315</text:p>
          </table:table-cell>
          <table:table-cell office:value-type="float" office:value="-3.14429934199626" calcext:value-type="float">
            <text:p>-3.14429934199626</text:p>
          </table:table-cell>
          <table:table-cell office:value-type="float" office:value="1" calcext:value-type="float">
            <text:p>1</text:p>
          </table:table-cell>
          <table:table-cell office:value-type="float" office:value="1.01047415730337" calcext:value-type="float">
            <text:p>1.01047415730337</text:p>
          </table:table-cell>
          <table:table-cell office:value-type="float" office:value="1.03816568967332" calcext:value-type="float">
            <text:p>1.03816568967332</text:p>
          </table:table-cell>
          <table:table-cell office:value-type="float" office:value="3.87852580937416" calcext:value-type="float">
            <text:p>3.87852580937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12T09:00:00" calcext:value-type="date">
            <text:p>2020-12-12 09:00:00</text:p>
          </table:table-cell>
          <table:table-cell office:value-type="float" office:value="8905" calcext:value-type="float">
            <text:p>8905</text:p>
          </table:table-cell>
          <table:table-cell office:value-type="float" office:value="9580" calcext:value-type="float">
            <text:p>9580</text:p>
          </table:table-cell>
          <table:table-cell office:value-type="float" office:value="8905" calcext:value-type="float">
            <text:p>8905</text:p>
          </table:table-cell>
          <table:table-cell office:value-type="float" office:value="9375" calcext:value-type="float">
            <text:p>9375</text:p>
          </table:table-cell>
          <table:table-cell office:value-type="float" office:value="86598.35036406" calcext:value-type="float">
            <text:p>86598.35036406</text:p>
          </table:table-cell>
          <table:table-cell office:value-type="float" office:value="9025" calcext:value-type="float">
            <text:p>9025</text:p>
          </table:table-cell>
          <table:table-cell office:value-type="float" office:value="8785" calcext:value-type="float">
            <text:p>8785</text:p>
          </table:table-cell>
          <table:table-cell office:value-type="float" office:value="9342.85345581007" calcext:value-type="float">
            <text:p>9342.85345581007</text:p>
          </table:table-cell>
          <table:table-cell office:value-type="float" office:value="-4.62045785681487" calcext:value-type="float">
            <text:p>-4.62045785681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3816568967332" calcext:value-type="float">
            <text:p>1.03816568967332</text:p>
          </table:table-cell>
          <table:table-cell office:value-type="float" office:value="3.87852580937416" calcext:value-type="float">
            <text:p>3.878525809374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13T09:00:00" calcext:value-type="date">
            <text:p>2020-12-13 09:00:00</text:p>
          </table:table-cell>
          <table:table-cell office:value-type="float" office:value="9360" calcext:value-type="float">
            <text:p>9360</text:p>
          </table:table-cell>
          <table:table-cell office:value-type="float" office:value="10070" calcext:value-type="float">
            <text:p>10070</text:p>
          </table:table-cell>
          <table:table-cell office:value-type="float" office:value="9255" calcext:value-type="float">
            <text:p>9255</text:p>
          </table:table-cell>
          <table:table-cell office:value-type="float" office:value="9625" calcext:value-type="float">
            <text:p>9625</text:p>
          </table:table-cell>
          <table:table-cell office:value-type="float" office:value="420304.83337694" calcext:value-type="float">
            <text:p>420304.83337694</text:p>
          </table:table-cell>
          <table:table-cell office:value-type="float" office:value="9565" calcext:value-type="float">
            <text:p>9565</text:p>
          </table:table-cell>
          <table:table-cell office:value-type="float" office:value="9155" calcext:value-type="float">
            <text:p>9155</text:p>
          </table:table-cell>
          <table:table-cell office:value-type="float" office:value="9353.56897057786" calcext:value-type="float">
            <text:p>9353.56897057786</text:p>
          </table:table-cell>
          <table:table-cell office:value-type="float" office:value="1.52046055287192" calcext:value-type="float">
            <text:p>1.52046055287192</text:p>
          </table:table-cell>
          <table:table-cell office:value-type="float" office:value="1.00607286983795" calcext:value-type="float">
            <text:p>1.00607286983795</text:p>
          </table:table-cell>
          <table:table-cell office:value-type="float" office:value="1" calcext:value-type="float">
            <text:p>1</text:p>
          </table:table-cell>
          <table:table-cell office:value-type="float" office:value="1.04447033477693" calcext:value-type="float">
            <text:p>1.04447033477693</text:p>
          </table:table-cell>
          <table:table-cell office:value-type="float" office:value="3.29479260798254" calcext:value-type="float">
            <text:p>3.294792607982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14T09:00:00" calcext:value-type="date">
            <text:p>2020-12-14 09:00:00</text:p>
          </table:table-cell>
          <table:table-cell office:value-type="float" office:value="9625" calcext:value-type="float">
            <text:p>9625</text:p>
          </table:table-cell>
          <table:table-cell office:value-type="float" office:value="9785" calcext:value-type="float">
            <text:p>9785</text:p>
          </table:table-cell>
          <table:table-cell office:value-type="float" office:value="9355" calcext:value-type="float">
            <text:p>9355</text:p>
          </table:table-cell>
          <table:table-cell office:value-type="float" office:value="9590" calcext:value-type="float">
            <text:p>9590</text:p>
          </table:table-cell>
          <table:table-cell office:value-type="float" office:value="69739.09913591" calcext:value-type="float">
            <text:p>69739.09913591</text:p>
          </table:table-cell>
          <table:table-cell office:value-type="float" office:value="10175" calcext:value-type="float">
            <text:p>10175</text:p>
          </table:table-cell>
          <table:table-cell office:value-type="float" office:value="9075" calcext:value-type="float">
            <text:p>9075</text:p>
          </table:table-cell>
          <table:table-cell office:value-type="float" office:value="9444.04598059808" calcext:value-type="float">
            <text:p>9444.04598059808</text:p>
          </table:table-cell>
          <table:table-cell office:value-type="float" office:value="9.15413333511334" calcext:value-type="float">
            <text:p>9.154133335113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7033477693" calcext:value-type="float">
            <text:p>1.04447033477693</text:p>
          </table:table-cell>
          <table:table-cell office:value-type="float" office:value="3.29479260798254" calcext:value-type="float">
            <text:p>3.294792607982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15T09:00:00" calcext:value-type="date">
            <text:p>2020-12-15 09:00:00</text:p>
          </table:table-cell>
          <table:table-cell office:value-type="float" office:value="9540" calcext:value-type="float">
            <text:p>9540</text:p>
          </table:table-cell>
          <table:table-cell office:value-type="float" office:value="9780" calcext:value-type="float">
            <text:p>9780</text:p>
          </table:table-cell>
          <table:table-cell office:value-type="float" office:value="9400" calcext:value-type="float">
            <text:p>9400</text:p>
          </table:table-cell>
          <table:table-cell office:value-type="float" office:value="9570" calcext:value-type="float">
            <text:p>9570</text:p>
          </table:table-cell>
          <table:table-cell office:value-type="float" office:value="58573.6228565" calcext:value-type="float">
            <text:p>58573.6228565</text:p>
          </table:table-cell>
          <table:table-cell office:value-type="float" office:value="9935" calcext:value-type="float">
            <text:p>9935</text:p>
          </table:table-cell>
          <table:table-cell office:value-type="float" office:value="9145" calcext:value-type="float">
            <text:p>9145</text:p>
          </table:table-cell>
          <table:table-cell office:value-type="float" office:value="9492.69732047502" calcext:value-type="float">
            <text:p>9492.69732047502</text:p>
          </table:table-cell>
          <table:table-cell office:value-type="float" office:value="8.23555665843381" calcext:value-type="float">
            <text:p>8.23555665843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7033477693" calcext:value-type="float">
            <text:p>1.04447033477693</text:p>
          </table:table-cell>
          <table:table-cell office:value-type="float" office:value="3.29479260798254" calcext:value-type="float">
            <text:p>3.294792607982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16T09:00:00" calcext:value-type="date">
            <text:p>2020-12-16 09:00:00</text:p>
          </table:table-cell>
          <table:table-cell office:value-type="float" office:value="9555" calcext:value-type="float">
            <text:p>9555</text:p>
          </table:table-cell>
          <table:table-cell office:value-type="float" office:value="10160" calcext:value-type="float">
            <text:p>10160</text:p>
          </table:table-cell>
          <table:table-cell office:value-type="float" office:value="9370" calcext:value-type="float">
            <text:p>9370</text:p>
          </table:table-cell>
          <table:table-cell office:value-type="float" office:value="10120" calcext:value-type="float">
            <text:p>10120</text:p>
          </table:table-cell>
          <table:table-cell office:value-type="float" office:value="135573.52350128" calcext:value-type="float">
            <text:p>135573.52350128</text:p>
          </table:table-cell>
          <table:table-cell office:value-type="float" office:value="9905" calcext:value-type="float">
            <text:p>9905</text:p>
          </table:table-cell>
          <table:table-cell office:value-type="float" office:value="9205" calcext:value-type="float">
            <text:p>9205</text:p>
          </table:table-cell>
          <table:table-cell office:value-type="float" office:value="9518.46488034363" calcext:value-type="float">
            <text:p>9518.46488034363</text:p>
          </table:table-cell>
          <table:table-cell office:value-type="float" office:value="6.85184731422523" calcext:value-type="float">
            <text:p>6.85184731422523</text:p>
          </table:table-cell>
          <table:table-cell office:value-type="float" office:value="1.02150620898536" calcext:value-type="float">
            <text:p>1.02150620898536</text:p>
          </table:table-cell>
          <table:table-cell office:value-type="float" office:value="1" calcext:value-type="float">
            <text:p>1</text:p>
          </table:table-cell>
          <table:table-cell office:value-type="float" office:value="1.06693293207565" calcext:value-type="float">
            <text:p>1.06693293207565</text:p>
          </table:table-cell>
          <table:table-cell office:value-type="float" office:value="1.21503020783713" calcext:value-type="float">
            <text:p>1.215030207837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17T09:00:00" calcext:value-type="date">
            <text:p>2020-12-17 09:00:00</text:p>
          </table:table-cell>
          <table:table-cell office:value-type="float" office:value="10100" calcext:value-type="float">
            <text:p>10100</text:p>
          </table:table-cell>
          <table:table-cell office:value-type="float" office:value="11140" calcext:value-type="float">
            <text:p>11140</text:p>
          </table:table-cell>
          <table:table-cell office:value-type="float" office:value="9855" calcext:value-type="float">
            <text:p>9855</text:p>
          </table:table-cell>
          <table:table-cell office:value-type="float" office:value="10350" calcext:value-type="float">
            <text:p>10350</text:p>
          </table:table-cell>
          <table:table-cell office:value-type="float" office:value="584366.48314587" calcext:value-type="float">
            <text:p>584366.48314587</text:p>
          </table:table-cell>
          <table:table-cell office:value-type="float" office:value="10325" calcext:value-type="float">
            <text:p>10325</text:p>
          </table:table-cell>
          <table:table-cell office:value-type="float" office:value="9875" calcext:value-type="float">
            <text:p>9875</text:p>
          </table:table-cell>
          <table:table-cell office:value-type="float" office:value="9718.97658703551" calcext:value-type="float">
            <text:p>9718.97658703551</text:p>
          </table:table-cell>
          <table:table-cell office:value-type="float" office:value="14.1149920479219" calcext:value-type="float">
            <text:p>14.1149920479219</text:p>
          </table:table-cell>
          <table:table-cell office:value-type="float" office:value="1.00222130750605" calcext:value-type="float">
            <text:p>1.00222130750605</text:p>
          </table:table-cell>
          <table:table-cell office:value-type="float" office:value="1" calcext:value-type="float">
            <text:p>1</text:p>
          </table:table-cell>
          <table:table-cell office:value-type="float" office:value="1.06930291820613" calcext:value-type="float">
            <text:p>1.06930291820613</text:p>
          </table:table-cell>
          <table:table-cell office:value-type="float" office:value="0.995598412952544" calcext:value-type="float">
            <text:p>0.9955984129525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18T09:00:00" calcext:value-type="date">
            <text:p>2020-12-18 09:00:00</text:p>
          </table:table-cell>
          <table:table-cell office:value-type="float" office:value="10340" calcext:value-type="float">
            <text:p>10340</text:p>
          </table:table-cell>
          <table:table-cell office:value-type="float" office:value="11410" calcext:value-type="float">
            <text:p>11410</text:p>
          </table:table-cell>
          <table:table-cell office:value-type="float" office:value="9950" calcext:value-type="float">
            <text:p>9950</text:p>
          </table:table-cell>
          <table:table-cell office:value-type="float" office:value="10590" calcext:value-type="float">
            <text:p>10590</text:p>
          </table:table-cell>
          <table:table-cell office:value-type="float" office:value="425494.67910805" calcext:value-type="float">
            <text:p>425494.67910805</text:p>
          </table:table-cell>
          <table:table-cell office:value-type="float" office:value="11375" calcext:value-type="float">
            <text:p>11375</text:p>
          </table:table-cell>
          <table:table-cell office:value-type="float" office:value="9305" calcext:value-type="float">
            <text:p>9305</text:p>
          </table:table-cell>
          <table:table-cell office:value-type="float" office:value="9929.31772478809" calcext:value-type="float">
            <text:p>9929.31772478809</text:p>
          </table:table-cell>
          <table:table-cell office:value-type="float" office:value="6.52222826063619" calcext:value-type="float">
            <text:p>6.52222826063619</text:p>
          </table:table-cell>
          <table:table-cell office:value-type="float" office:value="0.930789010989011" calcext:value-type="float">
            <text:p>0.930789010989011</text:p>
          </table:table-cell>
          <table:table-cell office:value-type="float" office:value="1" calcext:value-type="float">
            <text:p>1</text:p>
          </table:table-cell>
          <table:table-cell office:value-type="float" office:value="0.995295405684746" calcext:value-type="float">
            <text:p>0.995295405684746</text:p>
          </table:table-cell>
          <table:table-cell office:value-type="float" office:value="7.84779096323323" calcext:value-type="float">
            <text:p>7.847790963233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19T09:00:00" calcext:value-type="date">
            <text:p>2020-12-19 09:00:00</text:p>
          </table:table-cell>
          <table:table-cell office:value-type="float" office:value="10590" calcext:value-type="float">
            <text:p>10590</text:p>
          </table:table-cell>
          <table:table-cell office:value-type="float" office:value="11230" calcext:value-type="float">
            <text:p>11230</text:p>
          </table:table-cell>
          <table:table-cell office:value-type="float" office:value="10320" calcext:value-type="float">
            <text:p>10320</text:p>
          </table:table-cell>
          <table:table-cell office:value-type="float" office:value="10690" calcext:value-type="float">
            <text:p>10690</text:p>
          </table:table-cell>
          <table:table-cell office:value-type="float" office:value="345058.86667459" calcext:value-type="float">
            <text:p>345058.86667459</text:p>
          </table:table-cell>
          <table:table-cell office:value-type="float" office:value="11800" calcext:value-type="float">
            <text:p>11800</text:p>
          </table:table-cell>
          <table:table-cell office:value-type="float" office:value="9380" calcext:value-type="float">
            <text:p>9380</text:p>
          </table:table-cell>
          <table:table-cell office:value-type="float" office:value="10149.5451499269" calcext:value-type="float">
            <text:p>10149.5451499269</text:p>
          </table:table-cell>
          <table:table-cell office:value-type="float" office:value="3.57626694342554" calcext:value-type="float">
            <text:p>3.576266943425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295405684746" calcext:value-type="float">
            <text:p>0.995295405684746</text:p>
          </table:table-cell>
          <table:table-cell office:value-type="float" office:value="7.84779096323323" calcext:value-type="float">
            <text:p>7.847790963233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20T09:00:00" calcext:value-type="date">
            <text:p>2020-12-20 09:00:00</text:p>
          </table:table-cell>
          <table:table-cell office:value-type="float" office:value="10660" calcext:value-type="float">
            <text:p>10660</text:p>
          </table:table-cell>
          <table:table-cell office:value-type="float" office:value="11480" calcext:value-type="float">
            <text:p>11480</text:p>
          </table:table-cell>
          <table:table-cell office:value-type="float" office:value="10340" calcext:value-type="float">
            <text:p>10340</text:p>
          </table:table-cell>
          <table:table-cell office:value-type="float" office:value="10900" calcext:value-type="float">
            <text:p>10900</text:p>
          </table:table-cell>
          <table:table-cell office:value-type="float" office:value="398968.03718221" calcext:value-type="float">
            <text:p>398968.03718221</text:p>
          </table:table-cell>
          <table:table-cell office:value-type="float" office:value="11470" calcext:value-type="float">
            <text:p>11470</text:p>
          </table:table-cell>
          <table:table-cell office:value-type="float" office:value="9850" calcext:value-type="float">
            <text:p>9850</text:p>
          </table:table-cell>
          <table:table-cell office:value-type="float" office:value="10329.6967666552" calcext:value-type="float">
            <text:p>10329.6967666552</text:p>
          </table:table-cell>
          <table:table-cell office:value-type="float" office:value="2.90173282281715" calcext:value-type="float">
            <text:p>2.90173282281715</text:p>
          </table:table-cell>
          <table:table-cell office:value-type="float" office:value="0.950105143853531" calcext:value-type="float">
            <text:p>0.950105143853531</text:p>
          </table:table-cell>
          <table:table-cell office:value-type="float" office:value="1" calcext:value-type="float">
            <text:p>1</text:p>
          </table:table-cell>
          <table:table-cell office:value-type="float" office:value="0.945635284594864" calcext:value-type="float">
            <text:p>0.945635284594864</text:p>
          </table:table-cell>
          <table:table-cell office:value-type="float" office:value="12.4457121767021" calcext:value-type="float">
            <text:p>12.4457121767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21T09:00:00" calcext:value-type="date">
            <text:p>2020-12-21 09:00:00</text:p>
          </table:table-cell>
          <table:table-cell office:value-type="float" office:value="10860" calcext:value-type="float">
            <text:p>10860</text:p>
          </table:table-cell>
          <table:table-cell office:value-type="float" office:value="11380" calcext:value-type="float">
            <text:p>11380</text:p>
          </table:table-cell>
          <table:table-cell office:value-type="float" office:value="9890" calcext:value-type="float">
            <text:p>9890</text:p>
          </table:table-cell>
          <table:table-cell office:value-type="float" office:value="10110" calcext:value-type="float">
            <text:p>10110</text:p>
          </table:table-cell>
          <table:table-cell office:value-type="float" office:value="347013.90372799" calcext:value-type="float">
            <text:p>347013.90372799</text:p>
          </table:table-cell>
          <table:table-cell office:value-type="float" office:value="11760" calcext:value-type="float">
            <text:p>11760</text:p>
          </table:table-cell>
          <table:table-cell office:value-type="float" office:value="9960" calcext:value-type="float">
            <text:p>9960</text:p>
          </table:table-cell>
          <table:table-cell office:value-type="float" office:value="10519.797844463" calcext:value-type="float">
            <text:p>10519.797844463</text:p>
          </table:table-cell>
          <table:table-cell office:value-type="float" office:value="3.25996332656055" calcext:value-type="float">
            <text:p>3.259963326560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5635284594864" calcext:value-type="float">
            <text:p>0.945635284594864</text:p>
          </table:table-cell>
          <table:table-cell office:value-type="float" office:value="12.4457121767021" calcext:value-type="float">
            <text:p>12.44571217670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22T09:00:00" calcext:value-type="date">
            <text:p>2020-12-22 09:00:00</text:p>
          </table:table-cell>
          <table:table-cell office:value-type="float" office:value="10130" calcext:value-type="float">
            <text:p>10130</text:p>
          </table:table-cell>
          <table:table-cell office:value-type="float" office:value="10430" calcext:value-type="float">
            <text:p>10430</text:p>
          </table:table-cell>
          <table:table-cell office:value-type="float" office:value="9655" calcext:value-type="float">
            <text:p>9655</text:p>
          </table:table-cell>
          <table:table-cell office:value-type="float" office:value="10270" calcext:value-type="float">
            <text:p>10270</text:p>
          </table:table-cell>
          <table:table-cell office:value-type="float" office:value="155500.99801676" calcext:value-type="float">
            <text:p>155500.99801676</text:p>
          </table:table-cell>
          <table:table-cell office:value-type="float" office:value="10870" calcext:value-type="float">
            <text:p>10870</text:p>
          </table:table-cell>
          <table:table-cell office:value-type="float" office:value="9390" calcext:value-type="float">
            <text:p>9390</text:p>
          </table:table-cell>
          <table:table-cell office:value-type="float" office:value="10383.1985629628" calcext:value-type="float">
            <text:p>10383.1985629628</text:p>
          </table:table-cell>
          <table:table-cell office:value-type="float" office:value="-7.22766034494499" calcext:value-type="float">
            <text:p>-7.227660344944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5635284594864" calcext:value-type="float">
            <text:p>0.945635284594864</text:p>
          </table:table-cell>
          <table:table-cell office:value-type="float" office:value="12.4457121767021" calcext:value-type="float">
            <text:p>12.44571217670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23T09:00:00" calcext:value-type="date">
            <text:p>2020-12-23 09:00:00</text:p>
          </table:table-cell>
          <table:table-cell office:value-type="float" office:value="10270" calcext:value-type="float">
            <text:p>10270</text:p>
          </table:table-cell>
          <table:table-cell office:value-type="float" office:value="10320" calcext:value-type="float">
            <text:p>10320</text:p>
          </table:table-cell>
          <table:table-cell office:value-type="float" office:value="8250" calcext:value-type="float">
            <text:p>8250</text:p>
          </table:table-cell>
          <table:table-cell office:value-type="float" office:value="8960" calcext:value-type="float">
            <text:p>8960</text:p>
          </table:table-cell>
          <table:table-cell office:value-type="float" office:value="241909.66795266" calcext:value-type="float">
            <text:p>241909.66795266</text:p>
          </table:table-cell>
          <table:table-cell office:value-type="float" office:value="10905" calcext:value-type="float">
            <text:p>10905</text:p>
          </table:table-cell>
          <table:table-cell office:value-type="float" office:value="9635" calcext:value-type="float">
            <text:p>9635</text:p>
          </table:table-cell>
          <table:table-cell office:value-type="float" office:value="10345.4657086395" calcext:value-type="float">
            <text:p>10345.4657086395</text:p>
          </table:table-cell>
          <table:table-cell office:value-type="float" office:value="-6.88468686726589" calcext:value-type="float">
            <text:p>-6.88468686726589</text:p>
          </table:table-cell>
          <table:table-cell office:value-type="float" office:value="1" calcext:value-type="float">
            <text:p>1</text:p>
          </table:table-cell>
          <table:table-cell office:value-type="float" office:value="1.07513482142857" calcext:value-type="float">
            <text:p>1.07513482142857</text:p>
          </table:table-cell>
          <table:table-cell office:value-type="float" office:value="1.01668542283946" calcext:value-type="float">
            <text:p>1.01668542283946</text:p>
          </table:table-cell>
          <table:table-cell office:value-type="float" office:value="5.86733639579284" calcext:value-type="float">
            <text:p>5.8673363957928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24T09:00:00" calcext:value-type="date">
            <text:p>2020-12-24 09:00:00</text:p>
          </table:table-cell>
          <table:table-cell office:value-type="float" office:value="8960" calcext:value-type="float">
            <text:p>8960</text:p>
          </table:table-cell>
          <table:table-cell office:value-type="float" office:value="9495" calcext:value-type="float">
            <text:p>9495</text:p>
          </table:table-cell>
          <table:table-cell office:value-type="float" office:value="8590" calcext:value-type="float">
            <text:p>8590</text:p>
          </table:table-cell>
          <table:table-cell office:value-type="float" office:value="9440" calcext:value-type="float">
            <text:p>9440</text:p>
          </table:table-cell>
          <table:table-cell office:value-type="float" office:value="113309.09819178" calcext:value-type="float">
            <text:p>113309.09819178</text:p>
          </table:table-cell>
          <table:table-cell office:value-type="float" office:value="9720" calcext:value-type="float">
            <text:p>9720</text:p>
          </table:table-cell>
          <table:table-cell office:value-type="float" office:value="8200" calcext:value-type="float">
            <text:p>8200</text:p>
          </table:table-cell>
          <table:table-cell office:value-type="float" office:value="9883.64380574085" calcext:value-type="float">
            <text:p>9883.64380574085</text:p>
          </table:table-cell>
          <table:table-cell office:value-type="float" office:value="-10.3471216262309" calcext:value-type="float">
            <text:p>-10.34712162623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668542283946" calcext:value-type="float">
            <text:p>1.01668542283946</text:p>
          </table:table-cell>
          <table:table-cell office:value-type="float" office:value="5.86733639579284" calcext:value-type="float">
            <text:p>5.867336395792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25T09:00:00" calcext:value-type="date">
            <text:p>2020-12-25 09:00:00</text:p>
          </table:table-cell>
          <table:table-cell office:value-type="float" office:value="9440" calcext:value-type="float">
            <text:p>9440</text:p>
          </table:table-cell>
          <table:table-cell office:value-type="float" office:value="9800" calcext:value-type="float">
            <text:p>9800</text:p>
          </table:table-cell>
          <table:table-cell office:value-type="float" office:value="9000" calcext:value-type="float">
            <text:p>9000</text:p>
          </table:table-cell>
          <table:table-cell office:value-type="float" office:value="9395" calcext:value-type="float">
            <text:p>9395</text:p>
          </table:table-cell>
          <table:table-cell office:value-type="float" office:value="116834.08651398" calcext:value-type="float">
            <text:p>116834.08651398</text:p>
          </table:table-cell>
          <table:table-cell office:value-type="float" office:value="9865" calcext:value-type="float">
            <text:p>9865</text:p>
          </table:table-cell>
          <table:table-cell office:value-type="float" office:value="9015" calcext:value-type="float">
            <text:p>9015</text:p>
          </table:table-cell>
          <table:table-cell office:value-type="float" office:value="9735.76253715654" calcext:value-type="float">
            <text:p>9735.76253715654</text:p>
          </table:table-cell>
          <table:table-cell office:value-type="float" office:value="-4.91077963077664" calcext:value-type="float">
            <text:p>-4.91077963077664</text:p>
          </table:table-cell>
          <table:table-cell office:value-type="float" office:value="1" calcext:value-type="float">
            <text:p>1</text:p>
          </table:table-cell>
          <table:table-cell office:value-type="float" office:value="0.959352953698776" calcext:value-type="float">
            <text:p>0.959352953698776</text:p>
          </table:table-cell>
          <table:table-cell office:value-type="float" office:value="0.97536016338352" calcext:value-type="float">
            <text:p>0.97536016338352</text:p>
          </table:table-cell>
          <table:table-cell office:value-type="float" office:value="9.69355113177058" calcext:value-type="float">
            <text:p>9.693551131770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26T09:00:00" calcext:value-type="date">
            <text:p>2020-12-26 09:00:00</text:p>
          </table:table-cell>
          <table:table-cell office:value-type="float" office:value="9330" calcext:value-type="float">
            <text:p>9330</text:p>
          </table:table-cell>
          <table:table-cell office:value-type="float" office:value="9765" calcext:value-type="float">
            <text:p>9765</text:p>
          </table:table-cell>
          <table:table-cell office:value-type="float" office:value="9120" calcext:value-type="float">
            <text:p>9120</text:p>
          </table:table-cell>
          <table:table-cell office:value-type="float" office:value="9610" calcext:value-type="float">
            <text:p>9610</text:p>
          </table:table-cell>
          <table:table-cell office:value-type="float" office:value="178738.62511567" calcext:value-type="float">
            <text:p>178738.62511567</text:p>
          </table:table-cell>
          <table:table-cell office:value-type="float" office:value="10085" calcext:value-type="float">
            <text:p>10085</text:p>
          </table:table-cell>
          <table:table-cell office:value-type="float" office:value="8575" calcext:value-type="float">
            <text:p>8575</text:p>
          </table:table-cell>
          <table:table-cell office:value-type="float" office:value="9622.17502476897" calcext:value-type="float">
            <text:p>9622.17502476897</text:p>
          </table:table-cell>
          <table:table-cell office:value-type="float" office:value="-2.67229643784121" calcext:value-type="float">
            <text:p>-2.672296437841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536016338352" calcext:value-type="float">
            <text:p>0.97536016338352</text:p>
          </table:table-cell>
          <table:table-cell office:value-type="float" office:value="9.69355113177058" calcext:value-type="float">
            <text:p>9.693551131770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27T09:00:00" calcext:value-type="date">
            <text:p>2020-12-27 09:00:00</text:p>
          </table:table-cell>
          <table:table-cell office:value-type="float" office:value="9575" calcext:value-type="float">
            <text:p>9575</text:p>
          </table:table-cell>
          <table:table-cell office:value-type="float" office:value="10390" calcext:value-type="float">
            <text:p>10390</text:p>
          </table:table-cell>
          <table:table-cell office:value-type="float" office:value="9305" calcext:value-type="float">
            <text:p>9305</text:p>
          </table:table-cell>
          <table:table-cell office:value-type="float" office:value="9680" calcext:value-type="float">
            <text:p>9680</text:p>
          </table:table-cell>
          <table:table-cell office:value-type="float" office:value="616482.32115877" calcext:value-type="float">
            <text:p>616482.32115877</text:p>
          </table:table-cell>
          <table:table-cell office:value-type="float" office:value="9940" calcext:value-type="float">
            <text:p>9940</text:p>
          </table:table-cell>
          <table:table-cell office:value-type="float" office:value="9210" calcext:value-type="float">
            <text:p>9210</text:p>
          </table:table-cell>
          <table:table-cell office:value-type="float" office:value="9618.11668317927" calcext:value-type="float">
            <text:p>9618.11668317927</text:p>
          </table:table-cell>
          <table:table-cell office:value-type="float" office:value="0.219485157159447" calcext:value-type="float">
            <text:p>0.2194851571594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536016338352" calcext:value-type="float">
            <text:p>0.97536016338352</text:p>
          </table:table-cell>
          <table:table-cell office:value-type="float" office:value="9.69355113177058" calcext:value-type="float">
            <text:p>9.693551131770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28T09:00:00" calcext:value-type="date">
            <text:p>2020-12-28 09:00:00</text:p>
          </table:table-cell>
          <table:table-cell office:value-type="float" office:value="9775" calcext:value-type="float">
            <text:p>9775</text:p>
          </table:table-cell>
          <table:table-cell office:value-type="float" office:value="10260" calcext:value-type="float">
            <text:p>10260</text:p>
          </table:table-cell>
          <table:table-cell office:value-type="float" office:value="9590" calcext:value-type="float">
            <text:p>9590</text:p>
          </table:table-cell>
          <table:table-cell office:value-type="float" office:value="9735" calcext:value-type="float">
            <text:p>9735</text:p>
          </table:table-cell>
          <table:table-cell office:value-type="float" office:value="205346.17786447" calcext:value-type="float">
            <text:p>205346.17786447</text:p>
          </table:table-cell>
          <table:table-cell office:value-type="float" office:value="10755" calcext:value-type="float">
            <text:p>10755</text:p>
          </table:table-cell>
          <table:table-cell office:value-type="float" office:value="8795" calcext:value-type="float">
            <text:p>8795</text:p>
          </table:table-cell>
          <table:table-cell office:value-type="float" office:value="9638.74445545301" calcext:value-type="float">
            <text:p>9638.74445545301</text:p>
          </table:table-cell>
          <table:table-cell office:value-type="float" office:value="1.42935493225443" calcext:value-type="float">
            <text:p>1.429354932254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536016338352" calcext:value-type="float">
            <text:p>0.97536016338352</text:p>
          </table:table-cell>
          <table:table-cell office:value-type="float" office:value="9.69355113177058" calcext:value-type="float">
            <text:p>9.693551131770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29T09:00:00" calcext:value-type="date">
            <text:p>2020-12-29 09:00:00</text:p>
          </table:table-cell>
          <table:table-cell office:value-type="float" office:value="9735" calcext:value-type="float">
            <text:p>9735</text:p>
          </table:table-cell>
          <table:table-cell office:value-type="float" office:value="9815" calcext:value-type="float">
            <text:p>9815</text:p>
          </table:table-cell>
          <table:table-cell office:value-type="float" office:value="8925" calcext:value-type="float">
            <text:p>8925</text:p>
          </table:table-cell>
          <table:table-cell office:value-type="float" office:value="9435" calcext:value-type="float">
            <text:p>9435</text:p>
          </table:table-cell>
          <table:table-cell office:value-type="float" office:value="153616.4057732" calcext:value-type="float">
            <text:p>153616.4057732</text:p>
          </table:table-cell>
          <table:table-cell office:value-type="float" office:value="10365" calcext:value-type="float">
            <text:p>10365</text:p>
          </table:table-cell>
          <table:table-cell office:value-type="float" office:value="9105" calcext:value-type="float">
            <text:p>9105</text:p>
          </table:table-cell>
          <table:table-cell office:value-type="float" office:value="9670.82963696885" calcext:value-type="float">
            <text:p>9670.82963696885</text:p>
          </table:table-cell>
          <table:table-cell office:value-type="float" office:value="1.80018023739181" calcext:value-type="float">
            <text:p>1.800180237391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536016338352" calcext:value-type="float">
            <text:p>0.97536016338352</text:p>
          </table:table-cell>
          <table:table-cell office:value-type="float" office:value="9.69355113177058" calcext:value-type="float">
            <text:p>9.693551131770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30T09:00:00" calcext:value-type="date">
            <text:p>2020-12-30 09:00:00</text:p>
          </table:table-cell>
          <table:table-cell office:value-type="float" office:value="9430" calcext:value-type="float">
            <text:p>9430</text:p>
          </table:table-cell>
          <table:table-cell office:value-type="float" office:value="9685" calcext:value-type="float">
            <text:p>9685</text:p>
          </table:table-cell>
          <table:table-cell office:value-type="float" office:value="9105" calcext:value-type="float">
            <text:p>9105</text:p>
          </table:table-cell>
          <table:table-cell office:value-type="float" office:value="9385" calcext:value-type="float">
            <text:p>9385</text:p>
          </table:table-cell>
          <table:table-cell office:value-type="float" office:value="143694.32558548" calcext:value-type="float">
            <text:p>143694.32558548</text:p>
          </table:table-cell>
          <table:table-cell office:value-type="float" office:value="10020" calcext:value-type="float">
            <text:p>10020</text:p>
          </table:table-cell>
          <table:table-cell office:value-type="float" office:value="8840" calcext:value-type="float">
            <text:p>8840</text:p>
          </table:table-cell>
          <table:table-cell office:value-type="float" office:value="9592.21975797895" calcext:value-type="float">
            <text:p>9592.21975797895</text:p>
          </table:table-cell>
          <table:table-cell office:value-type="float" office:value="-0.586110315175453" calcext:value-type="float">
            <text:p>-0.5861103151754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536016338352" calcext:value-type="float">
            <text:p>0.97536016338352</text:p>
          </table:table-cell>
          <table:table-cell office:value-type="float" office:value="9.69355113177058" calcext:value-type="float">
            <text:p>9.693551131770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0-12-31T09:00:00" calcext:value-type="date">
            <text:p>2020-12-31 09:00:00</text:p>
          </table:table-cell>
          <table:table-cell office:value-type="float" office:value="9340" calcext:value-type="float">
            <text:p>9340</text:p>
          </table:table-cell>
          <table:table-cell office:value-type="float" office:value="9575" calcext:value-type="float">
            <text:p>9575</text:p>
          </table:table-cell>
          <table:table-cell office:value-type="float" office:value="9100" calcext:value-type="float">
            <text:p>9100</text:p>
          </table:table-cell>
          <table:table-cell office:value-type="float" office:value="9245" calcext:value-type="float">
            <text:p>9245</text:p>
          </table:table-cell>
          <table:table-cell office:value-type="float" office:value="81653.99949415" calcext:value-type="float">
            <text:p>81653.99949415</text:p>
          </table:table-cell>
          <table:table-cell office:value-type="float" office:value="9875" calcext:value-type="float">
            <text:p>9875</text:p>
          </table:table-cell>
          <table:table-cell office:value-type="float" office:value="8805" calcext:value-type="float">
            <text:p>8805</text:p>
          </table:table-cell>
          <table:table-cell office:value-type="float" office:value="9523.14650531913" calcext:value-type="float">
            <text:p>9523.14650531913</text:p>
          </table:table-cell>
          <table:table-cell office:value-type="float" office:value="2.51504344131621" calcext:value-type="float">
            <text:p>2.515043441316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536016338352" calcext:value-type="float">
            <text:p>0.97536016338352</text:p>
          </table:table-cell>
          <table:table-cell office:value-type="float" office:value="9.69355113177058" calcext:value-type="float">
            <text:p>9.693551131770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01T09:00:00" calcext:value-type="date">
            <text:p>2021-01-01 09:00:00</text:p>
          </table:table-cell>
          <table:table-cell office:value-type="float" office:value="9230" calcext:value-type="float">
            <text:p>9230</text:p>
          </table:table-cell>
          <table:table-cell office:value-type="float" office:value="9610" calcext:value-type="float">
            <text:p>9610</text:p>
          </table:table-cell>
          <table:table-cell office:value-type="float" office:value="9140" calcext:value-type="float">
            <text:p>9140</text:p>
          </table:table-cell>
          <table:table-cell office:value-type="float" office:value="9285" calcext:value-type="float">
            <text:p>9285</text:p>
          </table:table-cell>
          <table:table-cell office:value-type="float" office:value="133226.28100791" calcext:value-type="float">
            <text:p>133226.28100791</text:p>
          </table:table-cell>
          <table:table-cell office:value-type="float" office:value="9610" calcext:value-type="float">
            <text:p>9610</text:p>
          </table:table-cell>
          <table:table-cell office:value-type="float" office:value="8850" calcext:value-type="float">
            <text:p>8850</text:p>
          </table:table-cell>
          <table:table-cell office:value-type="float" office:value="9430.43100354594" calcext:value-type="float">
            <text:p>9430.43100354594</text:p>
          </table:table-cell>
          <table:table-cell office:value-type="float" office:value="1.26934774993945" calcext:value-type="float">
            <text:p>1.269347749939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536016338352" calcext:value-type="float">
            <text:p>0.97536016338352</text:p>
          </table:table-cell>
          <table:table-cell office:value-type="float" office:value="9.69355113177058" calcext:value-type="float">
            <text:p>9.693551131770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02T09:00:00" calcext:value-type="date">
            <text:p>2021-01-02 09:00:00</text:p>
          </table:table-cell>
          <table:table-cell office:value-type="float" office:value="9285" calcext:value-type="float">
            <text:p>9285</text:p>
          </table:table-cell>
          <table:table-cell office:value-type="float" office:value="9685" calcext:value-type="float">
            <text:p>9685</text:p>
          </table:table-cell>
          <table:table-cell office:value-type="float" office:value="9150" calcext:value-type="float">
            <text:p>9150</text:p>
          </table:table-cell>
          <table:table-cell office:value-type="float" office:value="9440" calcext:value-type="float">
            <text:p>9440</text:p>
          </table:table-cell>
          <table:table-cell office:value-type="float" office:value="239226.9351546" calcext:value-type="float">
            <text:p>239226.9351546</text:p>
          </table:table-cell>
          <table:table-cell office:value-type="float" office:value="9700" calcext:value-type="float">
            <text:p>9700</text:p>
          </table:table-cell>
          <table:table-cell office:value-type="float" office:value="8870" calcext:value-type="float">
            <text:p>8870</text:p>
          </table:table-cell>
          <table:table-cell office:value-type="float" office:value="9381.95400236391" calcext:value-type="float">
            <text:p>9381.95400236391</text:p>
          </table:table-cell>
          <table:table-cell office:value-type="float" office:value="-1.33046710831276" calcext:value-type="float">
            <text:p>-1.33046710831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536016338352" calcext:value-type="float">
            <text:p>0.97536016338352</text:p>
          </table:table-cell>
          <table:table-cell office:value-type="float" office:value="9.69355113177058" calcext:value-type="float">
            <text:p>9.693551131770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03T09:00:00" calcext:value-type="date">
            <text:p>2021-01-03 09:00:00</text:p>
          </table:table-cell>
          <table:table-cell office:value-type="float" office:value="9440" calcext:value-type="float">
            <text:p>9440</text:p>
          </table:table-cell>
          <table:table-cell office:value-type="float" office:value="10400" calcext:value-type="float">
            <text:p>10400</text:p>
          </table:table-cell>
          <table:table-cell office:value-type="float" office:value="9310" calcext:value-type="float">
            <text:p>9310</text:p>
          </table:table-cell>
          <table:table-cell office:value-type="float" office:value="10280" calcext:value-type="float">
            <text:p>10280</text:p>
          </table:table-cell>
          <table:table-cell office:value-type="float" office:value="492187.13585725" calcext:value-type="float">
            <text:p>492187.13585725</text:p>
          </table:table-cell>
          <table:table-cell office:value-type="float" office:value="9820" calcext:value-type="float">
            <text:p>9820</text:p>
          </table:table-cell>
          <table:table-cell office:value-type="float" office:value="9060" calcext:value-type="float">
            <text:p>9060</text:p>
          </table:table-cell>
          <table:table-cell office:value-type="float" office:value="9401.30266824262" calcext:value-type="float">
            <text:p>9401.30266824262</text:p>
          </table:table-cell>
          <table:table-cell office:value-type="float" office:value="-2.51218591913854" calcext:value-type="float">
            <text:p>-2.51218591913854</text:p>
          </table:table-cell>
          <table:table-cell office:value-type="float" office:value="1.04664317718941" calcext:value-type="float">
            <text:p>1.04664317718941</text:p>
          </table:table-cell>
          <table:table-cell office:value-type="float" office:value="1" calcext:value-type="float">
            <text:p>1</text:p>
          </table:table-cell>
          <table:table-cell office:value-type="float" office:value="1.02085406030771" calcext:value-type="float">
            <text:p>1.02085406030771</text:p>
          </table:table-cell>
          <table:table-cell office:value-type="float" office:value="5.48137143586343" calcext:value-type="float">
            <text:p>5.481371435863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04T09:00:00" calcext:value-type="date">
            <text:p>2021-01-04 09:00:00</text:p>
          </table:table-cell>
          <table:table-cell office:value-type="float" office:value="10270" calcext:value-type="float">
            <text:p>10270</text:p>
          </table:table-cell>
          <table:table-cell office:value-type="float" office:value="11310" calcext:value-type="float">
            <text:p>11310</text:p>
          </table:table-cell>
          <table:table-cell office:value-type="float" office:value="9290" calcext:value-type="float">
            <text:p>9290</text:p>
          </table:table-cell>
          <table:table-cell office:value-type="float" office:value="10050" calcext:value-type="float">
            <text:p>10050</text:p>
          </table:table-cell>
          <table:table-cell office:value-type="float" office:value="597801.83850976" calcext:value-type="float">
            <text:p>597801.83850976</text:p>
          </table:table-cell>
          <table:table-cell office:value-type="float" office:value="10520" calcext:value-type="float">
            <text:p>10520</text:p>
          </table:table-cell>
          <table:table-cell office:value-type="float" office:value="10020" calcext:value-type="float">
            <text:p>10020</text:p>
          </table:table-cell>
          <table:table-cell office:value-type="float" office:value="9694.20177882855" calcext:value-type="float">
            <text:p>9694.20177882855</text:p>
          </table:table-cell>
          <table:table-cell office:value-type="float" office:value="11.998136648418" calcext:value-type="float">
            <text:p>11.998136648418</text:p>
          </table:table-cell>
          <table:table-cell office:value-type="float" office:value="0.95512319391635" calcext:value-type="float">
            <text:p>0.95512319391635</text:p>
          </table:table-cell>
          <table:table-cell office:value-type="float" office:value="1" calcext:value-type="float">
            <text:p>1</text:p>
          </table:table-cell>
          <table:table-cell office:value-type="float" office:value="0.975041390603573" calcext:value-type="float">
            <text:p>0.975041390603573</text:p>
          </table:table-cell>
          <table:table-cell office:value-type="float" office:value="9.72306560122874" calcext:value-type="float">
            <text:p>9.723065601228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05T09:00:00" calcext:value-type="date">
            <text:p>2021-01-05 09:00:00</text:p>
          </table:table-cell>
          <table:table-cell office:value-type="float" office:value="10050" calcext:value-type="float">
            <text:p>10050</text:p>
          </table:table-cell>
          <table:table-cell office:value-type="float" office:value="10950" calcext:value-type="float">
            <text:p>10950</text:p>
          </table:table-cell>
          <table:table-cell office:value-type="float" office:value="9765" calcext:value-type="float">
            <text:p>9765</text:p>
          </table:table-cell>
          <table:table-cell office:value-type="float" office:value="10440" calcext:value-type="float">
            <text:p>10440</text:p>
          </table:table-cell>
          <table:table-cell office:value-type="float" office:value="418742.95735135" calcext:value-type="float">
            <text:p>418742.95735135</text:p>
          </table:table-cell>
          <table:table-cell office:value-type="float" office:value="11850" calcext:value-type="float">
            <text:p>11850</text:p>
          </table:table-cell>
          <table:table-cell office:value-type="float" office:value="8250" calcext:value-type="float">
            <text:p>8250</text:p>
          </table:table-cell>
          <table:table-cell office:value-type="float" office:value="9812.80118588574" calcext:value-type="float">
            <text:p>9812.80118588574</text:p>
          </table:table-cell>
          <table:table-cell office:value-type="float" office:value="1.4525342634761" calcext:value-type="float">
            <text:p>1.4525342634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5041390603573" calcext:value-type="float">
            <text:p>0.975041390603573</text:p>
          </table:table-cell>
          <table:table-cell office:value-type="float" office:value="9.72306560122874" calcext:value-type="float">
            <text:p>9.723065601228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06T09:00:00" calcext:value-type="date">
            <text:p>2021-01-06 09:00:00</text:p>
          </table:table-cell>
          <table:table-cell office:value-type="float" office:value="10450" calcext:value-type="float">
            <text:p>10450</text:p>
          </table:table-cell>
          <table:table-cell office:value-type="float" office:value="11200" calcext:value-type="float">
            <text:p>112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950" calcext:value-type="float">
            <text:p>10950</text:p>
          </table:table-cell>
          <table:table-cell office:value-type="float" office:value="528724.83936716" calcext:value-type="float">
            <text:p>528724.83936716</text:p>
          </table:table-cell>
          <table:table-cell office:value-type="float" office:value="11245" calcext:value-type="float">
            <text:p>11245</text:p>
          </table:table-cell>
          <table:table-cell office:value-type="float" office:value="9655" calcext:value-type="float">
            <text:p>9655</text:p>
          </table:table-cell>
          <table:table-cell office:value-type="float" office:value="10021.8674572572" calcext:value-type="float">
            <text:p>10021.8674572572</text:p>
          </table:table-cell>
          <table:table-cell office:value-type="float" office:value="2.54105041583701" calcext:value-type="float">
            <text:p>2.541050415837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5041390603573" calcext:value-type="float">
            <text:p>0.975041390603573</text:p>
          </table:table-cell>
          <table:table-cell office:value-type="float" office:value="9.72306560122874" calcext:value-type="float">
            <text:p>9.723065601228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07T09:00:00" calcext:value-type="date">
            <text:p>2021-01-07 09:00:00</text:p>
          </table:table-cell>
          <table:table-cell office:value-type="float" office:value="10900" calcext:value-type="float">
            <text:p>10900</text:p>
          </table:table-cell>
          <table:table-cell office:value-type="float" office:value="13300" calcext:value-type="float">
            <text:p>13300</text:p>
          </table:table-cell>
          <table:table-cell office:value-type="float" office:value="10580" calcext:value-type="float">
            <text:p>10580</text:p>
          </table:table-cell>
          <table:table-cell office:value-type="float" office:value="11950" calcext:value-type="float">
            <text:p>11950</text:p>
          </table:table-cell>
          <table:table-cell office:value-type="float" office:value="1962432.83666456" calcext:value-type="float">
            <text:p>1962432.83666456</text:p>
          </table:table-cell>
          <table:table-cell office:value-type="float" office:value="11600" calcext:value-type="float">
            <text:p>116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331.2449715049" calcext:value-type="float">
            <text:p>10331.2449715049</text:p>
          </table:table-cell>
          <table:table-cell office:value-type="float" office:value="7.52382879965352" calcext:value-type="float">
            <text:p>7.52382879965352</text:p>
          </table:table-cell>
          <table:table-cell office:value-type="float" office:value="1.0299724137931" calcext:value-type="float">
            <text:p>1.0299724137931</text:p>
          </table:table-cell>
          <table:table-cell office:value-type="float" office:value="1" calcext:value-type="float">
            <text:p>1</text:p>
          </table:table-cell>
          <table:table-cell office:value-type="float" office:value="1.00426573462815" calcext:value-type="float">
            <text:p>1.00426573462815</text:p>
          </table:table-cell>
          <table:table-cell office:value-type="float" office:value="7.0172479674559" calcext:value-type="float">
            <text:p>7.017247967455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08T09:00:00" calcext:value-type="date">
            <text:p>2021-01-08 09:00:00</text:p>
          </table:table-cell>
          <table:table-cell office:value-type="float" office:value="11940" calcext:value-type="float">
            <text:p>11940</text:p>
          </table:table-cell>
          <table:table-cell office:value-type="float" office:value="15030" calcext:value-type="float">
            <text:p>15030</text:p>
          </table:table-cell>
          <table:table-cell office:value-type="float" office:value="11840" calcext:value-type="float">
            <text:p>11840</text:p>
          </table:table-cell>
          <table:table-cell office:value-type="float" office:value="13150" calcext:value-type="float">
            <text:p>13150</text:p>
          </table:table-cell>
          <table:table-cell office:value-type="float" office:value="4137185.6813938" calcext:value-type="float">
            <text:p>4137185.6813938</text:p>
          </table:table-cell>
          <table:table-cell office:value-type="float" office:value="13610" calcext:value-type="float">
            <text:p>13610</text:p>
          </table:table-cell>
          <table:table-cell office:value-type="float" office:value="10270" calcext:value-type="float">
            <text:p>10270</text:p>
          </table:table-cell>
          <table:table-cell office:value-type="float" office:value="10870.8299810033" calcext:value-type="float">
            <text:p>10870.8299810033</text:p>
          </table:table-cell>
          <table:table-cell office:value-type="float" office:value="2.62643681564035" calcext:value-type="float">
            <text:p>2.62643681564035</text:p>
          </table:table-cell>
          <table:table-cell office:value-type="float" office:value="0.966001322556943" calcext:value-type="float">
            <text:p>0.966001322556943</text:p>
          </table:table-cell>
          <table:table-cell office:value-type="float" office:value="1" calcext:value-type="float">
            <text:p>1</text:p>
          </table:table-cell>
          <table:table-cell office:value-type="float" office:value="0.97012202784941" calcext:value-type="float">
            <text:p>0.97012202784941</text:p>
          </table:table-cell>
          <table:table-cell office:value-type="float" office:value="10.1785385615781" calcext:value-type="float">
            <text:p>10.17853856157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09T09:00:00" calcext:value-type="date">
            <text:p>2021-01-09 09:00:00</text:p>
          </table:table-cell>
          <table:table-cell office:value-type="float" office:value="13190" calcext:value-type="float">
            <text:p>13190</text:p>
          </table:table-cell>
          <table:table-cell office:value-type="float" office:value="17700" calcext:value-type="float">
            <text:p>17700</text:p>
          </table:table-cell>
          <table:table-cell office:value-type="float" office:value="11930" calcext:value-type="float">
            <text:p>11930</text:p>
          </table:table-cell>
          <table:table-cell office:value-type="float" office:value="15230" calcext:value-type="float">
            <text:p>15230</text:p>
          </table:table-cell>
          <table:table-cell office:value-type="float" office:value="3478891.67788176" calcext:value-type="float">
            <text:p>3478891.67788176</text:p>
          </table:table-cell>
          <table:table-cell office:value-type="float" office:value="15170" calcext:value-type="float">
            <text:p>15170</text:p>
          </table:table-cell>
          <table:table-cell office:value-type="float" office:value="11210" calcext:value-type="float">
            <text:p>11210</text:p>
          </table:table-cell>
          <table:table-cell office:value-type="float" office:value="11630.5533206689" calcext:value-type="float">
            <text:p>11630.5533206689</text:p>
          </table:table-cell>
          <table:table-cell office:value-type="float" office:value="0.855392889636875" calcext:value-type="float">
            <text:p>0.855392889636875</text:p>
          </table:table-cell>
          <table:table-cell office:value-type="float" office:value="1.00375517468688" calcext:value-type="float">
            <text:p>1.00375517468688</text:p>
          </table:table-cell>
          <table:table-cell office:value-type="float" office:value="1" calcext:value-type="float">
            <text:p>1</text:p>
          </table:table-cell>
          <table:table-cell office:value-type="float" office:value="0.973765005531577" calcext:value-type="float">
            <text:p>0.973765005531577</text:p>
          </table:table-cell>
          <table:table-cell office:value-type="float" office:value="9.84124328324577" calcext:value-type="float">
            <text:p>9.841243283245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10T09:00:00" calcext:value-type="date">
            <text:p>2021-01-10 09:00:00</text:p>
          </table:table-cell>
          <table:table-cell office:value-type="float" office:value="15280" calcext:value-type="float">
            <text:p>15280</text:p>
          </table:table-cell>
          <table:table-cell office:value-type="float" office:value="20980" calcext:value-type="float">
            <text:p>20980</text:p>
          </table:table-cell>
          <table:table-cell office:value-type="float" office:value="14630" calcext:value-type="float">
            <text:p>14630</text:p>
          </table:table-cell>
          <table:table-cell office:value-type="float" office:value="16390" calcext:value-type="float">
            <text:p>16390</text:p>
          </table:table-cell>
          <table:table-cell office:value-type="float" office:value="10005414.0307752" calcext:value-type="float">
            <text:p>10005414.0307752</text:p>
          </table:table-cell>
          <table:table-cell office:value-type="float" office:value="19010" calcext:value-type="float">
            <text:p>19010</text:p>
          </table:table-cell>
          <table:table-cell office:value-type="float" office:value="11550" calcext:value-type="float">
            <text:p>11550</text:p>
          </table:table-cell>
          <table:table-cell office:value-type="float" office:value="12830.368880446" calcext:value-type="float">
            <text:p>12830.368880446</text:p>
          </table:table-cell>
          <table:table-cell office:value-type="float" office:value="0.91079965080219" calcext:value-type="float">
            <text:p>0.91079965080219</text:p>
          </table:table-cell>
          <table:table-cell office:value-type="float" office:value="0.861977801157286" calcext:value-type="float">
            <text:p>0.861977801157286</text:p>
          </table:table-cell>
          <table:table-cell office:value-type="float" office:value="1" calcext:value-type="float">
            <text:p>1</text:p>
          </table:table-cell>
          <table:table-cell office:value-type="float" office:value="0.83936381831202" calcext:value-type="float">
            <text:p>0.83936381831202</text:p>
          </table:table-cell>
          <table:table-cell office:value-type="float" office:value="22.2851531302175" calcext:value-type="float">
            <text:p>22.28515313021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11T09:00:00" calcext:value-type="date">
            <text:p>2021-01-11 09:00:00</text:p>
          </table:table-cell>
          <table:table-cell office:value-type="float" office:value="16370" calcext:value-type="float">
            <text:p>16370</text:p>
          </table:table-cell>
          <table:table-cell office:value-type="float" office:value="16700" calcext:value-type="float">
            <text:p>16700</text:p>
          </table:table-cell>
          <table:table-cell office:value-type="float" office:value="12200" calcext:value-type="float">
            <text:p>12200</text:p>
          </table:table-cell>
          <table:table-cell office:value-type="float" office:value="14100" calcext:value-type="float">
            <text:p>14100</text:p>
          </table:table-cell>
          <table:table-cell office:value-type="float" office:value="2704990.78473369" calcext:value-type="float">
            <text:p>2704990.78473369</text:p>
          </table:table-cell>
          <table:table-cell office:value-type="float" office:value="21610" calcext:value-type="float">
            <text:p>21610</text:p>
          </table:table-cell>
          <table:table-cell office:value-type="float" office:value="11130" calcext:value-type="float">
            <text:p>11130</text:p>
          </table:table-cell>
          <table:table-cell office:value-type="float" office:value="14016.912586964" calcext:value-type="float">
            <text:p>14016.912586964</text:p>
          </table:table-cell>
          <table:table-cell office:value-type="float" office:value="-1.78917899402428" calcext:value-type="float">
            <text:p>-1.789178994024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3936381831202" calcext:value-type="float">
            <text:p>0.83936381831202</text:p>
          </table:table-cell>
          <table:table-cell office:value-type="float" office:value="22.2851531302175" calcext:value-type="float">
            <text:p>22.2851531302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12T09:00:00" calcext:value-type="date">
            <text:p>2021-01-12 09:00:00</text:p>
          </table:table-cell>
          <table:table-cell office:value-type="float" office:value="14030" calcext:value-type="float">
            <text:p>14030</text:p>
          </table:table-cell>
          <table:table-cell office:value-type="float" office:value="16360" calcext:value-type="float">
            <text:p>16360</text:p>
          </table:table-cell>
          <table:table-cell office:value-type="float" office:value="13000" calcext:value-type="float">
            <text:p>13000</text:p>
          </table:table-cell>
          <table:table-cell office:value-type="float" office:value="14460" calcext:value-type="float">
            <text:p>14460</text:p>
          </table:table-cell>
          <table:table-cell office:value-type="float" office:value="2281753.54906893" calcext:value-type="float">
            <text:p>2281753.54906893</text:p>
          </table:table-cell>
          <table:table-cell office:value-type="float" office:value="16260" calcext:value-type="float">
            <text:p>16260</text:p>
          </table:table-cell>
          <table:table-cell office:value-type="float" office:value="11800" calcext:value-type="float">
            <text:p>11800</text:p>
          </table:table-cell>
          <table:table-cell office:value-type="float" office:value="14044.6083913094" calcext:value-type="float">
            <text:p>14044.6083913094</text:p>
          </table:table-cell>
          <table:table-cell office:value-type="float" office:value="-7.03039371987116" calcext:value-type="float">
            <text:p>-7.03039371987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3936381831202" calcext:value-type="float">
            <text:p>0.83936381831202</text:p>
          </table:table-cell>
          <table:table-cell office:value-type="float" office:value="22.2851531302175" calcext:value-type="float">
            <text:p>22.2851531302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13T09:00:00" calcext:value-type="date">
            <text:p>2021-01-13 09:00:00</text:p>
          </table:table-cell>
          <table:table-cell office:value-type="float" office:value="14460" calcext:value-type="float">
            <text:p>14460</text:p>
          </table:table-cell>
          <table:table-cell office:value-type="float" office:value="15550" calcext:value-type="float">
            <text:p>15550</text:p>
          </table:table-cell>
          <table:table-cell office:value-type="float" office:value="14040" calcext:value-type="float">
            <text:p>14040</text:p>
          </table:table-cell>
          <table:table-cell office:value-type="float" office:value="15330" calcext:value-type="float">
            <text:p>15330</text:p>
          </table:table-cell>
          <table:table-cell office:value-type="float" office:value="1432354.0650419" calcext:value-type="float">
            <text:p>1432354.0650419</text:p>
          </table:table-cell>
          <table:table-cell office:value-type="float" office:value="17390" calcext:value-type="float">
            <text:p>17390</text:p>
          </table:table-cell>
          <table:table-cell office:value-type="float" office:value="11530" calcext:value-type="float">
            <text:p>11530</text:p>
          </table:table-cell>
          <table:table-cell office:value-type="float" office:value="14183.0722608729" calcext:value-type="float">
            <text:p>14183.0722608729</text:p>
          </table:table-cell>
          <table:table-cell office:value-type="float" office:value="-5.81321017752419" calcext:value-type="float">
            <text:p>-5.813210177524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3936381831202" calcext:value-type="float">
            <text:p>0.83936381831202</text:p>
          </table:table-cell>
          <table:table-cell office:value-type="float" office:value="22.2851531302175" calcext:value-type="float">
            <text:p>22.2851531302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14T09:00:00" calcext:value-type="date">
            <text:p>2021-01-14 09:00:00</text:p>
          </table:table-cell>
          <table:table-cell office:value-type="float" office:value="15330" calcext:value-type="float">
            <text:p>15330</text:p>
          </table:table-cell>
          <table:table-cell office:value-type="float" office:value="15580" calcext:value-type="float">
            <text:p>15580</text:p>
          </table:table-cell>
          <table:table-cell office:value-type="float" office:value="14290" calcext:value-type="float">
            <text:p>14290</text:p>
          </table:table-cell>
          <table:table-cell office:value-type="float" office:value="15020" calcext:value-type="float">
            <text:p>15020</text:p>
          </table:table-cell>
          <table:table-cell office:value-type="float" office:value="1133546.48339419" calcext:value-type="float">
            <text:p>1133546.48339419</text:p>
          </table:table-cell>
          <table:table-cell office:value-type="float" office:value="15970" calcext:value-type="float">
            <text:p>15970</text:p>
          </table:table-cell>
          <table:table-cell office:value-type="float" office:value="14690" calcext:value-type="float">
            <text:p>14690</text:p>
          </table:table-cell>
          <table:table-cell office:value-type="float" office:value="14565.3815072486" calcext:value-type="float">
            <text:p>14565.3815072486</text:p>
          </table:table-cell>
          <table:table-cell office:value-type="float" office:value="-2.70680944769145" calcext:value-type="float">
            <text:p>-2.706809447691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3936381831202" calcext:value-type="float">
            <text:p>0.83936381831202</text:p>
          </table:table-cell>
          <table:table-cell office:value-type="float" office:value="22.2851531302175" calcext:value-type="float">
            <text:p>22.2851531302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15T09:00:00" calcext:value-type="date">
            <text:p>2021-01-15 09:00:00</text:p>
          </table:table-cell>
          <table:table-cell office:value-type="float" office:value="15020" calcext:value-type="float">
            <text:p>15020</text:p>
          </table:table-cell>
          <table:table-cell office:value-type="float" office:value="15490" calcext:value-type="float">
            <text:p>15490</text:p>
          </table:table-cell>
          <table:table-cell office:value-type="float" office:value="13610" calcext:value-type="float">
            <text:p>13610</text:p>
          </table:table-cell>
          <table:table-cell office:value-type="float" office:value="14350" calcext:value-type="float">
            <text:p>14350</text:p>
          </table:table-cell>
          <table:table-cell office:value-type="float" office:value="614437.67232001" calcext:value-type="float">
            <text:p>614437.67232001</text:p>
          </table:table-cell>
          <table:table-cell office:value-type="float" office:value="16000" calcext:value-type="float">
            <text:p>16000</text:p>
          </table:table-cell>
          <table:table-cell office:value-type="float" office:value="14040" calcext:value-type="float">
            <text:p>14040</text:p>
          </table:table-cell>
          <table:table-cell office:value-type="float" office:value="14716.9210048324" calcext:value-type="float">
            <text:p>14716.9210048324</text:p>
          </table:table-cell>
          <table:table-cell office:value-type="float" office:value="-2.22889521927742" calcext:value-type="float">
            <text:p>-2.228895219277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3936381831202" calcext:value-type="float">
            <text:p>0.83936381831202</text:p>
          </table:table-cell>
          <table:table-cell office:value-type="float" office:value="22.2851531302175" calcext:value-type="float">
            <text:p>22.2851531302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16T09:00:00" calcext:value-type="date">
            <text:p>2021-01-16 09:00:00</text:p>
          </table:table-cell>
          <table:table-cell office:value-type="float" office:value="14360" calcext:value-type="float">
            <text:p>14360</text:p>
          </table:table-cell>
          <table:table-cell office:value-type="float" office:value="14950" calcext:value-type="float">
            <text:p>14950</text:p>
          </table:table-cell>
          <table:table-cell office:value-type="float" office:value="14070" calcext:value-type="float">
            <text:p>14070</text:p>
          </table:table-cell>
          <table:table-cell office:value-type="float" office:value="14280" calcext:value-type="float">
            <text:p>14280</text:p>
          </table:table-cell>
          <table:table-cell office:value-type="float" office:value="602484.0696439" calcext:value-type="float">
            <text:p>602484.0696439</text:p>
          </table:table-cell>
          <table:table-cell office:value-type="float" office:value="15570" calcext:value-type="float">
            <text:p>15570</text:p>
          </table:table-cell>
          <table:table-cell office:value-type="float" office:value="13150" calcext:value-type="float">
            <text:p>13150</text:p>
          </table:table-cell>
          <table:table-cell office:value-type="float" office:value="14594.6140032216" calcext:value-type="float">
            <text:p>14594.6140032216</text:p>
          </table:table-cell>
          <table:table-cell office:value-type="float" office:value="-3.91956535280082" calcext:value-type="float">
            <text:p>-3.919565352800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3936381831202" calcext:value-type="float">
            <text:p>0.83936381831202</text:p>
          </table:table-cell>
          <table:table-cell office:value-type="float" office:value="22.2851531302175" calcext:value-type="float">
            <text:p>22.2851531302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17T09:00:00" calcext:value-type="date">
            <text:p>2021-01-17 09:00:00</text:p>
          </table:table-cell>
          <table:table-cell office:value-type="float" office:value="14280" calcext:value-type="float">
            <text:p>14280</text:p>
          </table:table-cell>
          <table:table-cell office:value-type="float" office:value="14300" calcext:value-type="float">
            <text:p>14300</text:p>
          </table:table-cell>
          <table:table-cell office:value-type="float" office:value="13200" calcext:value-type="float">
            <text:p>13200</text:p>
          </table:table-cell>
          <table:table-cell office:value-type="float" office:value="13700" calcext:value-type="float">
            <text:p>13700</text:p>
          </table:table-cell>
          <table:table-cell office:value-type="float" office:value="384701.99149222" calcext:value-type="float">
            <text:p>384701.99149222</text:p>
          </table:table-cell>
          <table:table-cell office:value-type="float" office:value="15080" calcext:value-type="float">
            <text:p>15080</text:p>
          </table:table-cell>
          <table:table-cell office:value-type="float" office:value="13480" calcext:value-type="float">
            <text:p>13480</text:p>
          </table:table-cell>
          <table:table-cell office:value-type="float" office:value="14489.7426688144" calcext:value-type="float">
            <text:p>14489.7426688144</text:p>
          </table:table-cell>
          <table:table-cell office:value-type="float" office:value="-5.75088093529" calcext:value-type="float">
            <text:p>-5.75088093529</text:p>
          </table:table-cell>
          <table:table-cell office:value-type="float" office:value="1" calcext:value-type="float">
            <text:p>1</text:p>
          </table:table-cell>
          <table:table-cell office:value-type="float" office:value="0.983741605839416" calcext:value-type="float">
            <text:p>0.983741605839416</text:p>
          </table:table-cell>
          <table:table-cell office:value-type="float" office:value="0.825717110509771" calcext:value-type="float">
            <text:p>0.825717110509771</text:p>
          </table:table-cell>
          <table:table-cell office:value-type="float" office:value="23.5486717427559" calcext:value-type="float">
            <text:p>23.54867174275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18T09:00:00" calcext:value-type="date">
            <text:p>2021-01-18 09:00:00</text:p>
          </table:table-cell>
          <table:table-cell office:value-type="float" office:value="13710" calcext:value-type="float">
            <text:p>13710</text:p>
          </table:table-cell>
          <table:table-cell office:value-type="float" office:value="14300" calcext:value-type="float">
            <text:p>14300</text:p>
          </table:table-cell>
          <table:table-cell office:value-type="float" office:value="13440" calcext:value-type="float">
            <text:p>13440</text:p>
          </table:table-cell>
          <table:table-cell office:value-type="float" office:value="13910" calcext:value-type="float">
            <text:p>13910</text:p>
          </table:table-cell>
          <table:table-cell office:value-type="float" office:value="376497.88468105" calcext:value-type="float">
            <text:p>376497.88468105</text:p>
          </table:table-cell>
          <table:table-cell office:value-type="float" office:value="14230" calcext:value-type="float">
            <text:p>14230</text:p>
          </table:table-cell>
          <table:table-cell office:value-type="float" office:value="13190" calcext:value-type="float">
            <text:p>13190</text:p>
          </table:table-cell>
          <table:table-cell office:value-type="float" office:value="14226.4951125429" calcext:value-type="float">
            <text:p>14226.4951125429</text:p>
          </table:table-cell>
          <table:table-cell office:value-type="float" office:value="-6.55544744735033" calcext:value-type="float">
            <text:p>-6.555447447350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5717110509771" calcext:value-type="float">
            <text:p>0.825717110509771</text:p>
          </table:table-cell>
          <table:table-cell office:value-type="float" office:value="23.5486717427559" calcext:value-type="float">
            <text:p>23.54867174275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19T09:00:00" calcext:value-type="date">
            <text:p>2021-01-19 09:00:00</text:p>
          </table:table-cell>
          <table:table-cell office:value-type="float" office:value="13910" calcext:value-type="float">
            <text:p>13910</text:p>
          </table:table-cell>
          <table:table-cell office:value-type="float" office:value="14560" calcext:value-type="float">
            <text:p>14560</text:p>
          </table:table-cell>
          <table:table-cell office:value-type="float" office:value="13720" calcext:value-type="float">
            <text:p>13720</text:p>
          </table:table-cell>
          <table:table-cell office:value-type="float" office:value="13850" calcext:value-type="float">
            <text:p>13850</text:p>
          </table:table-cell>
          <table:table-cell office:value-type="float" office:value="567057.11057631" calcext:value-type="float">
            <text:p>567057.11057631</text:p>
          </table:table-cell>
          <table:table-cell office:value-type="float" office:value="14570" calcext:value-type="float">
            <text:p>14570</text:p>
          </table:table-cell>
          <table:table-cell office:value-type="float" office:value="13250" calcext:value-type="float">
            <text:p>13250</text:p>
          </table:table-cell>
          <table:table-cell office:value-type="float" office:value="14120.9967416953" calcext:value-type="float">
            <text:p>14120.9967416953</text:p>
          </table:table-cell>
          <table:table-cell office:value-type="float" office:value="-5.13820947481981" calcext:value-type="float">
            <text:p>-5.138209474819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5717110509771" calcext:value-type="float">
            <text:p>0.825717110509771</text:p>
          </table:table-cell>
          <table:table-cell office:value-type="float" office:value="23.5486717427559" calcext:value-type="float">
            <text:p>23.54867174275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20T09:00:00" calcext:value-type="date">
            <text:p>2021-01-20 09:00:00</text:p>
          </table:table-cell>
          <table:table-cell office:value-type="float" office:value="13850" calcext:value-type="float">
            <text:p>13850</text:p>
          </table:table-cell>
          <table:table-cell office:value-type="float" office:value="14080" calcext:value-type="float">
            <text:p>14080</text:p>
          </table:table-cell>
          <table:table-cell office:value-type="float" office:value="12900" calcext:value-type="float">
            <text:p>12900</text:p>
          </table:table-cell>
          <table:table-cell office:value-type="float" office:value="13660" calcext:value-type="float">
            <text:p>13660</text:p>
          </table:table-cell>
          <table:table-cell office:value-type="float" office:value="362475.28284612" calcext:value-type="float">
            <text:p>362475.28284612</text:p>
          </table:table-cell>
          <table:table-cell office:value-type="float" office:value="14630" calcext:value-type="float">
            <text:p>14630</text:p>
          </table:table-cell>
          <table:table-cell office:value-type="float" office:value="13070" calcext:value-type="float">
            <text:p>13070</text:p>
          </table:table-cell>
          <table:table-cell office:value-type="float" office:value="14030.6644944635" calcext:value-type="float">
            <text:p>14030.6644944635</text:p>
          </table:table-cell>
          <table:table-cell office:value-type="float" office:value="0.798298552545486" calcext:value-type="float">
            <text:p>0.798298552545486</text:p>
          </table:table-cell>
          <table:table-cell office:value-type="float" office:value="1" calcext:value-type="float">
            <text:p>1</text:p>
          </table:table-cell>
          <table:table-cell office:value-type="float" office:value="0.956608199121523" calcext:value-type="float">
            <text:p>0.956608199121523</text:p>
          </table:table-cell>
          <table:table-cell office:value-type="float" office:value="0.789887758068579" calcext:value-type="float">
            <text:p>0.789887758068579</text:p>
          </table:table-cell>
          <table:table-cell office:value-type="float" office:value="26.8660325553893" calcext:value-type="float">
            <text:p>26.86603255538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21T09:00:00" calcext:value-type="date">
            <text:p>2021-01-21 09:00:00</text:p>
          </table:table-cell>
          <table:table-cell office:value-type="float" office:value="13660" calcext:value-type="float">
            <text:p>13660</text:p>
          </table:table-cell>
          <table:table-cell office:value-type="float" office:value="13680" calcext:value-type="float">
            <text:p>13680</text:p>
          </table:table-cell>
          <table:table-cell office:value-type="float" office:value="11370" calcext:value-type="float">
            <text:p>11370</text:p>
          </table:table-cell>
          <table:table-cell office:value-type="float" office:value="11380" calcext:value-type="float">
            <text:p>11380</text:p>
          </table:table-cell>
          <table:table-cell office:value-type="float" office:value="397306.10194155" calcext:value-type="float">
            <text:p>397306.10194155</text:p>
          </table:table-cell>
          <table:table-cell office:value-type="float" office:value="14650" calcext:value-type="float">
            <text:p>14650</text:p>
          </table:table-cell>
          <table:table-cell office:value-type="float" office:value="12670" calcext:value-type="float">
            <text:p>12670</text:p>
          </table:table-cell>
          <table:table-cell office:value-type="float" office:value="13907.1096629757" calcext:value-type="float">
            <text:p>13907.1096629757</text:p>
          </table:table-cell>
          <table:table-cell office:value-type="float" office:value="-1.59248626564744" calcext:value-type="float">
            <text:p>-1.59248626564744</text:p>
          </table:table-cell>
          <table:table-cell office:value-type="float" office:value="1" calcext:value-type="float">
            <text:p>1</text:p>
          </table:table-cell>
          <table:table-cell office:value-type="float" office:value="1.11315676625659" calcext:value-type="float">
            <text:p>1.11315676625659</text:p>
          </table:table-cell>
          <table:table-cell office:value-type="float" office:value="0.879268902477288" calcext:value-type="float">
            <text:p>0.879268902477288</text:p>
          </table:table-cell>
          <table:table-cell office:value-type="float" office:value="18.5904292958424" calcext:value-type="float">
            <text:p>18.59042929584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22T09:00:00" calcext:value-type="date">
            <text:p>2021-01-22 09:00:00</text:p>
          </table:table-cell>
          <table:table-cell office:value-type="float" office:value="11390" calcext:value-type="float">
            <text:p>11390</text:p>
          </table:table-cell>
          <table:table-cell office:value-type="float" office:value="12160" calcext:value-type="float">
            <text:p>12160</text:p>
          </table:table-cell>
          <table:table-cell office:value-type="float" office:value="9875" calcext:value-type="float">
            <text:p>9875</text:p>
          </table:table-cell>
          <table:table-cell office:value-type="float" office:value="11770" calcext:value-type="float">
            <text:p>11770</text:p>
          </table:table-cell>
          <table:table-cell office:value-type="float" office:value="565432.61748524" calcext:value-type="float">
            <text:p>565432.61748524</text:p>
          </table:table-cell>
          <table:table-cell office:value-type="float" office:value="11420" calcext:value-type="float">
            <text:p>11420</text:p>
          </table:table-cell>
          <table:table-cell office:value-type="float" office:value="11360" calcext:value-type="float">
            <text:p>11360</text:p>
          </table:table-cell>
          <table:table-cell office:value-type="float" office:value="13064.7397753171" calcext:value-type="float">
            <text:p>13064.7397753171</text:p>
          </table:table-cell>
          <table:table-cell office:value-type="float" office:value="-7.22400796074975" calcext:value-type="float">
            <text:p>-7.22400796074975</text:p>
          </table:table-cell>
          <table:table-cell office:value-type="float" office:value="1" calcext:value-type="float">
            <text:p>1</text:p>
          </table:table-cell>
          <table:table-cell office:value-type="float" office:value="0.964965675446049" calcext:value-type="float">
            <text:p>0.964965675446049</text:p>
          </table:table-cell>
          <table:table-cell office:value-type="float" office:value="0.848464310377702" calcext:value-type="float">
            <text:p>0.848464310377702</text:p>
          </table:table-cell>
          <table:table-cell office:value-type="float" office:value="21.4425586176897" calcext:value-type="float">
            <text:p>21.44255861768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23T09:00:00" calcext:value-type="date">
            <text:p>2021-01-23 09:00:00</text:p>
          </table:table-cell>
          <table:table-cell office:value-type="float" office:value="11760" calcext:value-type="float">
            <text:p>11760</text:p>
          </table:table-cell>
          <table:table-cell office:value-type="float" office:value="12400" calcext:value-type="float">
            <text:p>12400</text:p>
          </table:table-cell>
          <table:table-cell office:value-type="float" office:value="11230" calcext:value-type="float">
            <text:p>11230</text:p>
          </table:table-cell>
          <table:table-cell office:value-type="float" office:value="11880" calcext:value-type="float">
            <text:p>11880</text:p>
          </table:table-cell>
          <table:table-cell office:value-type="float" office:value="348989.17812938" calcext:value-type="float">
            <text:p>348989.17812938</text:p>
          </table:table-cell>
          <table:table-cell office:value-type="float" office:value="13665" calcext:value-type="float">
            <text:p>13665</text:p>
          </table:table-cell>
          <table:table-cell office:value-type="float" office:value="9855" calcext:value-type="float">
            <text:p>9855</text:p>
          </table:table-cell>
          <table:table-cell office:value-type="float" office:value="12633.1598502114" calcext:value-type="float">
            <text:p>12633.1598502114</text:p>
          </table:table-cell>
          <table:table-cell office:value-type="float" office:value="1.41885037654901" calcext:value-type="float">
            <text:p>1.41885037654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48464310377702" calcext:value-type="float">
            <text:p>0.848464310377702</text:p>
          </table:table-cell>
          <table:table-cell office:value-type="float" office:value="21.4425586176897" calcext:value-type="float">
            <text:p>21.44255861768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24T09:00:00" calcext:value-type="date">
            <text:p>2021-01-24 09:00:00</text:p>
          </table:table-cell>
          <table:table-cell office:value-type="float" office:value="11880" calcext:value-type="float">
            <text:p>11880</text:p>
          </table:table-cell>
          <table:table-cell office:value-type="float" office:value="12510" calcext:value-type="float">
            <text:p>12510</text:p>
          </table:table-cell>
          <table:table-cell office:value-type="float" office:value="11690" calcext:value-type="float">
            <text:p>11690</text:p>
          </table:table-cell>
          <table:table-cell office:value-type="float" office:value="12210" calcext:value-type="float">
            <text:p>12210</text:p>
          </table:table-cell>
          <table:table-cell office:value-type="float" office:value="472873.82979658" calcext:value-type="float">
            <text:p>472873.82979658</text:p>
          </table:table-cell>
          <table:table-cell office:value-type="float" office:value="12930" calcext:value-type="float">
            <text:p>12930</text:p>
          </table:table-cell>
          <table:table-cell office:value-type="float" office:value="10830" calcext:value-type="float">
            <text:p>10830</text:p>
          </table:table-cell>
          <table:table-cell office:value-type="float" office:value="12382.1065668076" calcext:value-type="float">
            <text:p>12382.1065668076</text:p>
          </table:table-cell>
          <table:table-cell office:value-type="float" office:value="3.84771447313575" calcext:value-type="float">
            <text:p>3.847714473135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48464310377702" calcext:value-type="float">
            <text:p>0.848464310377702</text:p>
          </table:table-cell>
          <table:table-cell office:value-type="float" office:value="21.4425586176897" calcext:value-type="float">
            <text:p>21.44255861768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25T09:00:00" calcext:value-type="date">
            <text:p>2021-01-25 09:00:00</text:p>
          </table:table-cell>
          <table:table-cell office:value-type="float" office:value="12280" calcext:value-type="float">
            <text:p>12280</text:p>
          </table:table-cell>
          <table:table-cell office:value-type="float" office:value="12600" calcext:value-type="float">
            <text:p>12600</text:p>
          </table:table-cell>
          <table:table-cell office:value-type="float" office:value="12000" calcext:value-type="float">
            <text:p>12000</text:p>
          </table:table-cell>
          <table:table-cell office:value-type="float" office:value="12100" calcext:value-type="float">
            <text:p>12100</text:p>
          </table:table-cell>
          <table:table-cell office:value-type="float" office:value="406628.43518886" calcext:value-type="float">
            <text:p>406628.43518886</text:p>
          </table:table-cell>
          <table:table-cell office:value-type="float" office:value="12770" calcext:value-type="float">
            <text:p>12770</text:p>
          </table:table-cell>
          <table:table-cell office:value-type="float" office:value="11790" calcext:value-type="float">
            <text:p>11790</text:p>
          </table:table-cell>
          <table:table-cell office:value-type="float" office:value="12324.7377112051" calcext:value-type="float">
            <text:p>12324.7377112051</text:p>
          </table:table-cell>
          <table:table-cell office:value-type="float" office:value="6.06848363309664" calcext:value-type="float">
            <text:p>6.068483633096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48464310377702" calcext:value-type="float">
            <text:p>0.848464310377702</text:p>
          </table:table-cell>
          <table:table-cell office:value-type="float" office:value="21.4425586176897" calcext:value-type="float">
            <text:p>21.44255861768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26T09:00:00" calcext:value-type="date">
            <text:p>2021-01-26 09:00:00</text:p>
          </table:table-cell>
          <table:table-cell office:value-type="float" office:value="12110" calcext:value-type="float">
            <text:p>12110</text:p>
          </table:table-cell>
          <table:table-cell office:value-type="float" office:value="12180" calcext:value-type="float">
            <text:p>12180</text:p>
          </table:table-cell>
          <table:table-cell office:value-type="float" office:value="11530" calcext:value-type="float">
            <text:p>11530</text:p>
          </table:table-cell>
          <table:table-cell office:value-type="float" office:value="11780" calcext:value-type="float">
            <text:p>11780</text:p>
          </table:table-cell>
          <table:table-cell office:value-type="float" office:value="145644.52825925" calcext:value-type="float">
            <text:p>145644.52825925</text:p>
          </table:table-cell>
          <table:table-cell office:value-type="float" office:value="12530" calcext:value-type="float">
            <text:p>12530</text:p>
          </table:table-cell>
          <table:table-cell office:value-type="float" office:value="11690" calcext:value-type="float">
            <text:p>11690</text:p>
          </table:table-cell>
          <table:table-cell office:value-type="float" office:value="12249.8251408034" calcext:value-type="float">
            <text:p>12249.8251408034</text:p>
          </table:table-cell>
          <table:table-cell office:value-type="float" office:value="5.47709089338965" calcext:value-type="float">
            <text:p>5.47709089338965</text:p>
          </table:table-cell>
          <table:table-cell office:value-type="float" office:value="1" calcext:value-type="float">
            <text:p>1</text:p>
          </table:table-cell>
          <table:table-cell office:value-type="float" office:value="0.992159932088285" calcext:value-type="float">
            <text:p>0.992159932088285</text:p>
          </table:table-cell>
          <table:table-cell office:value-type="float" office:value="0.841812292563675" calcext:value-type="float">
            <text:p>0.841812292563675</text:p>
          </table:table-cell>
          <table:table-cell office:value-type="float" office:value="22.0584542930975" calcext:value-type="float">
            <text:p>22.05845429309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27T09:00:00" calcext:value-type="date">
            <text:p>2021-01-27 09:00:00</text:p>
          </table:table-cell>
          <table:table-cell office:value-type="float" office:value="11840" calcext:value-type="float">
            <text:p>11840</text:p>
          </table:table-cell>
          <table:table-cell office:value-type="float" office:value="11870" calcext:value-type="float">
            <text:p>11870</text:p>
          </table:table-cell>
          <table:table-cell office:value-type="float" office:value="10550" calcext:value-type="float">
            <text:p>10550</text:p>
          </table:table-cell>
          <table:table-cell office:value-type="float" office:value="10950" calcext:value-type="float">
            <text:p>10950</text:p>
          </table:table-cell>
          <table:table-cell office:value-type="float" office:value="160022.05902946" calcext:value-type="float">
            <text:p>160022.05902946</text:p>
          </table:table-cell>
          <table:table-cell office:value-type="float" office:value="12160" calcext:value-type="float">
            <text:p>12160</text:p>
          </table:table-cell>
          <table:table-cell office:value-type="float" office:value="11520" calcext:value-type="float">
            <text:p>11520</text:p>
          </table:table-cell>
          <table:table-cell office:value-type="float" office:value="12093.2167605356" calcext:value-type="float">
            <text:p>12093.2167605356</text:p>
          </table:table-cell>
          <table:table-cell office:value-type="float" office:value="2.25239261051571" calcext:value-type="float">
            <text:p>2.25239261051571</text:p>
          </table:table-cell>
          <table:table-cell office:value-type="float" office:value="1" calcext:value-type="float">
            <text:p>1</text:p>
          </table:table-cell>
          <table:table-cell office:value-type="float" office:value="1.05185479452055" calcext:value-type="float">
            <text:p>1.05185479452055</text:p>
          </table:table-cell>
          <table:table-cell office:value-type="float" office:value="0.885464296019436" calcext:value-type="float">
            <text:p>0.885464296019436</text:p>
          </table:table-cell>
          <table:table-cell office:value-type="float" office:value="18.0168114558522" calcext:value-type="float">
            <text:p>18.01681145585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28T09:00:00" calcext:value-type="date">
            <text:p>2021-01-28 09:00:00</text:p>
          </table:table-cell>
          <table:table-cell office:value-type="float" office:value="10880" calcext:value-type="float">
            <text:p>10880</text:p>
          </table:table-cell>
          <table:table-cell office:value-type="float" office:value="12010" calcext:value-type="float">
            <text:p>12010</text:p>
          </table:table-cell>
          <table:table-cell office:value-type="float" office:value="10650" calcext:value-type="float">
            <text:p>10650</text:p>
          </table:table-cell>
          <table:table-cell office:value-type="float" office:value="11460" calcext:value-type="float">
            <text:p>11460</text:p>
          </table:table-cell>
          <table:table-cell office:value-type="float" office:value="266008.4681932" calcext:value-type="float">
            <text:p>266008.4681932</text:p>
          </table:table-cell>
          <table:table-cell office:value-type="float" office:value="11310" calcext:value-type="float">
            <text:p>11310</text:p>
          </table:table-cell>
          <table:table-cell office:value-type="float" office:value="10450" calcext:value-type="float">
            <text:p>10450</text:p>
          </table:table-cell>
          <table:table-cell office:value-type="float" office:value="11712.1445070237" calcext:value-type="float">
            <text:p>11712.1445070237</text:p>
          </table:table-cell>
          <table:table-cell office:value-type="float" office:value="-3.54590892819991" calcext:value-type="float">
            <text:p>-3.545908928199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5464296019436" calcext:value-type="float">
            <text:p>0.885464296019436</text:p>
          </table:table-cell>
          <table:table-cell office:value-type="float" office:value="18.0168114558522" calcext:value-type="float">
            <text:p>18.01681145585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29T09:00:00" calcext:value-type="date">
            <text:p>2021-01-29 09:00:00</text:p>
          </table:table-cell>
          <table:table-cell office:value-type="float" office:value="11510" calcext:value-type="float">
            <text:p>11510</text:p>
          </table:table-cell>
          <table:table-cell office:value-type="float" office:value="13080" calcext:value-type="float">
            <text:p>13080</text:p>
          </table:table-cell>
          <table:table-cell office:value-type="float" office:value="11200" calcext:value-type="float">
            <text:p>11200</text:p>
          </table:table-cell>
          <table:table-cell office:value-type="float" office:value="11940" calcext:value-type="float">
            <text:p>11940</text:p>
          </table:table-cell>
          <table:table-cell office:value-type="float" office:value="896316.66246831" calcext:value-type="float">
            <text:p>896316.66246831</text:p>
          </table:table-cell>
          <table:table-cell office:value-type="float" office:value="12290" calcext:value-type="float">
            <text:p>12290</text:p>
          </table:table-cell>
          <table:table-cell office:value-type="float" office:value="10730" calcext:value-type="float">
            <text:p>10730</text:p>
          </table:table-cell>
          <table:table-cell office:value-type="float" office:value="11628.0963380158" calcext:value-type="float">
            <text:p>11628.0963380158</text:p>
          </table:table-cell>
          <table:table-cell office:value-type="float" office:value="-0.422094235039971" calcext:value-type="float">
            <text:p>-0.4220942350399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5464296019436" calcext:value-type="float">
            <text:p>0.885464296019436</text:p>
          </table:table-cell>
          <table:table-cell office:value-type="float" office:value="18.0168114558522" calcext:value-type="float">
            <text:p>18.01681145585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30T09:00:00" calcext:value-type="date">
            <text:p>2021-01-30 09:00:00</text:p>
          </table:table-cell>
          <table:table-cell office:value-type="float" office:value="11950" calcext:value-type="float">
            <text:p>11950</text:p>
          </table:table-cell>
          <table:table-cell office:value-type="float" office:value="12340" calcext:value-type="float">
            <text:p>12340</text:p>
          </table:table-cell>
          <table:table-cell office:value-type="float" office:value="11400" calcext:value-type="float">
            <text:p>11400</text:p>
          </table:table-cell>
          <table:table-cell office:value-type="float" office:value="11710" calcext:value-type="float">
            <text:p>11710</text:p>
          </table:table-cell>
          <table:table-cell office:value-type="float" office:value="303101.78931443" calcext:value-type="float">
            <text:p>303101.78931443</text:p>
          </table:table-cell>
          <table:table-cell office:value-type="float" office:value="13400" calcext:value-type="float">
            <text:p>13400</text:p>
          </table:table-cell>
          <table:table-cell office:value-type="float" office:value="10500" calcext:value-type="float">
            <text:p>10500</text:p>
          </table:table-cell>
          <table:table-cell office:value-type="float" office:value="11732.0642253439" calcext:value-type="float">
            <text:p>11732.0642253439</text:p>
          </table:table-cell>
          <table:table-cell office:value-type="float" office:value="4.60875152143419" calcext:value-type="float">
            <text:p>4.608751521434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5464296019436" calcext:value-type="float">
            <text:p>0.885464296019436</text:p>
          </table:table-cell>
          <table:table-cell office:value-type="float" office:value="18.0168114558522" calcext:value-type="float">
            <text:p>18.01681145585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1-31T09:00:00" calcext:value-type="date">
            <text:p>2021-01-31 09:00:00</text:p>
          </table:table-cell>
          <table:table-cell office:value-type="float" office:value="11700" calcext:value-type="float">
            <text:p>11700</text:p>
          </table:table-cell>
          <table:table-cell office:value-type="float" office:value="11790" calcext:value-type="float">
            <text:p>11790</text:p>
          </table:table-cell>
          <table:table-cell office:value-type="float" office:value="11420" calcext:value-type="float">
            <text:p>11420</text:p>
          </table:table-cell>
          <table:table-cell office:value-type="float" office:value="11480" calcext:value-type="float">
            <text:p>11480</text:p>
          </table:table-cell>
          <table:table-cell office:value-type="float" office:value="168040.41896052" calcext:value-type="float">
            <text:p>168040.41896052</text:p>
          </table:table-cell>
          <table:table-cell office:value-type="float" office:value="12400" calcext:value-type="float">
            <text:p>124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724.7094835626" calcext:value-type="float">
            <text:p>11724.7094835626</text:p>
          </table:table-cell>
          <table:table-cell office:value-type="float" office:value="5.4601735100867" calcext:value-type="float">
            <text:p>5.46017351008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5464296019436" calcext:value-type="float">
            <text:p>0.885464296019436</text:p>
          </table:table-cell>
          <table:table-cell office:value-type="float" office:value="18.0168114558522" calcext:value-type="float">
            <text:p>18.01681145585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01T09:00:00" calcext:value-type="date">
            <text:p>2021-02-01 09:00:00</text:p>
          </table:table-cell>
          <table:table-cell office:value-type="float" office:value="11440" calcext:value-type="float">
            <text:p>11440</text:p>
          </table:table-cell>
          <table:table-cell office:value-type="float" office:value="12250" calcext:value-type="float">
            <text:p>12250</text:p>
          </table:table-cell>
          <table:table-cell office:value-type="float" office:value="11080" calcext:value-type="float">
            <text:p>11080</text:p>
          </table:table-cell>
          <table:table-cell office:value-type="float" office:value="11530" calcext:value-type="float">
            <text:p>11530</text:p>
          </table:table-cell>
          <table:table-cell office:value-type="float" office:value="436545.54080536" calcext:value-type="float">
            <text:p>436545.54080536</text:p>
          </table:table-cell>
          <table:table-cell office:value-type="float" office:value="11590" calcext:value-type="float">
            <text:p>11590</text:p>
          </table:table-cell>
          <table:table-cell office:value-type="float" office:value="11290" calcext:value-type="float">
            <text:p>11290</text:p>
          </table:table-cell>
          <table:table-cell office:value-type="float" office:value="11643.1396557084" calcext:value-type="float">
            <text:p>11643.1396557084</text:p>
          </table:table-cell>
          <table:table-cell office:value-type="float" office:value="-0.815863593015465" calcext:value-type="float">
            <text:p>-0.815863593015465</text:p>
          </table:table-cell>
          <table:table-cell office:value-type="float" office:value="1" calcext:value-type="float">
            <text:p>1</text:p>
          </table:table-cell>
          <table:table-cell office:value-type="float" office:value="0.97898473547268" calcext:value-type="float">
            <text:p>0.97898473547268</text:p>
          </table:table-cell>
          <table:table-cell office:value-type="float" office:value="0.86685602960909" calcext:value-type="float">
            <text:p>0.86685602960909</text:p>
          </table:table-cell>
          <table:table-cell office:value-type="float" office:value="19.7397098499006" calcext:value-type="float">
            <text:p>19.73970984990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02T09:00:00" calcext:value-type="date">
            <text:p>2021-02-02 09:00:00</text:p>
          </table:table-cell>
          <table:table-cell office:value-type="float" office:value="11510" calcext:value-type="float">
            <text:p>11510</text:p>
          </table:table-cell>
          <table:table-cell office:value-type="float" office:value="12090" calcext:value-type="float">
            <text:p>12090</text:p>
          </table:table-cell>
          <table:table-cell office:value-type="float" office:value="11410" calcext:value-type="float">
            <text:p>11410</text:p>
          </table:table-cell>
          <table:table-cell office:value-type="float" office:value="11840" calcext:value-type="float">
            <text:p>11840</text:p>
          </table:table-cell>
          <table:table-cell office:value-type="float" office:value="175937.18289515" calcext:value-type="float">
            <text:p>175937.18289515</text:p>
          </table:table-cell>
          <table:table-cell office:value-type="float" office:value="12590" calcext:value-type="float">
            <text:p>12590</text:p>
          </table:table-cell>
          <table:table-cell office:value-type="float" office:value="10430" calcext:value-type="float">
            <text:p>10430</text:p>
          </table:table-cell>
          <table:table-cell office:value-type="float" office:value="11605.4264371389" calcext:value-type="float">
            <text:p>11605.4264371389</text:p>
          </table:table-cell>
          <table:table-cell office:value-type="float" office:value="-1.68683582429208" calcext:value-type="float">
            <text:p>-1.686835824292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6685602960909" calcext:value-type="float">
            <text:p>0.86685602960909</text:p>
          </table:table-cell>
          <table:table-cell office:value-type="float" office:value="19.7397098499006" calcext:value-type="float">
            <text:p>19.7397098499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03T09:00:00" calcext:value-type="date">
            <text:p>2021-02-03 09:00:00</text:p>
          </table:table-cell>
          <table:table-cell office:value-type="float" office:value="11840" calcext:value-type="float">
            <text:p>11840</text:p>
          </table:table-cell>
          <table:table-cell office:value-type="float" office:value="12280" calcext:value-type="float">
            <text:p>12280</text:p>
          </table:table-cell>
          <table:table-cell office:value-type="float" office:value="11830" calcext:value-type="float">
            <text:p>11830</text:p>
          </table:table-cell>
          <table:table-cell office:value-type="float" office:value="12140" calcext:value-type="float">
            <text:p>12140</text:p>
          </table:table-cell>
          <table:table-cell office:value-type="float" office:value="234240.99067392" calcext:value-type="float">
            <text:p>234240.99067392</text:p>
          </table:table-cell>
          <table:table-cell office:value-type="float" office:value="12190" calcext:value-type="float">
            <text:p>12190</text:p>
          </table:table-cell>
          <table:table-cell office:value-type="float" office:value="11490" calcext:value-type="float">
            <text:p>11490</text:p>
          </table:table-cell>
          <table:table-cell office:value-type="float" office:value="11683.6176247593" calcext:value-type="float">
            <text:p>11683.6176247593</text:p>
          </table:table-cell>
          <table:table-cell office:value-type="float" office:value="1.58037118068116" calcext:value-type="float">
            <text:p>1.58037118068116</text:p>
          </table:table-cell>
          <table:table-cell office:value-type="float" office:value="0.995698277276456" calcext:value-type="float">
            <text:p>0.995698277276456</text:p>
          </table:table-cell>
          <table:table-cell office:value-type="float" office:value="1" calcext:value-type="float">
            <text:p>1</text:p>
          </table:table-cell>
          <table:table-cell office:value-type="float" office:value="0.86312705532848" calcext:value-type="float">
            <text:p>0.86312705532848</text:p>
          </table:table-cell>
          <table:table-cell office:value-type="float" office:value="20.0849673638375" calcext:value-type="float">
            <text:p>20.0849673638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04T09:00:00" calcext:value-type="date">
            <text:p>2021-02-04 09:00:00</text:p>
          </table:table-cell>
          <table:table-cell office:value-type="float" office:value="12120" calcext:value-type="float">
            <text:p>12120</text:p>
          </table:table-cell>
          <table:table-cell office:value-type="float" office:value="12560" calcext:value-type="float">
            <text:p>12560</text:p>
          </table:table-cell>
          <table:table-cell office:value-type="float" office:value="11200" calcext:value-type="float">
            <text:p>11200</text:p>
          </table:table-cell>
          <table:table-cell office:value-type="float" office:value="11890" calcext:value-type="float">
            <text:p>11890</text:p>
          </table:table-cell>
          <table:table-cell office:value-type="float" office:value="238321.25827155" calcext:value-type="float">
            <text:p>238321.25827155</text:p>
          </table:table-cell>
          <table:table-cell office:value-type="float" office:value="12270" calcext:value-type="float">
            <text:p>12270</text:p>
          </table:table-cell>
          <table:table-cell office:value-type="float" office:value="11970" calcext:value-type="float">
            <text:p>11970</text:p>
          </table:table-cell>
          <table:table-cell office:value-type="float" office:value="11835.7450831728" calcext:value-type="float">
            <text:p>11835.7450831728</text:p>
          </table:table-cell>
          <table:table-cell office:value-type="float" office:value="4.96650701422453" calcext:value-type="float">
            <text:p>4.96650701422453</text:p>
          </table:table-cell>
          <table:table-cell office:value-type="float" office:value="0.968830154849226" calcext:value-type="float">
            <text:p>0.968830154849226</text:p>
          </table:table-cell>
          <table:table-cell office:value-type="float" office:value="1" calcext:value-type="float">
            <text:p>1</text:p>
          </table:table-cell>
          <table:table-cell office:value-type="float" office:value="0.836223518668447" calcext:value-type="float">
            <text:p>0.836223518668447</text:p>
          </table:table-cell>
          <table:table-cell office:value-type="float" office:value="22.5759065563258" calcext:value-type="float">
            <text:p>22.57590655632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05T09:00:00" calcext:value-type="date">
            <text:p>2021-02-05 09:00:00</text:p>
          </table:table-cell>
          <table:table-cell office:value-type="float" office:value="11890" calcext:value-type="float">
            <text:p>11890</text:p>
          </table:table-cell>
          <table:table-cell office:value-type="float" office:value="12920" calcext:value-type="float">
            <text:p>12920</text:p>
          </table:table-cell>
          <table:table-cell office:value-type="float" office:value="11780" calcext:value-type="float">
            <text:p>11780</text:p>
          </table:table-cell>
          <table:table-cell office:value-type="float" office:value="12750" calcext:value-type="float">
            <text:p>12750</text:p>
          </table:table-cell>
          <table:table-cell office:value-type="float" office:value="277973.02488152" calcext:value-type="float">
            <text:p>277973.02488152</text:p>
          </table:table-cell>
          <table:table-cell office:value-type="float" office:value="13020" calcext:value-type="float">
            <text:p>13020</text:p>
          </table:table-cell>
          <table:table-cell office:value-type="float" office:value="10760" calcext:value-type="float">
            <text:p>10760</text:p>
          </table:table-cell>
          <table:table-cell office:value-type="float" office:value="11853.8300554486" calcext:value-type="float">
            <text:p>11853.8300554486</text:p>
          </table:table-cell>
          <table:table-cell office:value-type="float" office:value="2.10105848782894" calcext:value-type="float">
            <text:p>2.101058487828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36223518668447" calcext:value-type="float">
            <text:p>0.836223518668447</text:p>
          </table:table-cell>
          <table:table-cell office:value-type="float" office:value="22.5759065563258" calcext:value-type="float">
            <text:p>22.57590655632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06T09:00:00" calcext:value-type="date">
            <text:p>2021-02-06 09:00:00</text:p>
          </table:table-cell>
          <table:table-cell office:value-type="float" office:value="12740" calcext:value-type="float">
            <text:p>12740</text:p>
          </table:table-cell>
          <table:table-cell office:value-type="float" office:value="14870" calcext:value-type="float">
            <text:p>14870</text:p>
          </table:table-cell>
          <table:table-cell office:value-type="float" office:value="12570" calcext:value-type="float">
            <text:p>12570</text:p>
          </table:table-cell>
          <table:table-cell office:value-type="float" office:value="13490" calcext:value-type="float">
            <text:p>13490</text:p>
          </table:table-cell>
          <table:table-cell office:value-type="float" office:value="1419906.04976288" calcext:value-type="float">
            <text:p>1419906.04976288</text:p>
          </table:table-cell>
          <table:table-cell office:value-type="float" office:value="13020" calcext:value-type="float">
            <text:p>13020</text:p>
          </table:table-cell>
          <table:table-cell office:value-type="float" office:value="12460" calcext:value-type="float">
            <text:p>12460</text:p>
          </table:table-cell>
          <table:table-cell office:value-type="float" office:value="12152.5533702991" calcext:value-type="float">
            <text:p>12152.5533702991</text:p>
          </table:table-cell>
          <table:table-cell office:value-type="float" office:value="9.22326328651016" calcext:value-type="float">
            <text:p>9.22326328651016</text:p>
          </table:table-cell>
          <table:table-cell office:value-type="float" office:value="1.03589831029186" calcext:value-type="float">
            <text:p>1.03589831029186</text:p>
          </table:table-cell>
          <table:table-cell office:value-type="float" office:value="1" calcext:value-type="float">
            <text:p>1</text:p>
          </table:table-cell>
          <table:table-cell office:value-type="float" office:value="0.866242530014957" calcext:value-type="float">
            <text:p>0.866242530014957</text:p>
          </table:table-cell>
          <table:table-cell office:value-type="float" office:value="19.7965124258189" calcext:value-type="float">
            <text:p>19.796512425818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07T09:00:00" calcext:value-type="date">
            <text:p>2021-02-07 09:00:00</text:p>
          </table:table-cell>
          <table:table-cell office:value-type="float" office:value="13480" calcext:value-type="float">
            <text:p>13480</text:p>
          </table:table-cell>
          <table:table-cell office:value-type="float" office:value="13980" calcext:value-type="float">
            <text:p>13980</text:p>
          </table:table-cell>
          <table:table-cell office:value-type="float" office:value="12650" calcext:value-type="float">
            <text:p>12650</text:p>
          </table:table-cell>
          <table:table-cell office:value-type="float" office:value="13200" calcext:value-type="float">
            <text:p>13200</text:p>
          </table:table-cell>
          <table:table-cell office:value-type="float" office:value="472707.04886506" calcext:value-type="float">
            <text:p>472707.04886506</text:p>
          </table:table-cell>
          <table:table-cell office:value-type="float" office:value="15030" calcext:value-type="float">
            <text:p>15030</text:p>
          </table:table-cell>
          <table:table-cell office:value-type="float" office:value="11930" calcext:value-type="float">
            <text:p>11930</text:p>
          </table:table-cell>
          <table:table-cell office:value-type="float" office:value="12598.3689135327" calcext:value-type="float">
            <text:p>12598.3689135327</text:p>
          </table:table-cell>
          <table:table-cell office:value-type="float" office:value="2.9901580182778" calcext:value-type="float">
            <text:p>2.99015801827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66242530014957" calcext:value-type="float">
            <text:p>0.866242530014957</text:p>
          </table:table-cell>
          <table:table-cell office:value-type="float" office:value="19.7965124258189" calcext:value-type="float">
            <text:p>19.79651242581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08T09:00:00" calcext:value-type="date">
            <text:p>2021-02-08 09:00:00</text:p>
          </table:table-cell>
          <table:table-cell office:value-type="float" office:value="13200" calcext:value-type="float">
            <text:p>13200</text:p>
          </table:table-cell>
          <table:table-cell office:value-type="float" office:value="14790" calcext:value-type="float">
            <text:p>14790</text:p>
          </table:table-cell>
          <table:table-cell office:value-type="float" office:value="12910" calcext:value-type="float">
            <text:p>12910</text:p>
          </table:table-cell>
          <table:table-cell office:value-type="float" office:value="14470" calcext:value-type="float">
            <text:p>14470</text:p>
          </table:table-cell>
          <table:table-cell office:value-type="float" office:value="796075.90637494" calcext:value-type="float">
            <text:p>796075.90637494</text:p>
          </table:table-cell>
          <table:table-cell office:value-type="float" office:value="14250" calcext:value-type="float">
            <text:p>14250</text:p>
          </table:table-cell>
          <table:table-cell office:value-type="float" office:value="12150" calcext:value-type="float">
            <text:p>12150</text:p>
          </table:table-cell>
          <table:table-cell office:value-type="float" office:value="12798.9126090218" calcext:value-type="float">
            <text:p>12798.9126090218</text:p>
          </table:table-cell>
          <table:table-cell office:value-type="float" office:value="-1.22858656324419" calcext:value-type="float">
            <text:p>-1.22858656324419</text:p>
          </table:table-cell>
          <table:table-cell office:value-type="float" office:value="1.01523859649123" calcext:value-type="float">
            <text:p>1.01523859649123</text:p>
          </table:table-cell>
          <table:table-cell office:value-type="float" office:value="1" calcext:value-type="float">
            <text:p>1</text:p>
          </table:table-cell>
          <table:table-cell office:value-type="float" office:value="0.879442850393395" calcext:value-type="float">
            <text:p>0.879442850393395</text:p>
          </table:table-cell>
          <table:table-cell office:value-type="float" office:value="18.5743238414867" calcext:value-type="float">
            <text:p>18.57432384148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09T09:00:00" calcext:value-type="date">
            <text:p>2021-02-09 09:00:00</text:p>
          </table:table-cell>
          <table:table-cell office:value-type="float" office:value="14470" calcext:value-type="float">
            <text:p>14470</text:p>
          </table:table-cell>
          <table:table-cell office:value-type="float" office:value="15980" calcext:value-type="float">
            <text:p>15980</text:p>
          </table:table-cell>
          <table:table-cell office:value-type="float" office:value="13900" calcext:value-type="float">
            <text:p>13900</text:p>
          </table:table-cell>
          <table:table-cell office:value-type="float" office:value="15150" calcext:value-type="float">
            <text:p>15150</text:p>
          </table:table-cell>
          <table:table-cell office:value-type="float" office:value="1206635.74745648" calcext:value-type="float">
            <text:p>1206635.74745648</text:p>
          </table:table-cell>
          <table:table-cell office:value-type="float" office:value="15080" calcext:value-type="float">
            <text:p>15080</text:p>
          </table:table-cell>
          <table:table-cell office:value-type="float" office:value="13860" calcext:value-type="float">
            <text:p>13860</text:p>
          </table:table-cell>
          <table:table-cell office:value-type="float" office:value="13355.9417393479" calcext:value-type="float">
            <text:p>13355.9417393479</text:p>
          </table:table-cell>
          <table:table-cell office:value-type="float" office:value="6.40118263931036" calcext:value-type="float">
            <text:p>6.40118263931036</text:p>
          </table:table-cell>
          <table:table-cell office:value-type="float" office:value="1.00444190981432" calcext:value-type="float">
            <text:p>1.00444190981432</text:p>
          </table:table-cell>
          <table:table-cell office:value-type="float" office:value="1" calcext:value-type="float">
            <text:p>1</text:p>
          </table:table-cell>
          <table:table-cell office:value-type="float" office:value="0.883349256221695" calcext:value-type="float">
            <text:p>0.883349256221695</text:p>
          </table:table-cell>
          <table:table-cell office:value-type="float" office:value="18.2126383314203" calcext:value-type="float">
            <text:p>18.21263833142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10T09:00:00" calcext:value-type="date">
            <text:p>2021-02-10 09:00:00</text:p>
          </table:table-cell>
          <table:table-cell office:value-type="float" office:value="15120" calcext:value-type="float">
            <text:p>15120</text:p>
          </table:table-cell>
          <table:table-cell office:value-type="float" office:value="16590" calcext:value-type="float">
            <text:p>16590</text:p>
          </table:table-cell>
          <table:table-cell office:value-type="float" office:value="14510" calcext:value-type="float">
            <text:p>14510</text:p>
          </table:table-cell>
          <table:table-cell office:value-type="float" office:value="15930" calcext:value-type="float">
            <text:p>15930</text:p>
          </table:table-cell>
          <table:table-cell office:value-type="float" office:value="854796.86868324" calcext:value-type="float">
            <text:p>854796.86868324</text:p>
          </table:table-cell>
          <table:table-cell office:value-type="float" office:value="16520" calcext:value-type="float">
            <text:p>16520</text:p>
          </table:table-cell>
          <table:table-cell office:value-type="float" office:value="13720" calcext:value-type="float">
            <text:p>13720</text:p>
          </table:table-cell>
          <table:table-cell office:value-type="float" office:value="13953.9611595652" calcext:value-type="float">
            <text:p>13953.9611595652</text:p>
          </table:table-cell>
          <table:table-cell office:value-type="float" office:value="5.11215783001103" calcext:value-type="float">
            <text:p>5.11215783001103</text:p>
          </table:table-cell>
          <table:table-cell office:value-type="float" office:value="0.964085714285714" calcext:value-type="float">
            <text:p>0.964085714285714</text:p>
          </table:table-cell>
          <table:table-cell office:value-type="float" office:value="1" calcext:value-type="float">
            <text:p>1</text:p>
          </table:table-cell>
          <table:table-cell office:value-type="float" office:value="0.851624398648247" calcext:value-type="float">
            <text:p>0.851624398648247</text:p>
          </table:table-cell>
          <table:table-cell office:value-type="float" office:value="21.1499730062033" calcext:value-type="float">
            <text:p>21.14997300620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11T09:00:00" calcext:value-type="date">
            <text:p>2021-02-11 09:00:00</text:p>
          </table:table-cell>
          <table:table-cell office:value-type="float" office:value="15930" calcext:value-type="float">
            <text:p>15930</text:p>
          </table:table-cell>
          <table:table-cell office:value-type="float" office:value="17480" calcext:value-type="float">
            <text:p>17480</text:p>
          </table:table-cell>
          <table:table-cell office:value-type="float" office:value="15660" calcext:value-type="float">
            <text:p>15660</text:p>
          </table:table-cell>
          <table:table-cell office:value-type="float" office:value="17100" calcext:value-type="float">
            <text:p>17100</text:p>
          </table:table-cell>
          <table:table-cell office:value-type="float" office:value="786923.09139304" calcext:value-type="float">
            <text:p>786923.09139304</text:p>
          </table:table-cell>
          <table:table-cell office:value-type="float" office:value="17200" calcext:value-type="float">
            <text:p>17200</text:p>
          </table:table-cell>
          <table:table-cell office:value-type="float" office:value="14660" calcext:value-type="float">
            <text:p>14660</text:p>
          </table:table-cell>
          <table:table-cell office:value-type="float" office:value="14612.6407730435" calcext:value-type="float">
            <text:p>14612.6407730435</text:p>
          </table:table-cell>
          <table:table-cell office:value-type="float" office:value="4.68533155793854" calcext:value-type="float">
            <text:p>4.68533155793854</text:p>
          </table:table-cell>
          <table:table-cell office:value-type="float" office:value="0.993986046511628" calcext:value-type="float">
            <text:p>0.993986046511628</text:p>
          </table:table-cell>
          <table:table-cell office:value-type="float" office:value="1" calcext:value-type="float">
            <text:p>1</text:p>
          </table:table-cell>
          <table:table-cell office:value-type="float" office:value="0.846502769125213" calcext:value-type="float">
            <text:p>0.846502769125213</text:p>
          </table:table-cell>
          <table:table-cell office:value-type="float" office:value="21.6241734011009" calcext:value-type="float">
            <text:p>21.62417340110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12T09:00:00" calcext:value-type="date">
            <text:p>2021-02-12 09:00:00</text:p>
          </table:table-cell>
          <table:table-cell office:value-type="float" office:value="17110" calcext:value-type="float">
            <text:p>17110</text:p>
          </table:table-cell>
          <table:table-cell office:value-type="float" office:value="17620" calcext:value-type="float">
            <text:p>17620</text:p>
          </table:table-cell>
          <table:table-cell office:value-type="float" office:value="16310" calcext:value-type="float">
            <text:p>16310</text:p>
          </table:table-cell>
          <table:table-cell office:value-type="float" office:value="17460" calcext:value-type="float">
            <text:p>17460</text:p>
          </table:table-cell>
          <table:table-cell office:value-type="float" office:value="565842.43725584" calcext:value-type="float">
            <text:p>565842.43725584</text:p>
          </table:table-cell>
          <table:table-cell office:value-type="float" office:value="17760" calcext:value-type="float">
            <text:p>17760</text:p>
          </table:table-cell>
          <table:table-cell office:value-type="float" office:value="16460" calcext:value-type="float">
            <text:p>16460</text:p>
          </table:table-cell>
          <table:table-cell office:value-type="float" office:value="15441.7605153623" calcext:value-type="float">
            <text:p>15441.7605153623</text:p>
          </table:table-cell>
          <table:table-cell office:value-type="float" office:value="4.95577773672852" calcext:value-type="float">
            <text:p>4.955777736728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46502769125213" calcext:value-type="float">
            <text:p>0.846502769125213</text:p>
          </table:table-cell>
          <table:table-cell office:value-type="float" office:value="21.6241734011009" calcext:value-type="float">
            <text:p>21.6241734011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13T09:00:00" calcext:value-type="date">
            <text:p>2021-02-13 09:00:00</text:p>
          </table:table-cell>
          <table:table-cell office:value-type="float" office:value="17510" calcext:value-type="float">
            <text:p>17510</text:p>
          </table:table-cell>
          <table:table-cell office:value-type="float" office:value="19790" calcext:value-type="float">
            <text:p>19790</text:p>
          </table:table-cell>
          <table:table-cell office:value-type="float" office:value="16300" calcext:value-type="float">
            <text:p>16300</text:p>
          </table:table-cell>
          <table:table-cell office:value-type="float" office:value="19280" calcext:value-type="float">
            <text:p>19280</text:p>
          </table:table-cell>
          <table:table-cell office:value-type="float" office:value="1035908.31768418" calcext:value-type="float">
            <text:p>1035908.31768418</text:p>
          </table:table-cell>
          <table:table-cell office:value-type="float" office:value="18470" calcext:value-type="float">
            <text:p>18470</text:p>
          </table:table-cell>
          <table:table-cell office:value-type="float" office:value="16550" calcext:value-type="float">
            <text:p>16550</text:p>
          </table:table-cell>
          <table:table-cell office:value-type="float" office:value="16114.5070102416" calcext:value-type="float">
            <text:p>16114.5070102416</text:p>
          </table:table-cell>
          <table:table-cell office:value-type="float" office:value="4.67413074124552" calcext:value-type="float">
            <text:p>4.67413074124552</text:p>
          </table:table-cell>
          <table:table-cell office:value-type="float" office:value="1.04365489983758" calcext:value-type="float">
            <text:p>1.04365489983758</text:p>
          </table:table-cell>
          <table:table-cell office:value-type="float" office:value="1" calcext:value-type="float">
            <text:p>1</text:p>
          </table:table-cell>
          <table:table-cell office:value-type="float" office:value="0.883456762723604" calcext:value-type="float">
            <text:p>0.883456762723604</text:p>
          </table:table-cell>
          <table:table-cell office:value-type="float" office:value="18.2026845412388" calcext:value-type="float">
            <text:p>18.202684541238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14T09:00:00" calcext:value-type="date">
            <text:p>2021-02-14 09:00:00</text:p>
          </table:table-cell>
          <table:table-cell office:value-type="float" office:value="19250" calcext:value-type="float">
            <text:p>19250</text:p>
          </table:table-cell>
          <table:table-cell office:value-type="float" office:value="29600" calcext:value-type="float">
            <text:p>29600</text:p>
          </table:table-cell>
          <table:table-cell office:value-type="float" office:value="18710" calcext:value-type="float">
            <text:p>18710</text:p>
          </table:table-cell>
          <table:table-cell office:value-type="float" office:value="28530" calcext:value-type="float">
            <text:p>28530</text:p>
          </table:table-cell>
          <table:table-cell office:value-type="float" office:value="4953234.86334057" calcext:value-type="float">
            <text:p>4953234.86334057</text:p>
          </table:table-cell>
          <table:table-cell office:value-type="float" office:value="20970" calcext:value-type="float">
            <text:p>20970</text:p>
          </table:table-cell>
          <table:table-cell office:value-type="float" office:value="17530" calcext:value-type="float">
            <text:p>17530</text:p>
          </table:table-cell>
          <table:table-cell office:value-type="float" office:value="17169.671340161" calcext:value-type="float">
            <text:p>17169.671340161</text:p>
          </table:table-cell>
          <table:table-cell office:value-type="float" office:value="2.46647896693948" calcext:value-type="float">
            <text:p>2.46647896693948</text:p>
          </table:table-cell>
          <table:table-cell office:value-type="float" office:value="1.36031502145923" calcext:value-type="float">
            <text:p>1.36031502145923</text:p>
          </table:table-cell>
          <table:table-cell office:value-type="float" office:value="1" calcext:value-type="float">
            <text:p>1</text:p>
          </table:table-cell>
          <table:table-cell office:value-type="float" office:value="1.20177950514266" calcext:value-type="float">
            <text:p>1.201779505142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15T09:00:00" calcext:value-type="date">
            <text:p>2021-02-15 09:00:00</text:p>
          </table:table-cell>
          <table:table-cell office:value-type="float" office:value="28620" calcext:value-type="float">
            <text:p>28620</text:p>
          </table:table-cell>
          <table:table-cell office:value-type="float" office:value="36000" calcext:value-type="float">
            <text:p>36000</text:p>
          </table:table-cell>
          <table:table-cell office:value-type="float" office:value="26720" calcext:value-type="float">
            <text:p>26720</text:p>
          </table:table-cell>
          <table:table-cell office:value-type="float" office:value="31990" calcext:value-type="float">
            <text:p>31990</text:p>
          </table:table-cell>
          <table:table-cell office:value-type="float" office:value="4916819.3717597" calcext:value-type="float">
            <text:p>4916819.3717597</text:p>
          </table:table-cell>
          <table:table-cell office:value-type="float" office:value="30230" calcext:value-type="float">
            <text:p>30230</text:p>
          </table:table-cell>
          <table:table-cell office:value-type="float" office:value="27010" calcext:value-type="float">
            <text:p>27010</text:p>
          </table:table-cell>
          <table:table-cell office:value-type="float" office:value="20956.4475601074" calcext:value-type="float">
            <text:p>20956.4475601074</text:p>
          </table:table-cell>
          <table:table-cell office:value-type="float" office:value="1.31894909446555" calcext:value-type="float">
            <text:p>1.31894909446555</text:p>
          </table:table-cell>
          <table:table-cell office:value-type="float" office:value="1.05802031094939" calcext:value-type="float">
            <text:p>1.05802031094939</text:p>
          </table:table-cell>
          <table:table-cell office:value-type="float" office:value="1" calcext:value-type="float">
            <text:p>1</text:p>
          </table:table-cell>
          <table:table-cell office:value-type="float" office:value="1.27150712572364" calcext:value-type="float">
            <text:p>1.27150712572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16T09:00:00" calcext:value-type="date">
            <text:p>2021-02-16 09:00:00</text:p>
          </table:table-cell>
          <table:table-cell office:value-type="float" office:value="31800" calcext:value-type="float">
            <text:p>31800</text:p>
          </table:table-cell>
          <table:table-cell office:value-type="float" office:value="34940" calcext:value-type="float">
            <text:p>34940</text:p>
          </table:table-cell>
          <table:table-cell office:value-type="float" office:value="29000" calcext:value-type="float">
            <text:p>29000</text:p>
          </table:table-cell>
          <table:table-cell office:value-type="float" office:value="31840" calcext:value-type="float">
            <text:p>31840</text:p>
          </table:table-cell>
          <table:table-cell office:value-type="float" office:value="2141446.31349741" calcext:value-type="float">
            <text:p>2141446.31349741</text:p>
          </table:table-cell>
          <table:table-cell office:value-type="float" office:value="37710" calcext:value-type="float">
            <text:p>37710</text:p>
          </table:table-cell>
          <table:table-cell office:value-type="float" office:value="25890" calcext:value-type="float">
            <text:p>25890</text:p>
          </table:table-cell>
          <table:table-cell office:value-type="float" office:value="24634.2983734049" calcext:value-type="float">
            <text:p>24634.2983734049</text:p>
          </table:table-cell>
          <table:table-cell office:value-type="float" office:value="-2.02027504484961" calcext:value-type="float">
            <text:p>-2.020275044849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7150712572364" calcext:value-type="float">
            <text:p>1.271507125723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17T09:00:00" calcext:value-type="date">
            <text:p>2021-02-17 09:00:00</text:p>
          </table:table-cell>
          <table:table-cell office:value-type="float" office:value="31840" calcext:value-type="float">
            <text:p>31840</text:p>
          </table:table-cell>
          <table:table-cell office:value-type="float" office:value="33420" calcext:value-type="float">
            <text:p>33420</text:p>
          </table:table-cell>
          <table:table-cell office:value-type="float" office:value="29000" calcext:value-type="float">
            <text:p>29000</text:p>
          </table:table-cell>
          <table:table-cell office:value-type="float" office:value="29970" calcext:value-type="float">
            <text:p>29970</text:p>
          </table:table-cell>
          <table:table-cell office:value-type="float" office:value="1594530.08613871" calcext:value-type="float">
            <text:p>1594530.08613871</text:p>
          </table:table-cell>
          <table:table-cell office:value-type="float" office:value="37740" calcext:value-type="float">
            <text:p>37740</text:p>
          </table:table-cell>
          <table:table-cell office:value-type="float" office:value="25940" calcext:value-type="float">
            <text:p>25940</text:p>
          </table:table-cell>
          <table:table-cell office:value-type="float" office:value="27036.1989156033" calcext:value-type="float">
            <text:p>27036.1989156033</text:p>
          </table:table-cell>
          <table:table-cell office:value-type="float" office:value="-2.56076476930774" calcext:value-type="float">
            <text:p>-2.560764769307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7150712572364" calcext:value-type="float">
            <text:p>1.271507125723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18T09:00:00" calcext:value-type="date">
            <text:p>2021-02-18 09:00:00</text:p>
          </table:table-cell>
          <table:table-cell office:value-type="float" office:value="29970" calcext:value-type="float">
            <text:p>29970</text:p>
          </table:table-cell>
          <table:table-cell office:value-type="float" office:value="31740" calcext:value-type="float">
            <text:p>31740</text:p>
          </table:table-cell>
          <table:table-cell office:value-type="float" office:value="28550" calcext:value-type="float">
            <text:p>28550</text:p>
          </table:table-cell>
          <table:table-cell office:value-type="float" office:value="30100" calcext:value-type="float">
            <text:p>30100</text:p>
          </table:table-cell>
          <table:table-cell office:value-type="float" office:value="970121.11176144" calcext:value-type="float">
            <text:p>970121.11176144</text:p>
          </table:table-cell>
          <table:table-cell office:value-type="float" office:value="32520" calcext:value-type="float">
            <text:p>32520</text:p>
          </table:table-cell>
          <table:table-cell office:value-type="float" office:value="27420" calcext:value-type="float">
            <text:p>27420</text:p>
          </table:table-cell>
          <table:table-cell office:value-type="float" office:value="28014.1326104022" calcext:value-type="float">
            <text:p>28014.1326104022</text:p>
          </table:table-cell>
          <table:table-cell office:value-type="float" office:value="-4.37284864121108" calcext:value-type="float">
            <text:p>-4.372848641211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7150712572364" calcext:value-type="float">
            <text:p>1.271507125723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19T09:00:00" calcext:value-type="date">
            <text:p>2021-02-19 09:00:00</text:p>
          </table:table-cell>
          <table:table-cell office:value-type="float" office:value="30100" calcext:value-type="float">
            <text:p>30100</text:p>
          </table:table-cell>
          <table:table-cell office:value-type="float" office:value="32000" calcext:value-type="float">
            <text:p>32000</text:p>
          </table:table-cell>
          <table:table-cell office:value-type="float" office:value="28210" calcext:value-type="float">
            <text:p>28210</text:p>
          </table:table-cell>
          <table:table-cell office:value-type="float" office:value="30970" calcext:value-type="float">
            <text:p>30970</text:p>
          </table:table-cell>
          <table:table-cell office:value-type="float" office:value="1082860.2774075" calcext:value-type="float">
            <text:p>1082860.2774075</text:p>
          </table:table-cell>
          <table:table-cell office:value-type="float" office:value="33160" calcext:value-type="float">
            <text:p>33160</text:p>
          </table:table-cell>
          <table:table-cell office:value-type="float" office:value="27040" calcext:value-type="float">
            <text:p>27040</text:p>
          </table:table-cell>
          <table:table-cell office:value-type="float" office:value="28709.4217402681" calcext:value-type="float">
            <text:p>28709.4217402681</text:p>
          </table:table-cell>
          <table:table-cell office:value-type="float" office:value="-3.77504799568168" calcext:value-type="float">
            <text:p>-3.775047995681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7150712572364" calcext:value-type="float">
            <text:p>1.271507125723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20T09:00:00" calcext:value-type="date">
            <text:p>2021-02-20 09:00:00</text:p>
          </table:table-cell>
          <table:table-cell office:value-type="float" office:value="30980" calcext:value-type="float">
            <text:p>30980</text:p>
          </table:table-cell>
          <table:table-cell office:value-type="float" office:value="32240" calcext:value-type="float">
            <text:p>32240</text:p>
          </table:table-cell>
          <table:table-cell office:value-type="float" office:value="29100" calcext:value-type="float">
            <text:p>29100</text:p>
          </table:table-cell>
          <table:table-cell office:value-type="float" office:value="29500" calcext:value-type="float">
            <text:p>29500</text:p>
          </table:table-cell>
          <table:table-cell office:value-type="float" office:value="984907.0835084" calcext:value-type="float">
            <text:p>984907.0835084</text:p>
          </table:table-cell>
          <table:table-cell office:value-type="float" office:value="33900" calcext:value-type="float">
            <text:p>33900</text:p>
          </table:table-cell>
          <table:table-cell office:value-type="float" office:value="28060" calcext:value-type="float">
            <text:p>28060</text:p>
          </table:table-cell>
          <table:table-cell office:value-type="float" office:value="29462.9478268454" calcext:value-type="float">
            <text:p>29462.9478268454</text:p>
          </table:table-cell>
          <table:table-cell office:value-type="float" office:value="-2.00057753362824" calcext:value-type="float">
            <text:p>-2.000577533628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7150712572364" calcext:value-type="float">
            <text:p>1.271507125723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21T09:00:00" calcext:value-type="date">
            <text:p>2021-02-21 09:00:00</text:p>
          </table:table-cell>
          <table:table-cell office:value-type="float" office:value="29500" calcext:value-type="float">
            <text:p>29500</text:p>
          </table:table-cell>
          <table:table-cell office:value-type="float" office:value="45900" calcext:value-type="float">
            <text:p>45900</text:p>
          </table:table-cell>
          <table:table-cell office:value-type="float" office:value="28770" calcext:value-type="float">
            <text:p>28770</text:p>
          </table:table-cell>
          <table:table-cell office:value-type="float" office:value="36700" calcext:value-type="float">
            <text:p>36700</text:p>
          </table:table-cell>
          <table:table-cell office:value-type="float" office:value="4808185.59471462" calcext:value-type="float">
            <text:p>4808185.59471462</text:p>
          </table:table-cell>
          <table:table-cell office:value-type="float" office:value="31160" calcext:value-type="float">
            <text:p>31160</text:p>
          </table:table-cell>
          <table:table-cell office:value-type="float" office:value="27840" calcext:value-type="float">
            <text:p>27840</text:p>
          </table:table-cell>
          <table:table-cell office:value-type="float" office:value="29475.2985512303" calcext:value-type="float">
            <text:p>29475.2985512303</text:p>
          </table:table-cell>
          <table:table-cell office:value-type="float" office:value="-3.12314728580218" calcext:value-type="float">
            <text:p>-3.12314728580218</text:p>
          </table:table-cell>
          <table:table-cell office:value-type="float" office:value="1.17759204107831" calcext:value-type="float">
            <text:p>1.17759204107831</text:p>
          </table:table-cell>
          <table:table-cell office:value-type="float" office:value="1" calcext:value-type="float">
            <text:p>1</text:p>
          </table:table-cell>
          <table:table-cell office:value-type="float" office:value="1.49731667142651" calcext:value-type="float">
            <text:p>1.497316671426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22T09:00:00" calcext:value-type="date">
            <text:p>2021-02-22 09:00:00</text:p>
          </table:table-cell>
          <table:table-cell office:value-type="float" office:value="36690" calcext:value-type="float">
            <text:p>36690</text:p>
          </table:table-cell>
          <table:table-cell office:value-type="float" office:value="45000" calcext:value-type="float">
            <text:p>45000</text:p>
          </table:table-cell>
          <table:table-cell office:value-type="float" office:value="33800" calcext:value-type="float">
            <text:p>33800</text:p>
          </table:table-cell>
          <table:table-cell office:value-type="float" office:value="38820" calcext:value-type="float">
            <text:p>38820</text:p>
          </table:table-cell>
          <table:table-cell office:value-type="float" office:value="4140897.05938596" calcext:value-type="float">
            <text:p>4140897.05938596</text:p>
          </table:table-cell>
          <table:table-cell office:value-type="float" office:value="46620" calcext:value-type="float">
            <text:p>46620</text:p>
          </table:table-cell>
          <table:table-cell office:value-type="float" office:value="26760" calcext:value-type="float">
            <text:p>26760</text:p>
          </table:table-cell>
          <table:table-cell office:value-type="float" office:value="31883.5323674868" calcext:value-type="float">
            <text:p>31883.5323674868</text:p>
          </table:table-cell>
          <table:table-cell office:value-type="float" office:value="-2.14454220819837" calcext:value-type="float">
            <text:p>-2.144542208198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9731667142651" calcext:value-type="float">
            <text:p>1.497316671426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23T09:00:00" calcext:value-type="date">
            <text:p>2021-02-23 09:00:00</text:p>
          </table:table-cell>
          <table:table-cell office:value-type="float" office:value="38820" calcext:value-type="float">
            <text:p>38820</text:p>
          </table:table-cell>
          <table:table-cell office:value-type="float" office:value="38830" calcext:value-type="float">
            <text:p>38830</text:p>
          </table:table-cell>
          <table:table-cell office:value-type="float" office:value="23300" calcext:value-type="float">
            <text:p>23300</text:p>
          </table:table-cell>
          <table:table-cell office:value-type="float" office:value="30270" calcext:value-type="float">
            <text:p>30270</text:p>
          </table:table-cell>
          <table:table-cell office:value-type="float" office:value="2770689.43829742" calcext:value-type="float">
            <text:p>2770689.43829742</text:p>
          </table:table-cell>
          <table:table-cell office:value-type="float" office:value="47890" calcext:value-type="float">
            <text:p>47890</text:p>
          </table:table-cell>
          <table:table-cell office:value-type="float" office:value="29750" calcext:value-type="float">
            <text:p>29750</text:p>
          </table:table-cell>
          <table:table-cell office:value-type="float" office:value="34195.6882449912" calcext:value-type="float">
            <text:p>34195.6882449912</text:p>
          </table:table-cell>
          <table:table-cell office:value-type="float" office:value="-0.103231346709265" calcext:value-type="float">
            <text:p>-0.1032313467092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9731667142651" calcext:value-type="float">
            <text:p>1.497316671426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24T09:00:00" calcext:value-type="date">
            <text:p>2021-02-24 09:00:00</text:p>
          </table:table-cell>
          <table:table-cell office:value-type="float" office:value="30270" calcext:value-type="float">
            <text:p>30270</text:p>
          </table:table-cell>
          <table:table-cell office:value-type="float" office:value="36000" calcext:value-type="float">
            <text:p>36000</text:p>
          </table:table-cell>
          <table:table-cell office:value-type="float" office:value="28930" calcext:value-type="float">
            <text:p>28930</text:p>
          </table:table-cell>
          <table:table-cell office:value-type="float" office:value="31360" calcext:value-type="float">
            <text:p>31360</text:p>
          </table:table-cell>
          <table:table-cell office:value-type="float" office:value="2122652.26364496" calcext:value-type="float">
            <text:p>2122652.26364496</text:p>
          </table:table-cell>
          <table:table-cell office:value-type="float" office:value="37250" calcext:value-type="float">
            <text:p>37250</text:p>
          </table:table-cell>
          <table:table-cell office:value-type="float" office:value="23290" calcext:value-type="float">
            <text:p>23290</text:p>
          </table:table-cell>
          <table:table-cell office:value-type="float" office:value="32887.1254966608" calcext:value-type="float">
            <text:p>32887.1254966608</text:p>
          </table:table-cell>
          <table:table-cell office:value-type="float" office:value="-10.3471725732775" calcext:value-type="float">
            <text:p>-10.34717257327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9731667142651" calcext:value-type="float">
            <text:p>1.497316671426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25T09:00:00" calcext:value-type="date">
            <text:p>2021-02-25 09:00:00</text:p>
          </table:table-cell>
          <table:table-cell office:value-type="float" office:value="31260" calcext:value-type="float">
            <text:p>31260</text:p>
          </table:table-cell>
          <table:table-cell office:value-type="float" office:value="32850" calcext:value-type="float">
            <text:p>32850</text:p>
          </table:table-cell>
          <table:table-cell office:value-type="float" office:value="29600" calcext:value-type="float">
            <text:p>29600</text:p>
          </table:table-cell>
          <table:table-cell office:value-type="float" office:value="29990" calcext:value-type="float">
            <text:p>29990</text:p>
          </table:table-cell>
          <table:table-cell office:value-type="float" office:value="1048632.97176177" calcext:value-type="float">
            <text:p>1048632.97176177</text:p>
          </table:table-cell>
          <table:table-cell office:value-type="float" office:value="37240" calcext:value-type="float">
            <text:p>37240</text:p>
          </table:table-cell>
          <table:table-cell office:value-type="float" office:value="25280" calcext:value-type="float">
            <text:p>25280</text:p>
          </table:table-cell>
          <table:table-cell office:value-type="float" office:value="32378.0836644405" calcext:value-type="float">
            <text:p>32378.0836644405</text:p>
          </table:table-cell>
          <table:table-cell office:value-type="float" office:value="-9.11561252421082" calcext:value-type="float">
            <text:p>-9.115612524210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9731667142651" calcext:value-type="float">
            <text:p>1.497316671426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26T09:00:00" calcext:value-type="date">
            <text:p>2021-02-26 09:00:00</text:p>
          </table:table-cell>
          <table:table-cell office:value-type="float" office:value="30060" calcext:value-type="float">
            <text:p>30060</text:p>
          </table:table-cell>
          <table:table-cell office:value-type="float" office:value="33300" calcext:value-type="float">
            <text:p>33300</text:p>
          </table:table-cell>
          <table:table-cell office:value-type="float" office:value="27230" calcext:value-type="float">
            <text:p>27230</text:p>
          </table:table-cell>
          <table:table-cell office:value-type="float" office:value="30000" calcext:value-type="float">
            <text:p>30000</text:p>
          </table:table-cell>
          <table:table-cell office:value-type="float" office:value="1345309.06681343" calcext:value-type="float">
            <text:p>1345309.06681343</text:p>
          </table:table-cell>
          <table:table-cell office:value-type="float" office:value="32040" calcext:value-type="float">
            <text:p>32040</text:p>
          </table:table-cell>
          <table:table-cell office:value-type="float" office:value="28080" calcext:value-type="float">
            <text:p>28080</text:p>
          </table:table-cell>
          <table:table-cell office:value-type="float" office:value="31582.0557762937" calcext:value-type="float">
            <text:p>31582.0557762937</text:p>
          </table:table-cell>
          <table:table-cell office:value-type="float" office:value="-8.04430610655516" calcext:value-type="float">
            <text:p>-8.04430610655516</text:p>
          </table:table-cell>
          <table:table-cell office:value-type="float" office:value="1" calcext:value-type="float">
            <text:p>1</text:p>
          </table:table-cell>
          <table:table-cell office:value-type="float" office:value="0.9358" calcext:value-type="float">
            <text:p>0.9358</text:p>
          </table:table-cell>
          <table:table-cell office:value-type="float" office:value="1.40118894112093" calcext:value-type="float">
            <text:p>1.40118894112093</text:p>
          </table:table-cell>
          <table:table-cell office:value-type="float" office:value="6.42" calcext:value-type="float">
            <text:p>6.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27T09:00:00" calcext:value-type="date">
            <text:p>2021-02-27 09:00:00</text:p>
          </table:table-cell>
          <table:table-cell office:value-type="float" office:value="30070" calcext:value-type="float">
            <text:p>30070</text:p>
          </table:table-cell>
          <table:table-cell office:value-type="float" office:value="31470" calcext:value-type="float">
            <text:p>31470</text:p>
          </table:table-cell>
          <table:table-cell office:value-type="float" office:value="29560" calcext:value-type="float">
            <text:p>29560</text:p>
          </table:table-cell>
          <table:table-cell office:value-type="float" office:value="30110" calcext:value-type="float">
            <text:p>30110</text:p>
          </table:table-cell>
          <table:table-cell office:value-type="float" office:value="684031.53085869" calcext:value-type="float">
            <text:p>684031.53085869</text:p>
          </table:table-cell>
          <table:table-cell office:value-type="float" office:value="36080" calcext:value-type="float">
            <text:p>36080</text:p>
          </table:table-cell>
          <table:table-cell office:value-type="float" office:value="24060" calcext:value-type="float">
            <text:p>24060</text:p>
          </table:table-cell>
          <table:table-cell office:value-type="float" office:value="31054.7038508625" calcext:value-type="float">
            <text:p>31054.7038508625</text:p>
          </table:table-cell>
          <table:table-cell office:value-type="float" office:value="-5.7543410285998" calcext:value-type="float">
            <text:p>-5.7543410285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0118894112093" calcext:value-type="float">
            <text:p>1.40118894112093</text:p>
          </table:table-cell>
          <table:table-cell office:value-type="float" office:value="6.42" calcext:value-type="float">
            <text:p>6.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2-28T09:00:00" calcext:value-type="date">
            <text:p>2021-02-28 09:00:00</text:p>
          </table:table-cell>
          <table:table-cell office:value-type="float" office:value="30010" calcext:value-type="float">
            <text:p>30010</text:p>
          </table:table-cell>
          <table:table-cell office:value-type="float" office:value="30140" calcext:value-type="float">
            <text:p>30140</text:p>
          </table:table-cell>
          <table:table-cell office:value-type="float" office:value="25320" calcext:value-type="float">
            <text:p>25320</text:p>
          </table:table-cell>
          <table:table-cell office:value-type="float" office:value="27490" calcext:value-type="float">
            <text:p>27490</text:p>
          </table:table-cell>
          <table:table-cell office:value-type="float" office:value="647345.4041189" calcext:value-type="float">
            <text:p>647345.4041189</text:p>
          </table:table-cell>
          <table:table-cell office:value-type="float" office:value="31880" calcext:value-type="float">
            <text:p>31880</text:p>
          </table:table-cell>
          <table:table-cell office:value-type="float" office:value="28140" calcext:value-type="float">
            <text:p>28140</text:p>
          </table:table-cell>
          <table:table-cell office:value-type="float" office:value="30739.8025672416" calcext:value-type="float">
            <text:p>30739.8025672416</text:p>
          </table:table-cell>
          <table:table-cell office:value-type="float" office:value="-3.6215830860318" calcext:value-type="float">
            <text:p>-3.6215830860318</text:p>
          </table:table-cell>
          <table:table-cell office:value-type="float" office:value="1" calcext:value-type="float">
            <text:p>1</text:p>
          </table:table-cell>
          <table:table-cell office:value-type="float" office:value="1.02344496180429" calcext:value-type="float">
            <text:p>1.02344496180429</text:p>
          </table:table-cell>
          <table:table-cell office:value-type="float" office:value="1.4340397623261" calcext:value-type="float">
            <text:p>1.4340397623261</text:p>
          </table:table-cell>
          <table:table-cell office:value-type="float" office:value="4.22602047435431" calcext:value-type="float">
            <text:p>4.226020474354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01T09:00:00" calcext:value-type="date">
            <text:p>2021-03-01 09:00:00</text:p>
          </table:table-cell>
          <table:table-cell office:value-type="float" office:value="27480" calcext:value-type="float">
            <text:p>27480</text:p>
          </table:table-cell>
          <table:table-cell office:value-type="float" office:value="30380" calcext:value-type="float">
            <text:p>30380</text:p>
          </table:table-cell>
          <table:table-cell office:value-type="float" office:value="27310" calcext:value-type="float">
            <text:p>27310</text:p>
          </table:table-cell>
          <table:table-cell office:value-type="float" office:value="30000" calcext:value-type="float">
            <text:p>30000</text:p>
          </table:table-cell>
          <table:table-cell office:value-type="float" office:value="723604.84142878" calcext:value-type="float">
            <text:p>723604.84142878</text:p>
          </table:table-cell>
          <table:table-cell office:value-type="float" office:value="29780" calcext:value-type="float">
            <text:p>29780</text:p>
          </table:table-cell>
          <table:table-cell office:value-type="float" office:value="25180" calcext:value-type="float">
            <text:p>25180</text:p>
          </table:table-cell>
          <table:table-cell office:value-type="float" office:value="29656.5350448278" calcext:value-type="float">
            <text:p>29656.5350448278</text:p>
          </table:table-cell>
          <table:table-cell office:value-type="float" office:value="-5.08122791737743" calcext:value-type="float">
            <text:p>-5.081227917377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340397623261" calcext:value-type="float">
            <text:p>1.4340397623261</text:p>
          </table:table-cell>
          <table:table-cell office:value-type="float" office:value="4.22602047435431" calcext:value-type="float">
            <text:p>4.226020474354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02T09:00:00" calcext:value-type="date">
            <text:p>2021-03-02 09:00:00</text:p>
          </table:table-cell>
          <table:table-cell office:value-type="float" office:value="30000" calcext:value-type="float">
            <text:p>30000</text:p>
          </table:table-cell>
          <table:table-cell office:value-type="float" office:value="31900" calcext:value-type="float">
            <text:p>31900</text:p>
          </table:table-cell>
          <table:table-cell office:value-type="float" office:value="29000" calcext:value-type="float">
            <text:p>29000</text:p>
          </table:table-cell>
          <table:table-cell office:value-type="float" office:value="30620" calcext:value-type="float">
            <text:p>30620</text:p>
          </table:table-cell>
          <table:table-cell office:value-type="float" office:value="763410.68791895" calcext:value-type="float">
            <text:p>763410.68791895</text:p>
          </table:table-cell>
          <table:table-cell office:value-type="float" office:value="30550" calcext:value-type="float">
            <text:p>30550</text:p>
          </table:table-cell>
          <table:table-cell office:value-type="float" office:value="29450" calcext:value-type="float">
            <text:p>29450</text:p>
          </table:table-cell>
          <table:table-cell office:value-type="float" office:value="29771.0233632185" calcext:value-type="float">
            <text:p>29771.0233632185</text:p>
          </table:table-cell>
          <table:table-cell office:value-type="float" office:value="-1.39928347330311" calcext:value-type="float">
            <text:p>-1.39928347330311</text:p>
          </table:table-cell>
          <table:table-cell office:value-type="float" office:value="1.00209132569558" calcext:value-type="float">
            <text:p>1.00209132569558</text:p>
          </table:table-cell>
          <table:table-cell office:value-type="float" office:value="1" calcext:value-type="float">
            <text:p>1</text:p>
          </table:table-cell>
          <table:table-cell office:value-type="float" office:value="1.43703880652954" calcext:value-type="float">
            <text:p>1.43703880652954</text:p>
          </table:table-cell>
          <table:table-cell office:value-type="float" office:value="4.02572589000427" calcext:value-type="float">
            <text:p>4.025725890004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03T09:00:00" calcext:value-type="date">
            <text:p>2021-03-03 09:00:00</text:p>
          </table:table-cell>
          <table:table-cell office:value-type="float" office:value="30620" calcext:value-type="float">
            <text:p>30620</text:p>
          </table:table-cell>
          <table:table-cell office:value-type="float" office:value="35340" calcext:value-type="float">
            <text:p>35340</text:p>
          </table:table-cell>
          <table:table-cell office:value-type="float" office:value="30270" calcext:value-type="float">
            <text:p>30270</text:p>
          </table:table-cell>
          <table:table-cell office:value-type="float" office:value="32170" calcext:value-type="float">
            <text:p>32170</text:p>
          </table:table-cell>
          <table:table-cell office:value-type="float" office:value="1150138.2230821" calcext:value-type="float">
            <text:p>1150138.2230821</text:p>
          </table:table-cell>
          <table:table-cell office:value-type="float" office:value="32900" calcext:value-type="float">
            <text:p>32900</text:p>
          </table:table-cell>
          <table:table-cell office:value-type="float" office:value="28340" calcext:value-type="float">
            <text:p>28340</text:p>
          </table:table-cell>
          <table:table-cell office:value-type="float" office:value="30054.015575479" calcext:value-type="float">
            <text:p>30054.015575479</text:p>
          </table:table-cell>
          <table:table-cell office:value-type="float" office:value="0.892698804764795" calcext:value-type="float">
            <text:p>0.892698804764795</text:p>
          </table:table-cell>
          <table:table-cell office:value-type="float" office:value="0.977611550151976" calcext:value-type="float">
            <text:p>0.977611550151976</text:p>
          </table:table-cell>
          <table:table-cell office:value-type="float" office:value="1" calcext:value-type="float">
            <text:p>1</text:p>
          </table:table-cell>
          <table:table-cell office:value-type="float" office:value="1.40486573527989" calcext:value-type="float">
            <text:p>1.40486573527989</text:p>
          </table:table-cell>
          <table:table-cell office:value-type="float" office:value="6.17444111261644" calcext:value-type="float">
            <text:p>6.174441112616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04T09:00:00" calcext:value-type="date">
            <text:p>2021-03-04 09:00:00</text:p>
          </table:table-cell>
          <table:table-cell office:value-type="float" office:value="32140" calcext:value-type="float">
            <text:p>32140</text:p>
          </table:table-cell>
          <table:table-cell office:value-type="float" office:value="33700" calcext:value-type="float">
            <text:p>33700</text:p>
          </table:table-cell>
          <table:table-cell office:value-type="float" office:value="31070" calcext:value-type="float">
            <text:p>31070</text:p>
          </table:table-cell>
          <table:table-cell office:value-type="float" office:value="31840" calcext:value-type="float">
            <text:p>31840</text:p>
          </table:table-cell>
          <table:table-cell office:value-type="float" office:value="601000.98463412" calcext:value-type="float">
            <text:p>601000.98463412</text:p>
          </table:table-cell>
          <table:table-cell office:value-type="float" office:value="35660" calcext:value-type="float">
            <text:p>35660</text:p>
          </table:table-cell>
          <table:table-cell office:value-type="float" office:value="28620" calcext:value-type="float">
            <text:p>28620</text:p>
          </table:table-cell>
          <table:table-cell office:value-type="float" office:value="30759.343716986" calcext:value-type="float">
            <text:p>30759.343716986</text:p>
          </table:table-cell>
          <table:table-cell office:value-type="float" office:value="7.08815514598234" calcext:value-type="float">
            <text:p>7.088155145982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0486573527989" calcext:value-type="float">
            <text:p>1.40486573527989</text:p>
          </table:table-cell>
          <table:table-cell office:value-type="float" office:value="6.17444111261644" calcext:value-type="float">
            <text:p>6.174441112616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05T09:00:00" calcext:value-type="date">
            <text:p>2021-03-05 09:00:00</text:p>
          </table:table-cell>
          <table:table-cell office:value-type="float" office:value="31850" calcext:value-type="float">
            <text:p>31850</text:p>
          </table:table-cell>
          <table:table-cell office:value-type="float" office:value="32500" calcext:value-type="float">
            <text:p>32500</text:p>
          </table:table-cell>
          <table:table-cell office:value-type="float" office:value="30330" calcext:value-type="float">
            <text:p>30330</text:p>
          </table:table-cell>
          <table:table-cell office:value-type="float" office:value="31900" calcext:value-type="float">
            <text:p>31900</text:p>
          </table:table-cell>
          <table:table-cell office:value-type="float" office:value="344418.59642198" calcext:value-type="float">
            <text:p>344418.59642198</text:p>
          </table:table-cell>
          <table:table-cell office:value-type="float" office:value="34180" calcext:value-type="float">
            <text:p>34180</text:p>
          </table:table-cell>
          <table:table-cell office:value-type="float" office:value="29520" calcext:value-type="float">
            <text:p>29520</text:p>
          </table:table-cell>
          <table:table-cell office:value-type="float" office:value="31119.5624779907" calcext:value-type="float">
            <text:p>31119.5624779907</text:p>
          </table:table-cell>
          <table:table-cell office:value-type="float" office:value="7.84833753304126" calcext:value-type="float">
            <text:p>7.848337533041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0486573527989" calcext:value-type="float">
            <text:p>1.40486573527989</text:p>
          </table:table-cell>
          <table:table-cell office:value-type="float" office:value="6.17444111261644" calcext:value-type="float">
            <text:p>6.174441112616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06T09:00:00" calcext:value-type="date">
            <text:p>2021-03-06 09:00:00</text:p>
          </table:table-cell>
          <table:table-cell office:value-type="float" office:value="31900" calcext:value-type="float">
            <text:p>31900</text:p>
          </table:table-cell>
          <table:table-cell office:value-type="float" office:value="32210" calcext:value-type="float">
            <text:p>32210</text:p>
          </table:table-cell>
          <table:table-cell office:value-type="float" office:value="30430" calcext:value-type="float">
            <text:p>30430</text:p>
          </table:table-cell>
          <table:table-cell office:value-type="float" office:value="31880" calcext:value-type="float">
            <text:p>31880</text:p>
          </table:table-cell>
          <table:table-cell office:value-type="float" office:value="264240.80596787" calcext:value-type="float">
            <text:p>264240.80596787</text:p>
          </table:table-cell>
          <table:table-cell office:value-type="float" office:value="34020" calcext:value-type="float">
            <text:p>34020</text:p>
          </table:table-cell>
          <table:table-cell office:value-type="float" office:value="29780" calcext:value-type="float">
            <text:p>29780</text:p>
          </table:table-cell>
          <table:table-cell office:value-type="float" office:value="31379.7083186604" calcext:value-type="float">
            <text:p>31379.7083186604</text:p>
          </table:table-cell>
          <table:table-cell office:value-type="float" office:value="7.23129213056416" calcext:value-type="float">
            <text:p>7.231292130564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0486573527989" calcext:value-type="float">
            <text:p>1.40486573527989</text:p>
          </table:table-cell>
          <table:table-cell office:value-type="float" office:value="6.17444111261644" calcext:value-type="float">
            <text:p>6.174441112616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07T09:00:00" calcext:value-type="date">
            <text:p>2021-03-07 09:00:00</text:p>
          </table:table-cell>
          <table:table-cell office:value-type="float" office:value="31890" calcext:value-type="float">
            <text:p>31890</text:p>
          </table:table-cell>
          <table:table-cell office:value-type="float" office:value="33990" calcext:value-type="float">
            <text:p>33990</text:p>
          </table:table-cell>
          <table:table-cell office:value-type="float" office:value="31870" calcext:value-type="float">
            <text:p>31870</text:p>
          </table:table-cell>
          <table:table-cell office:value-type="float" office:value="33100" calcext:value-type="float">
            <text:p>33100</text:p>
          </table:table-cell>
          <table:table-cell office:value-type="float" office:value="559038.45205534" calcext:value-type="float">
            <text:p>559038.45205534</text:p>
          </table:table-cell>
          <table:table-cell office:value-type="float" office:value="33650" calcext:value-type="float">
            <text:p>33650</text:p>
          </table:table-cell>
          <table:table-cell office:value-type="float" office:value="30130" calcext:value-type="float">
            <text:p>30130</text:p>
          </table:table-cell>
          <table:table-cell office:value-type="float" office:value="31546.4722124403" calcext:value-type="float">
            <text:p>31546.4722124403</text:p>
          </table:table-cell>
          <table:table-cell office:value-type="float" office:value="5.21930754770305" calcext:value-type="float">
            <text:p>5.21930754770305</text:p>
          </table:table-cell>
          <table:table-cell office:value-type="float" office:value="0.983455274888559" calcext:value-type="float">
            <text:p>0.983455274888559</text:p>
          </table:table-cell>
          <table:table-cell office:value-type="float" office:value="1" calcext:value-type="float">
            <text:p>1</text:p>
          </table:table-cell>
          <table:table-cell office:value-type="float" office:value="1.3816226178712" calcext:value-type="float">
            <text:p>1.3816226178712</text:p>
          </table:table-cell>
          <table:table-cell office:value-type="float" office:value="7.72675919283555" calcext:value-type="float">
            <text:p>7.726759192835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08T09:00:00" calcext:value-type="date">
            <text:p>2021-03-08 09:00:00</text:p>
          </table:table-cell>
          <table:table-cell office:value-type="float" office:value="33100" calcext:value-type="float">
            <text:p>33100</text:p>
          </table:table-cell>
          <table:table-cell office:value-type="float" office:value="33870" calcext:value-type="float">
            <text:p>33870</text:p>
          </table:table-cell>
          <table:table-cell office:value-type="float" office:value="32000" calcext:value-type="float">
            <text:p>32000</text:p>
          </table:table-cell>
          <table:table-cell office:value-type="float" office:value="33800" calcext:value-type="float">
            <text:p>33800</text:p>
          </table:table-cell>
          <table:table-cell office:value-type="float" office:value="341874.34919168" calcext:value-type="float">
            <text:p>341874.34919168</text:p>
          </table:table-cell>
          <table:table-cell office:value-type="float" office:value="34010" calcext:value-type="float">
            <text:p>34010</text:p>
          </table:table-cell>
          <table:table-cell office:value-type="float" office:value="32190" calcext:value-type="float">
            <text:p>32190</text:p>
          </table:table-cell>
          <table:table-cell office:value-type="float" office:value="32064.3148082935" calcext:value-type="float">
            <text:p>32064.3148082935</text:p>
          </table:table-cell>
          <table:table-cell office:value-type="float" office:value="6.45539669071071" calcext:value-type="float">
            <text:p>6.455396690710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816226178712" calcext:value-type="float">
            <text:p>1.3816226178712</text:p>
          </table:table-cell>
          <table:table-cell office:value-type="float" office:value="7.72675919283555" calcext:value-type="float">
            <text:p>7.726759192835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09T09:00:00" calcext:value-type="date">
            <text:p>2021-03-09 09:00:00</text:p>
          </table:table-cell>
          <table:table-cell office:value-type="float" office:value="33760" calcext:value-type="float">
            <text:p>33760</text:p>
          </table:table-cell>
          <table:table-cell office:value-type="float" office:value="35650" calcext:value-type="float">
            <text:p>35650</text:p>
          </table:table-cell>
          <table:table-cell office:value-type="float" office:value="33090" calcext:value-type="float">
            <text:p>33090</text:p>
          </table:table-cell>
          <table:table-cell office:value-type="float" office:value="35480" calcext:value-type="float">
            <text:p>35480</text:p>
          </table:table-cell>
          <table:table-cell office:value-type="float" office:value="500081.08088653" calcext:value-type="float">
            <text:p>500081.08088653</text:p>
          </table:table-cell>
          <table:table-cell office:value-type="float" office:value="34930" calcext:value-type="float">
            <text:p>34930</text:p>
          </table:table-cell>
          <table:table-cell office:value-type="float" office:value="32590" calcext:value-type="float">
            <text:p>32590</text:p>
          </table:table-cell>
          <table:table-cell office:value-type="float" office:value="32642.8765388623" calcext:value-type="float">
            <text:p>32642.8765388623</text:p>
          </table:table-cell>
          <table:table-cell office:value-type="float" office:value="6.89707678981289" calcext:value-type="float">
            <text:p>6.89707678981289</text:p>
          </table:table-cell>
          <table:table-cell office:value-type="float" office:value="1.01554577726882" calcext:value-type="float">
            <text:p>1.01554577726882</text:p>
          </table:table-cell>
          <table:table-cell office:value-type="float" office:value="1" calcext:value-type="float">
            <text:p>1</text:p>
          </table:table-cell>
          <table:table-cell office:value-type="float" office:value="1.4031010153582" calcext:value-type="float">
            <text:p>1.4031010153582</text:p>
          </table:table-cell>
          <table:table-cell office:value-type="float" office:value="6.29229994337487" calcext:value-type="float">
            <text:p>6.292299943374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10T09:00:00" calcext:value-type="date">
            <text:p>2021-03-10 09:00:00</text:p>
          </table:table-cell>
          <table:table-cell office:value-type="float" office:value="35510" calcext:value-type="float">
            <text:p>35510</text:p>
          </table:table-cell>
          <table:table-cell office:value-type="float" office:value="39900" calcext:value-type="float">
            <text:p>39900</text:p>
          </table:table-cell>
          <table:table-cell office:value-type="float" office:value="33540" calcext:value-type="float">
            <text:p>33540</text:p>
          </table:table-cell>
          <table:table-cell office:value-type="float" office:value="37970" calcext:value-type="float">
            <text:p>37970</text:p>
          </table:table-cell>
          <table:table-cell office:value-type="float" office:value="696948.55236753" calcext:value-type="float">
            <text:p>696948.55236753</text:p>
          </table:table-cell>
          <table:table-cell office:value-type="float" office:value="36350" calcext:value-type="float">
            <text:p>36350</text:p>
          </table:table-cell>
          <table:table-cell office:value-type="float" office:value="34670" calcext:value-type="float">
            <text:p>34670</text:p>
          </table:table-cell>
          <table:table-cell office:value-type="float" office:value="33588.5843592416" calcext:value-type="float">
            <text:p>33588.5843592416</text:p>
          </table:table-cell>
          <table:table-cell office:value-type="float" office:value="8.6159506602576" calcext:value-type="float">
            <text:p>8.6159506602576</text:p>
          </table:table-cell>
          <table:table-cell office:value-type="float" office:value="1.04436671251719" calcext:value-type="float">
            <text:p>1.04436671251719</text:p>
          </table:table-cell>
          <table:table-cell office:value-type="float" office:value="1" calcext:value-type="float">
            <text:p>1</text:p>
          </table:table-cell>
          <table:table-cell office:value-type="float" office:value="1.46535199473918" calcext:value-type="float">
            <text:p>1.46535199473918</text:p>
          </table:table-cell>
          <table:table-cell office:value-type="float" office:value="2.13479735431515" calcext:value-type="float">
            <text:p>2.134797354315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11T09:00:00" calcext:value-type="date">
            <text:p>2021-03-11 09:00:00</text:p>
          </table:table-cell>
          <table:table-cell office:value-type="float" office:value="38000" calcext:value-type="float">
            <text:p>38000</text:p>
          </table:table-cell>
          <table:table-cell office:value-type="float" office:value="39760" calcext:value-type="float">
            <text:p>39760</text:p>
          </table:table-cell>
          <table:table-cell office:value-type="float" office:value="36530" calcext:value-type="float">
            <text:p>36530</text:p>
          </table:table-cell>
          <table:table-cell office:value-type="float" office:value="38620" calcext:value-type="float">
            <text:p>38620</text:p>
          </table:table-cell>
          <table:table-cell office:value-type="float" office:value="406075.6123517" calcext:value-type="float">
            <text:p>406075.6123517</text:p>
          </table:table-cell>
          <table:table-cell office:value-type="float" office:value="41900" calcext:value-type="float">
            <text:p>41900</text:p>
          </table:table-cell>
          <table:table-cell office:value-type="float" office:value="34100" calcext:value-type="float">
            <text:p>34100</text:p>
          </table:table-cell>
          <table:table-cell office:value-type="float" office:value="35049.0562394944" calcext:value-type="float">
            <text:p>35049.0562394944</text:p>
          </table:table-cell>
          <table:table-cell office:value-type="float" office:value="2.97466828435631" calcext:value-type="float">
            <text:p>2.97466828435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6535199473918" calcext:value-type="float">
            <text:p>1.46535199473918</text:p>
          </table:table-cell>
          <table:table-cell office:value-type="float" office:value="2.13479735431515" calcext:value-type="float">
            <text:p>2.134797354315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12T09:00:00" calcext:value-type="date">
            <text:p>2021-03-12 09:00:00</text:p>
          </table:table-cell>
          <table:table-cell office:value-type="float" office:value="38700" calcext:value-type="float">
            <text:p>38700</text:p>
          </table:table-cell>
          <table:table-cell office:value-type="float" office:value="38940" calcext:value-type="float">
            <text:p>38940</text:p>
          </table:table-cell>
          <table:table-cell office:value-type="float" office:value="36910" calcext:value-type="float">
            <text:p>36910</text:p>
          </table:table-cell>
          <table:table-cell office:value-type="float" office:value="37290" calcext:value-type="float">
            <text:p>37290</text:p>
          </table:table-cell>
          <table:table-cell office:value-type="float" office:value="256338.33321126" calcext:value-type="float">
            <text:p>256338.33321126</text:p>
          </table:table-cell>
          <table:table-cell office:value-type="float" office:value="41310" calcext:value-type="float">
            <text:p>41310</text:p>
          </table:table-cell>
          <table:table-cell office:value-type="float" office:value="36090" calcext:value-type="float">
            <text:p>36090</text:p>
          </table:table-cell>
          <table:table-cell office:value-type="float" office:value="36239.3708263296" calcext:value-type="float">
            <text:p>36239.3708263296</text:p>
          </table:table-cell>
          <table:table-cell office:value-type="float" office:value="1.92433700653741" calcext:value-type="float">
            <text:p>1.924337006537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6535199473918" calcext:value-type="float">
            <text:p>1.46535199473918</text:p>
          </table:table-cell>
          <table:table-cell office:value-type="float" office:value="2.13479735431515" calcext:value-type="float">
            <text:p>2.134797354315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13T09:00:00" calcext:value-type="date">
            <text:p>2021-03-13 09:00:00</text:p>
          </table:table-cell>
          <table:table-cell office:value-type="float" office:value="37310" calcext:value-type="float">
            <text:p>37310</text:p>
          </table:table-cell>
          <table:table-cell office:value-type="float" office:value="45000" calcext:value-type="float">
            <text:p>45000</text:p>
          </table:table-cell>
          <table:table-cell office:value-type="float" office:value="35460" calcext:value-type="float">
            <text:p>35460</text:p>
          </table:table-cell>
          <table:table-cell office:value-type="float" office:value="41250" calcext:value-type="float">
            <text:p>41250</text:p>
          </table:table-cell>
          <table:table-cell office:value-type="float" office:value="1293666.60821402" calcext:value-type="float">
            <text:p>1293666.60821402</text:p>
          </table:table-cell>
          <table:table-cell office:value-type="float" office:value="37930" calcext:value-type="float">
            <text:p>37930</text:p>
          </table:table-cell>
          <table:table-cell office:value-type="float" office:value="36690" calcext:value-type="float">
            <text:p>36690</text:p>
          </table:table-cell>
          <table:table-cell office:value-type="float" office:value="36589.5805508864" calcext:value-type="float">
            <text:p>36589.5805508864</text:p>
          </table:table-cell>
          <table:table-cell office:value-type="float" office:value="-2.31456276539184" calcext:value-type="float">
            <text:p>-2.31456276539184</text:p>
          </table:table-cell>
          <table:table-cell office:value-type="float" office:value="1.08732965989982" calcext:value-type="float">
            <text:p>1.08732965989982</text:p>
          </table:table-cell>
          <table:table-cell office:value-type="float" office:value="1" calcext:value-type="float">
            <text:p>1</text:p>
          </table:table-cell>
          <table:table-cell office:value-type="float" office:value="1.59332068607326" calcext:value-type="float">
            <text:p>1.593320686073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14T09:00:00" calcext:value-type="date">
            <text:p>2021-03-14 09:00:00</text:p>
          </table:table-cell>
          <table:table-cell office:value-type="float" office:value="41250" calcext:value-type="float">
            <text:p>41250</text:p>
          </table:table-cell>
          <table:table-cell office:value-type="float" office:value="41710" calcext:value-type="float">
            <text:p>41710</text:p>
          </table:table-cell>
          <table:table-cell office:value-type="float" office:value="37910" calcext:value-type="float">
            <text:p>37910</text:p>
          </table:table-cell>
          <table:table-cell office:value-type="float" office:value="37990" calcext:value-type="float">
            <text:p>37990</text:p>
          </table:table-cell>
          <table:table-cell office:value-type="float" office:value="430758.63901849" calcext:value-type="float">
            <text:p>430758.63901849</text:p>
          </table:table-cell>
          <table:table-cell office:value-type="float" office:value="46850" calcext:value-type="float">
            <text:p>46850</text:p>
          </table:table-cell>
          <table:table-cell office:value-type="float" office:value="35650" calcext:value-type="float">
            <text:p>35650</text:p>
          </table:table-cell>
          <table:table-cell office:value-type="float" office:value="38143.0537005909" calcext:value-type="float">
            <text:p>38143.0537005909</text:p>
          </table:table-cell>
          <table:table-cell office:value-type="float" office:value="-2.36805824587914" calcext:value-type="float">
            <text:p>-2.368058245879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9332068607326" calcext:value-type="float">
            <text:p>1.593320686073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15T09:00:00" calcext:value-type="date">
            <text:p>2021-03-15 09:00:00</text:p>
          </table:table-cell>
          <table:table-cell office:value-type="float" office:value="37990" calcext:value-type="float">
            <text:p>37990</text:p>
          </table:table-cell>
          <table:table-cell office:value-type="float" office:value="38490" calcext:value-type="float">
            <text:p>38490</text:p>
          </table:table-cell>
          <table:table-cell office:value-type="float" office:value="33550" calcext:value-type="float">
            <text:p>33550</text:p>
          </table:table-cell>
          <table:table-cell office:value-type="float" office:value="34900" calcext:value-type="float">
            <text:p>34900</text:p>
          </table:table-cell>
          <table:table-cell office:value-type="float" office:value="483500.61129545" calcext:value-type="float">
            <text:p>483500.61129545</text:p>
          </table:table-cell>
          <table:table-cell office:value-type="float" office:value="38530" calcext:value-type="float">
            <text:p>38530</text:p>
          </table:table-cell>
          <table:table-cell office:value-type="float" office:value="37450" calcext:value-type="float">
            <text:p>37450</text:p>
          </table:table-cell>
          <table:table-cell office:value-type="float" office:value="38092.0358003939" calcext:value-type="float">
            <text:p>38092.0358003939</text:p>
          </table:table-cell>
          <table:table-cell office:value-type="float" office:value="-7.42696452122326" calcext:value-type="float">
            <text:p>-7.42696452122326</text:p>
          </table:table-cell>
          <table:table-cell office:value-type="float" office:value="1" calcext:value-type="float">
            <text:p>1</text:p>
          </table:table-cell>
          <table:table-cell office:value-type="float" office:value="1.0728659025788" calcext:value-type="float">
            <text:p>1.0728659025788</text:p>
          </table:table-cell>
          <table:table-cell office:value-type="float" office:value="1.70941943596146" calcext:value-type="float">
            <text:p>1.709419435961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16T09:00:00" calcext:value-type="date">
            <text:p>2021-03-16 09:00:00</text:p>
          </table:table-cell>
          <table:table-cell office:value-type="float" office:value="34900" calcext:value-type="float">
            <text:p>34900</text:p>
          </table:table-cell>
          <table:table-cell office:value-type="float" office:value="38000" calcext:value-type="float">
            <text:p>38000</text:p>
          </table:table-cell>
          <table:table-cell office:value-type="float" office:value="33000" calcext:value-type="float">
            <text:p>33000</text:p>
          </table:table-cell>
          <table:table-cell office:value-type="float" office:value="35650" calcext:value-type="float">
            <text:p>35650</text:p>
          </table:table-cell>
          <table:table-cell office:value-type="float" office:value="439634.04620674" calcext:value-type="float">
            <text:p>439634.04620674</text:p>
          </table:table-cell>
          <table:table-cell office:value-type="float" office:value="36750" calcext:value-type="float">
            <text:p>36750</text:p>
          </table:table-cell>
          <table:table-cell office:value-type="float" office:value="33050" calcext:value-type="float">
            <text:p>33050</text:p>
          </table:table-cell>
          <table:table-cell office:value-type="float" office:value="37028.0238669293" calcext:value-type="float">
            <text:p>37028.0238669293</text:p>
          </table:table-cell>
          <table:table-cell office:value-type="float" office:value="-14.0375791767959" calcext:value-type="float">
            <text:p>-14.0375791767959</text:p>
          </table:table-cell>
          <table:table-cell office:value-type="float" office:value="1" calcext:value-type="float">
            <text:p>1</text:p>
          </table:table-cell>
          <table:table-cell office:value-type="float" office:value="0.926868723702665" calcext:value-type="float">
            <text:p>0.926868723702665</text:p>
          </table:table-cell>
          <table:table-cell office:value-type="float" office:value="1.58440741088213" calcext:value-type="float">
            <text:p>1.58440741088213</text:p>
          </table:table-cell>
          <table:table-cell office:value-type="float" office:value="7.31312762973352" calcext:value-type="float">
            <text:p>7.313127629733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17T09:00:00" calcext:value-type="date">
            <text:p>2021-03-17 09:00:00</text:p>
          </table:table-cell>
          <table:table-cell office:value-type="float" office:value="35790" calcext:value-type="float">
            <text:p>35790</text:p>
          </table:table-cell>
          <table:table-cell office:value-type="float" office:value="36960" calcext:value-type="float">
            <text:p>36960</text:p>
          </table:table-cell>
          <table:table-cell office:value-type="float" office:value="33350" calcext:value-type="float">
            <text:p>33350</text:p>
          </table:table-cell>
          <table:table-cell office:value-type="float" office:value="36310" calcext:value-type="float">
            <text:p>36310</text:p>
          </table:table-cell>
          <table:table-cell office:value-type="float" office:value="277173.14196022" calcext:value-type="float">
            <text:p>277173.14196022</text:p>
          </table:table-cell>
          <table:table-cell office:value-type="float" office:value="40040" calcext:value-type="float">
            <text:p>40040</text:p>
          </table:table-cell>
          <table:table-cell office:value-type="float" office:value="31540" calcext:value-type="float">
            <text:p>31540</text:p>
          </table:table-cell>
          <table:table-cell office:value-type="float" office:value="36568.6825779529" calcext:value-type="float">
            <text:p>36568.6825779529</text:p>
          </table:table-cell>
          <table:table-cell office:value-type="float" office:value="-10.9308380464901" calcext:value-type="float">
            <text:p>-10.9308380464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8440741088213" calcext:value-type="float">
            <text:p>1.58440741088213</text:p>
          </table:table-cell>
          <table:table-cell office:value-type="float" office:value="7.31312762973352" calcext:value-type="float">
            <text:p>7.313127629733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18T09:00:00" calcext:value-type="date">
            <text:p>2021-03-18 09:00:00</text:p>
          </table:table-cell>
          <table:table-cell office:value-type="float" office:value="36360" calcext:value-type="float">
            <text:p>36360</text:p>
          </table:table-cell>
          <table:table-cell office:value-type="float" office:value="37300" calcext:value-type="float">
            <text:p>37300</text:p>
          </table:table-cell>
          <table:table-cell office:value-type="float" office:value="35310" calcext:value-type="float">
            <text:p>35310</text:p>
          </table:table-cell>
          <table:table-cell office:value-type="float" office:value="35370" calcext:value-type="float">
            <text:p>35370</text:p>
          </table:table-cell>
          <table:table-cell office:value-type="float" office:value="244285.48652658" calcext:value-type="float">
            <text:p>244285.48652658</text:p>
          </table:table-cell>
          <table:table-cell office:value-type="float" office:value="39450" calcext:value-type="float">
            <text:p>39450</text:p>
          </table:table-cell>
          <table:table-cell office:value-type="float" office:value="33270" calcext:value-type="float">
            <text:p>33270</text:p>
          </table:table-cell>
          <table:table-cell office:value-type="float" office:value="36482.4550519686" calcext:value-type="float">
            <text:p>36482.4550519686</text:p>
          </table:table-cell>
          <table:table-cell office:value-type="float" office:value="-7.54484068818852" calcext:value-type="float">
            <text:p>-7.544840688188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8440741088213" calcext:value-type="float">
            <text:p>1.58440741088213</text:p>
          </table:table-cell>
          <table:table-cell office:value-type="float" office:value="7.31312762973352" calcext:value-type="float">
            <text:p>7.313127629733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19T09:00:00" calcext:value-type="date">
            <text:p>2021-03-19 09:00:00</text:p>
          </table:table-cell>
          <table:table-cell office:value-type="float" office:value="35390" calcext:value-type="float">
            <text:p>35390</text:p>
          </table:table-cell>
          <table:table-cell office:value-type="float" office:value="36930" calcext:value-type="float">
            <text:p>36930</text:p>
          </table:table-cell>
          <table:table-cell office:value-type="float" office:value="34530" calcext:value-type="float">
            <text:p>34530</text:p>
          </table:table-cell>
          <table:table-cell office:value-type="float" office:value="35520" calcext:value-type="float">
            <text:p>35520</text:p>
          </table:table-cell>
          <table:table-cell office:value-type="float" office:value="257688.92393281" calcext:value-type="float">
            <text:p>257688.92393281</text:p>
          </table:table-cell>
          <table:table-cell office:value-type="float" office:value="36390" calcext:value-type="float">
            <text:p>36390</text:p>
          </table:table-cell>
          <table:table-cell office:value-type="float" office:value="34390" calcext:value-type="float">
            <text:p>34390</text:p>
          </table:table-cell>
          <table:table-cell office:value-type="float" office:value="36111.6367013124" calcext:value-type="float">
            <text:p>36111.6367013124</text:p>
          </table:table-cell>
          <table:table-cell office:value-type="float" office:value="-6.77046450989934" calcext:value-type="float">
            <text:p>-6.770464509899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8440741088213" calcext:value-type="float">
            <text:p>1.58440741088213</text:p>
          </table:table-cell>
          <table:table-cell office:value-type="float" office:value="7.31312762973352" calcext:value-type="float">
            <text:p>7.313127629733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20T09:00:00" calcext:value-type="date">
            <text:p>2021-03-20 09:00:00</text:p>
          </table:table-cell>
          <table:table-cell office:value-type="float" office:value="35520" calcext:value-type="float">
            <text:p>35520</text:p>
          </table:table-cell>
          <table:table-cell office:value-type="float" office:value="39800" calcext:value-type="float">
            <text:p>39800</text:p>
          </table:table-cell>
          <table:table-cell office:value-type="float" office:value="34780" calcext:value-type="float">
            <text:p>34780</text:p>
          </table:table-cell>
          <table:table-cell office:value-type="float" office:value="35350" calcext:value-type="float">
            <text:p>35350</text:p>
          </table:table-cell>
          <table:table-cell office:value-type="float" office:value="531403.3261821" calcext:value-type="float">
            <text:p>531403.3261821</text:p>
          </table:table-cell>
          <table:table-cell office:value-type="float" office:value="37790" calcext:value-type="float">
            <text:p>37790</text:p>
          </table:table-cell>
          <table:table-cell office:value-type="float" office:value="33250" calcext:value-type="float">
            <text:p>33250</text:p>
          </table:table-cell>
          <table:table-cell office:value-type="float" office:value="35914.4244675416" calcext:value-type="float">
            <text:p>35914.4244675416</text:p>
          </table:table-cell>
          <table:table-cell office:value-type="float" office:value="-4.57175433785221" calcext:value-type="float">
            <text:p>-4.571754337852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8440741088213" calcext:value-type="float">
            <text:p>1.58440741088213</text:p>
          </table:table-cell>
          <table:table-cell office:value-type="float" office:value="7.31312762973352" calcext:value-type="float">
            <text:p>7.313127629733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21T09:00:00" calcext:value-type="date">
            <text:p>2021-03-21 09:00:00</text:p>
          </table:table-cell>
          <table:table-cell office:value-type="float" office:value="35350" calcext:value-type="float">
            <text:p>35350</text:p>
          </table:table-cell>
          <table:table-cell office:value-type="float" office:value="36100" calcext:value-type="float">
            <text:p>36100</text:p>
          </table:table-cell>
          <table:table-cell office:value-type="float" office:value="33600" calcext:value-type="float">
            <text:p>33600</text:p>
          </table:table-cell>
          <table:table-cell office:value-type="float" office:value="34610" calcext:value-type="float">
            <text:p>34610</text:p>
          </table:table-cell>
          <table:table-cell office:value-type="float" office:value="290677.03676476" calcext:value-type="float">
            <text:p>290677.03676476</text:p>
          </table:table-cell>
          <table:table-cell office:value-type="float" office:value="40200" calcext:value-type="float">
            <text:p>40200</text:p>
          </table:table-cell>
          <table:table-cell office:value-type="float" office:value="30500" calcext:value-type="float">
            <text:p>30500</text:p>
          </table:table-cell>
          <table:table-cell office:value-type="float" office:value="35726.2829783611" calcext:value-type="float">
            <text:p>35726.2829783611</text:p>
          </table:table-cell>
          <table:table-cell office:value-type="float" office:value="-3.23330487704404" calcext:value-type="float">
            <text:p>-3.233304877044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8440741088213" calcext:value-type="float">
            <text:p>1.58440741088213</text:p>
          </table:table-cell>
          <table:table-cell office:value-type="float" office:value="7.31312762973352" calcext:value-type="float">
            <text:p>7.313127629733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22T09:00:00" calcext:value-type="date">
            <text:p>2021-03-22 09:00:00</text:p>
          </table:table-cell>
          <table:table-cell office:value-type="float" office:value="34600" calcext:value-type="float">
            <text:p>34600</text:p>
          </table:table-cell>
          <table:table-cell office:value-type="float" office:value="45500" calcext:value-type="float">
            <text:p>45500</text:p>
          </table:table-cell>
          <table:table-cell office:value-type="float" office:value="34000" calcext:value-type="float">
            <text:p>34000</text:p>
          </table:table-cell>
          <table:table-cell office:value-type="float" office:value="36000" calcext:value-type="float">
            <text:p>36000</text:p>
          </table:table-cell>
          <table:table-cell office:value-type="float" office:value="4517426.42176602" calcext:value-type="float">
            <text:p>4517426.42176602</text:p>
          </table:table-cell>
          <table:table-cell office:value-type="float" office:value="36360" calcext:value-type="float">
            <text:p>36360</text:p>
          </table:table-cell>
          <table:table-cell office:value-type="float" office:value="32840" calcext:value-type="float">
            <text:p>32840</text:p>
          </table:table-cell>
          <table:table-cell office:value-type="float" office:value="35354.1886522407" calcext:value-type="float">
            <text:p>35354.1886522407</text:p>
          </table:table-cell>
          <table:table-cell office:value-type="float" office:value="-3.63203295924766" calcext:value-type="float">
            <text:p>-3.63203295924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8440741088213" calcext:value-type="float">
            <text:p>1.58440741088213</text:p>
          </table:table-cell>
          <table:table-cell office:value-type="float" office:value="7.31312762973352" calcext:value-type="float">
            <text:p>7.313127629733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23T09:00:00" calcext:value-type="date">
            <text:p>2021-03-23 09:00:00</text:p>
          </table:table-cell>
          <table:table-cell office:value-type="float" office:value="36000" calcext:value-type="float">
            <text:p>36000</text:p>
          </table:table-cell>
          <table:table-cell office:value-type="float" office:value="50500" calcext:value-type="float">
            <text:p>50500</text:p>
          </table:table-cell>
          <table:table-cell office:value-type="float" office:value="35390" calcext:value-type="float">
            <text:p>35390</text:p>
          </table:table-cell>
          <table:table-cell office:value-type="float" office:value="40730" calcext:value-type="float">
            <text:p>40730</text:p>
          </table:table-cell>
          <table:table-cell office:value-type="float" office:value="6320041.56904087" calcext:value-type="float">
            <text:p>6320041.56904087</text:p>
          </table:table-cell>
          <table:table-cell office:value-type="float" office:value="46100" calcext:value-type="float">
            <text:p>46100</text:p>
          </table:table-cell>
          <table:table-cell office:value-type="float" office:value="25900" calcext:value-type="float">
            <text:p>25900</text:p>
          </table:table-cell>
          <table:table-cell office:value-type="float" office:value="35569.4591014938" calcext:value-type="float">
            <text:p>35569.4591014938</text:p>
          </table:table-cell>
          <table:table-cell office:value-type="float" office:value="-0.177873406653312" calcext:value-type="float">
            <text:p>-0.177873406653312</text:p>
          </table:table-cell>
          <table:table-cell office:value-type="float" office:value="0.88331409978308" calcext:value-type="float">
            <text:p>0.88331409978308</text:p>
          </table:table-cell>
          <table:table-cell office:value-type="float" office:value="1" calcext:value-type="float">
            <text:p>1</text:p>
          </table:table-cell>
          <table:table-cell office:value-type="float" office:value="1.39952940583299" calcext:value-type="float">
            <text:p>1.39952940583299</text:p>
          </table:table-cell>
          <table:table-cell office:value-type="float" office:value="18.1283787705488" calcext:value-type="float">
            <text:p>18.12837877054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24T09:00:00" calcext:value-type="date">
            <text:p>2021-03-24 09:00:00</text:p>
          </table:table-cell>
          <table:table-cell office:value-type="float" office:value="40800" calcext:value-type="float">
            <text:p>40800</text:p>
          </table:table-cell>
          <table:table-cell office:value-type="float" office:value="43700" calcext:value-type="float">
            <text:p>43700</text:p>
          </table:table-cell>
          <table:table-cell office:value-type="float" office:value="38470" calcext:value-type="float">
            <text:p>38470</text:p>
          </table:table-cell>
          <table:table-cell office:value-type="float" office:value="38790" calcext:value-type="float">
            <text:p>38790</text:p>
          </table:table-cell>
          <table:table-cell office:value-type="float" office:value="958520.65002215" calcext:value-type="float">
            <text:p>958520.65002215</text:p>
          </table:table-cell>
          <table:table-cell office:value-type="float" office:value="51180" calcext:value-type="float">
            <text:p>51180</text:p>
          </table:table-cell>
          <table:table-cell office:value-type="float" office:value="30420" calcext:value-type="float">
            <text:p>30420</text:p>
          </table:table-cell>
          <table:table-cell office:value-type="float" office:value="37289.6394009959" calcext:value-type="float">
            <text:p>37289.6394009959</text:p>
          </table:table-cell>
          <table:table-cell office:value-type="float" office:value="5.77299197601575" calcext:value-type="float">
            <text:p>5.772991976015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9952940583299" calcext:value-type="float">
            <text:p>1.39952940583299</text:p>
          </table:table-cell>
          <table:table-cell office:value-type="float" office:value="18.1283787705488" calcext:value-type="float">
            <text:p>18.12837877054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25T09:00:00" calcext:value-type="date">
            <text:p>2021-03-25 09:00:00</text:p>
          </table:table-cell>
          <table:table-cell office:value-type="float" office:value="38790" calcext:value-type="float">
            <text:p>38790</text:p>
          </table:table-cell>
          <table:table-cell office:value-type="float" office:value="41680" calcext:value-type="float">
            <text:p>41680</text:p>
          </table:table-cell>
          <table:table-cell office:value-type="float" office:value="36120" calcext:value-type="float">
            <text:p>36120</text:p>
          </table:table-cell>
          <table:table-cell office:value-type="float" office:value="37730" calcext:value-type="float">
            <text:p>37730</text:p>
          </table:table-cell>
          <table:table-cell office:value-type="float" office:value="812785.48499401" calcext:value-type="float">
            <text:p>812785.48499401</text:p>
          </table:table-cell>
          <table:table-cell office:value-type="float" office:value="42010" calcext:value-type="float">
            <text:p>42010</text:p>
          </table:table-cell>
          <table:table-cell office:value-type="float" office:value="35570" calcext:value-type="float">
            <text:p>35570</text:p>
          </table:table-cell>
          <table:table-cell office:value-type="float" office:value="37789.7596006639" calcext:value-type="float">
            <text:p>37789.7596006639</text:p>
          </table:table-cell>
          <table:table-cell office:value-type="float" office:value="3.0460317562505" calcext:value-type="float">
            <text:p>3.0460317562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9952940583299" calcext:value-type="float">
            <text:p>1.39952940583299</text:p>
          </table:table-cell>
          <table:table-cell office:value-type="float" office:value="18.1283787705488" calcext:value-type="float">
            <text:p>18.12837877054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26T09:00:00" calcext:value-type="date">
            <text:p>2021-03-26 09:00:00</text:p>
          </table:table-cell>
          <table:table-cell office:value-type="float" office:value="37730" calcext:value-type="float">
            <text:p>37730</text:p>
          </table:table-cell>
          <table:table-cell office:value-type="float" office:value="39120" calcext:value-type="float">
            <text:p>39120</text:p>
          </table:table-cell>
          <table:table-cell office:value-type="float" office:value="37010" calcext:value-type="float">
            <text:p>37010</text:p>
          </table:table-cell>
          <table:table-cell office:value-type="float" office:value="39060" calcext:value-type="float">
            <text:p>39060</text:p>
          </table:table-cell>
          <table:table-cell office:value-type="float" office:value="264363.07392132" calcext:value-type="float">
            <text:p>264363.07392132</text:p>
          </table:table-cell>
          <table:table-cell office:value-type="float" office:value="42230" calcext:value-type="float">
            <text:p>42230</text:p>
          </table:table-cell>
          <table:table-cell office:value-type="float" office:value="33230" calcext:value-type="float">
            <text:p>33230</text:p>
          </table:table-cell>
          <table:table-cell office:value-type="float" office:value="37769.839733776" calcext:value-type="float">
            <text:p>37769.839733776</text:p>
          </table:table-cell>
          <table:table-cell office:value-type="float" office:value="-0.283805159036234" calcext:value-type="float">
            <text:p>-0.2838051590362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9952940583299" calcext:value-type="float">
            <text:p>1.39952940583299</text:p>
          </table:table-cell>
          <table:table-cell office:value-type="float" office:value="18.1283787705488" calcext:value-type="float">
            <text:p>18.12837877054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27T09:00:00" calcext:value-type="date">
            <text:p>2021-03-27 09:00:00</text:p>
          </table:table-cell>
          <table:table-cell office:value-type="float" office:value="39060" calcext:value-type="float">
            <text:p>39060</text:p>
          </table:table-cell>
          <table:table-cell office:value-type="float" office:value="42990" calcext:value-type="float">
            <text:p>42990</text:p>
          </table:table-cell>
          <table:table-cell office:value-type="float" office:value="38690" calcext:value-type="float">
            <text:p>38690</text:p>
          </table:table-cell>
          <table:table-cell office:value-type="float" office:value="40290" calcext:value-type="float">
            <text:p>40290</text:p>
          </table:table-cell>
          <table:table-cell office:value-type="float" office:value="828310.66427052" calcext:value-type="float">
            <text:p>828310.66427052</text:p>
          </table:table-cell>
          <table:table-cell office:value-type="float" office:value="39840" calcext:value-type="float">
            <text:p>39840</text:p>
          </table:table-cell>
          <table:table-cell office:value-type="float" office:value="38280" calcext:value-type="float">
            <text:p>38280</text:p>
          </table:table-cell>
          <table:table-cell office:value-type="float" office:value="38199.8931558506" calcext:value-type="float">
            <text:p>38199.8931558506</text:p>
          </table:table-cell>
          <table:table-cell office:value-type="float" office:value="0.646770328678446" calcext:value-type="float">
            <text:p>0.646770328678446</text:p>
          </table:table-cell>
          <table:table-cell office:value-type="float" office:value="1.01109518072289" calcext:value-type="float">
            <text:p>1.01109518072289</text:p>
          </table:table-cell>
          <table:table-cell office:value-type="float" office:value="1" calcext:value-type="float">
            <text:p>1</text:p>
          </table:table-cell>
          <table:table-cell office:value-type="float" office:value="1.41505743751771" calcext:value-type="float">
            <text:p>1.41505743751771</text:p>
          </table:table-cell>
          <table:table-cell office:value-type="float" office:value="17.2199983369319" calcext:value-type="float">
            <text:p>17.21999833693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28T09:00:00" calcext:value-type="date">
            <text:p>2021-03-28 09:00:00</text:p>
          </table:table-cell>
          <table:table-cell office:value-type="float" office:value="40290" calcext:value-type="float">
            <text:p>40290</text:p>
          </table:table-cell>
          <table:table-cell office:value-type="float" office:value="40870" calcext:value-type="float">
            <text:p>40870</text:p>
          </table:table-cell>
          <table:table-cell office:value-type="float" office:value="39010" calcext:value-type="float">
            <text:p>39010</text:p>
          </table:table-cell>
          <table:table-cell office:value-type="float" office:value="39590" calcext:value-type="float">
            <text:p>39590</text:p>
          </table:table-cell>
          <table:table-cell office:value-type="float" office:value="287886.38875933" calcext:value-type="float">
            <text:p>287886.38875933</text:p>
          </table:table-cell>
          <table:table-cell office:value-type="float" office:value="43360" calcext:value-type="float">
            <text:p>43360</text:p>
          </table:table-cell>
          <table:table-cell office:value-type="float" office:value="37220" calcext:value-type="float">
            <text:p>37220</text:p>
          </table:table-cell>
          <table:table-cell office:value-type="float" office:value="38896.5954372338" calcext:value-type="float">
            <text:p>38896.5954372338</text:p>
          </table:table-cell>
          <table:table-cell office:value-type="float" office:value="2.53724824565644" calcext:value-type="float">
            <text:p>2.537248245656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505743751771" calcext:value-type="float">
            <text:p>1.41505743751771</text:p>
          </table:table-cell>
          <table:table-cell office:value-type="float" office:value="17.2199983369319" calcext:value-type="float">
            <text:p>17.21999833693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29T09:00:00" calcext:value-type="date">
            <text:p>2021-03-29 09:00:00</text:p>
          </table:table-cell>
          <table:table-cell office:value-type="float" office:value="39590" calcext:value-type="float">
            <text:p>39590</text:p>
          </table:table-cell>
          <table:table-cell office:value-type="float" office:value="41850" calcext:value-type="float">
            <text:p>41850</text:p>
          </table:table-cell>
          <table:table-cell office:value-type="float" office:value="38890" calcext:value-type="float">
            <text:p>38890</text:p>
          </table:table-cell>
          <table:table-cell office:value-type="float" office:value="41800" calcext:value-type="float">
            <text:p>41800</text:p>
          </table:table-cell>
          <table:table-cell office:value-type="float" office:value="533782.30427825" calcext:value-type="float">
            <text:p>533782.30427825</text:p>
          </table:table-cell>
          <table:table-cell office:value-type="float" office:value="40750" calcext:value-type="float">
            <text:p>40750</text:p>
          </table:table-cell>
          <table:table-cell office:value-type="float" office:value="38430" calcext:value-type="float">
            <text:p>38430</text:p>
          </table:table-cell>
          <table:table-cell office:value-type="float" office:value="39127.7302914892" calcext:value-type="float">
            <text:p>39127.7302914892</text:p>
          </table:table-cell>
          <table:table-cell office:value-type="float" office:value="1.34005270490695" calcext:value-type="float">
            <text:p>1.34005270490695</text:p>
          </table:table-cell>
          <table:table-cell office:value-type="float" office:value="1.02556687116564" calcext:value-type="float">
            <text:p>1.02556687116564</text:p>
          </table:table-cell>
          <table:table-cell office:value-type="float" office:value="1" calcext:value-type="float">
            <text:p>1</text:p>
          </table:table-cell>
          <table:table-cell office:value-type="float" office:value="1.45123602871471" calcext:value-type="float">
            <text:p>1.45123602871471</text:p>
          </table:table-cell>
          <table:table-cell office:value-type="float" office:value="15.1035726993204" calcext:value-type="float">
            <text:p>15.10357269932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30T09:00:00" calcext:value-type="date">
            <text:p>2021-03-30 09:00:00</text:p>
          </table:table-cell>
          <table:table-cell office:value-type="float" office:value="41800" calcext:value-type="float">
            <text:p>41800</text:p>
          </table:table-cell>
          <table:table-cell office:value-type="float" office:value="44990" calcext:value-type="float">
            <text:p>44990</text:p>
          </table:table-cell>
          <table:table-cell office:value-type="float" office:value="40910" calcext:value-type="float">
            <text:p>40910</text:p>
          </table:table-cell>
          <table:table-cell office:value-type="float" office:value="44260" calcext:value-type="float">
            <text:p>44260</text:p>
          </table:table-cell>
          <table:table-cell office:value-type="float" office:value="606598.44404423" calcext:value-type="float">
            <text:p>606598.44404423</text:p>
          </table:table-cell>
          <table:table-cell office:value-type="float" office:value="42550" calcext:value-type="float">
            <text:p>42550</text:p>
          </table:table-cell>
          <table:table-cell office:value-type="float" office:value="41050" calcext:value-type="float">
            <text:p>41050</text:p>
          </table:table-cell>
          <table:table-cell office:value-type="float" office:value="40018.4868609928" calcext:value-type="float">
            <text:p>40018.4868609928</text:p>
          </table:table-cell>
          <table:table-cell office:value-type="float" office:value="3.9749714127236" calcext:value-type="float">
            <text:p>3.9749714127236</text:p>
          </table:table-cell>
          <table:table-cell office:value-type="float" office:value="1.03998801410106" calcext:value-type="float">
            <text:p>1.03998801410106</text:p>
          </table:table-cell>
          <table:table-cell office:value-type="float" office:value="1" calcext:value-type="float">
            <text:p>1</text:p>
          </table:table-cell>
          <table:table-cell office:value-type="float" office:value="1.50926807549491" calcext:value-type="float">
            <text:p>1.50926807549491</text:p>
          </table:table-cell>
          <table:table-cell office:value-type="float" office:value="11.7087331672915" calcext:value-type="float">
            <text:p>11.70873316729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3-31T09:00:00" calcext:value-type="date">
            <text:p>2021-03-31 09:00:00</text:p>
          </table:table-cell>
          <table:table-cell office:value-type="float" office:value="44260" calcext:value-type="float">
            <text:p>44260</text:p>
          </table:table-cell>
          <table:table-cell office:value-type="float" office:value="49880" calcext:value-type="float">
            <text:p>49880</text:p>
          </table:table-cell>
          <table:table-cell office:value-type="float" office:value="41740" calcext:value-type="float">
            <text:p>41740</text:p>
          </table:table-cell>
          <table:table-cell office:value-type="float" office:value="47990" calcext:value-type="float">
            <text:p>47990</text:p>
          </table:table-cell>
          <table:table-cell office:value-type="float" office:value="1288247.70134463" calcext:value-type="float">
            <text:p>1288247.70134463</text:p>
          </table:table-cell>
          <table:table-cell office:value-type="float" office:value="45880" calcext:value-type="float">
            <text:p>45880</text:p>
          </table:table-cell>
          <table:table-cell office:value-type="float" office:value="42640" calcext:value-type="float">
            <text:p>42640</text:p>
          </table:table-cell>
          <table:table-cell office:value-type="float" office:value="41432.3245739952" calcext:value-type="float">
            <text:p>41432.3245739952</text:p>
          </table:table-cell>
          <table:table-cell office:value-type="float" office:value="7.05523526715851" calcext:value-type="float">
            <text:p>7.05523526715851</text:p>
          </table:table-cell>
          <table:table-cell office:value-type="float" office:value="1.04578953792502" calcext:value-type="float">
            <text:p>1.04578953792502</text:p>
          </table:table-cell>
          <table:table-cell office:value-type="float" office:value="1" calcext:value-type="float">
            <text:p>1</text:p>
          </table:table-cell>
          <table:table-cell office:value-type="float" office:value="1.57837676327681" calcext:value-type="float">
            <text:p>1.57837676327681</text:p>
          </table:table-cell>
          <table:table-cell office:value-type="float" office:value="7.66591685620693" calcext:value-type="float">
            <text:p>7.665916856206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01T09:00:00" calcext:value-type="date">
            <text:p>2021-04-01 09:00:00</text:p>
          </table:table-cell>
          <table:table-cell office:value-type="float" office:value="48090" calcext:value-type="float">
            <text:p>48090</text:p>
          </table:table-cell>
          <table:table-cell office:value-type="float" office:value="49960" calcext:value-type="float">
            <text:p>49960</text:p>
          </table:table-cell>
          <table:table-cell office:value-type="float" office:value="45500" calcext:value-type="float">
            <text:p>45500</text:p>
          </table:table-cell>
          <table:table-cell office:value-type="float" office:value="48120" calcext:value-type="float">
            <text:p>48120</text:p>
          </table:table-cell>
          <table:table-cell office:value-type="float" office:value="575809.42791815" calcext:value-type="float">
            <text:p>575809.42791815</text:p>
          </table:table-cell>
          <table:table-cell office:value-type="float" office:value="52500" calcext:value-type="float">
            <text:p>52500</text:p>
          </table:table-cell>
          <table:table-cell office:value-type="float" office:value="43680" calcext:value-type="float">
            <text:p>43680</text:p>
          </table:table-cell>
          <table:table-cell office:value-type="float" office:value="43618.2163826635" calcext:value-type="float">
            <text:p>43618.2163826635</text:p>
          </table:table-cell>
          <table:table-cell office:value-type="float" office:value="11.3631589803695" calcext:value-type="float">
            <text:p>11.36315898036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7837676327681" calcext:value-type="float">
            <text:p>1.57837676327681</text:p>
          </table:table-cell>
          <table:table-cell office:value-type="float" office:value="7.66591685620693" calcext:value-type="float">
            <text:p>7.665916856206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02T09:00:00" calcext:value-type="date">
            <text:p>2021-04-02 09:00:00</text:p>
          </table:table-cell>
          <table:table-cell office:value-type="float" office:value="48120" calcext:value-type="float">
            <text:p>48120</text:p>
          </table:table-cell>
          <table:table-cell office:value-type="float" office:value="50000" calcext:value-type="float">
            <text:p>50000</text:p>
          </table:table-cell>
          <table:table-cell office:value-type="float" office:value="46050" calcext:value-type="float">
            <text:p>46050</text:p>
          </table:table-cell>
          <table:table-cell office:value-type="float" office:value="48440" calcext:value-type="float">
            <text:p>48440</text:p>
          </table:table-cell>
          <table:table-cell office:value-type="float" office:value="729247.74523423" calcext:value-type="float">
            <text:p>729247.74523423</text:p>
          </table:table-cell>
          <table:table-cell office:value-type="float" office:value="52550" calcext:value-type="float">
            <text:p>52550</text:p>
          </table:table-cell>
          <table:table-cell office:value-type="float" office:value="43690" calcext:value-type="float">
            <text:p>43690</text:p>
          </table:table-cell>
          <table:table-cell office:value-type="float" office:value="45118.8109217756" calcext:value-type="float">
            <text:p>45118.8109217756</text:p>
          </table:table-cell>
          <table:table-cell office:value-type="float" office:value="10.4285296297681" calcext:value-type="float">
            <text:p>10.42852962976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7837676327681" calcext:value-type="float">
            <text:p>1.57837676327681</text:p>
          </table:table-cell>
          <table:table-cell office:value-type="float" office:value="7.66591685620693" calcext:value-type="float">
            <text:p>7.665916856206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03T09:00:00" calcext:value-type="date">
            <text:p>2021-04-03 09:00:00</text:p>
          </table:table-cell>
          <table:table-cell office:value-type="float" office:value="48420" calcext:value-type="float">
            <text:p>48420</text:p>
          </table:table-cell>
          <table:table-cell office:value-type="float" office:value="55990" calcext:value-type="float">
            <text:p>55990</text:p>
          </table:table-cell>
          <table:table-cell office:value-type="float" office:value="44680" calcext:value-type="float">
            <text:p>44680</text:p>
          </table:table-cell>
          <table:table-cell office:value-type="float" office:value="48750" calcext:value-type="float">
            <text:p>48750</text:p>
          </table:table-cell>
          <table:table-cell office:value-type="float" office:value="1265736.2938287" calcext:value-type="float">
            <text:p>1265736.2938287</text:p>
          </table:table-cell>
          <table:table-cell office:value-type="float" office:value="52050" calcext:value-type="float">
            <text:p>52050</text:p>
          </table:table-cell>
          <table:table-cell office:value-type="float" office:value="44790" calcext:value-type="float">
            <text:p>44790</text:p>
          </table:table-cell>
          <table:table-cell office:value-type="float" office:value="46225.8739478504" calcext:value-type="float">
            <text:p>46225.8739478504</text:p>
          </table:table-cell>
          <table:table-cell office:value-type="float" office:value="8.10164103574769" calcext:value-type="float">
            <text:p>8.10164103574769</text:p>
          </table:table-cell>
          <table:table-cell office:value-type="float" office:value="0.936399423631124" calcext:value-type="float">
            <text:p>0.936399423631124</text:p>
          </table:table-cell>
          <table:table-cell office:value-type="float" office:value="1" calcext:value-type="float">
            <text:p>1</text:p>
          </table:table-cell>
          <table:table-cell office:value-type="float" office:value="1.47799109140517" calcext:value-type="float">
            <text:p>1.47799109140517</text:p>
          </table:table-cell>
          <table:table-cell office:value-type="float" office:value="13.5384177626439" calcext:value-type="float">
            <text:p>13.53841776264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04T09:00:00" calcext:value-type="date">
            <text:p>2021-04-04 09:00:00</text:p>
          </table:table-cell>
          <table:table-cell office:value-type="float" office:value="48750" calcext:value-type="float">
            <text:p>48750</text:p>
          </table:table-cell>
          <table:table-cell office:value-type="float" office:value="52480" calcext:value-type="float">
            <text:p>52480</text:p>
          </table:table-cell>
          <table:table-cell office:value-type="float" office:value="47000" calcext:value-type="float">
            <text:p>47000</text:p>
          </table:table-cell>
          <table:table-cell office:value-type="float" office:value="51990" calcext:value-type="float">
            <text:p>51990</text:p>
          </table:table-cell>
          <table:table-cell office:value-type="float" office:value="408753.20096581" calcext:value-type="float">
            <text:p>408753.20096581</text:p>
          </table:table-cell>
          <table:table-cell office:value-type="float" office:value="59730" calcext:value-type="float">
            <text:p>59730</text:p>
          </table:table-cell>
          <table:table-cell office:value-type="float" office:value="37770" calcext:value-type="float">
            <text:p>37770</text:p>
          </table:table-cell>
          <table:table-cell office:value-type="float" office:value="47067.249298567" calcext:value-type="float">
            <text:p>47067.249298567</text:p>
          </table:table-cell>
          <table:table-cell office:value-type="float" office:value="-1.23204715770298" calcext:value-type="float">
            <text:p>-1.23204715770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7799109140517" calcext:value-type="float">
            <text:p>1.47799109140517</text:p>
          </table:table-cell>
          <table:table-cell office:value-type="float" office:value="13.5384177626439" calcext:value-type="float">
            <text:p>13.53841776264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05T09:00:00" calcext:value-type="date">
            <text:p>2021-04-05 09:00:00</text:p>
          </table:table-cell>
          <table:table-cell office:value-type="float" office:value="51990" calcext:value-type="float">
            <text:p>51990</text:p>
          </table:table-cell>
          <table:table-cell office:value-type="float" office:value="68980" calcext:value-type="float">
            <text:p>68980</text:p>
          </table:table-cell>
          <table:table-cell office:value-type="float" office:value="51030" calcext:value-type="float">
            <text:p>51030</text:p>
          </table:table-cell>
          <table:table-cell office:value-type="float" office:value="63870" calcext:value-type="float">
            <text:p>63870</text:p>
          </table:table-cell>
          <table:table-cell office:value-type="float" office:value="1102532.48356493" calcext:value-type="float">
            <text:p>1102532.48356493</text:p>
          </table:table-cell>
          <table:table-cell office:value-type="float" office:value="54230" calcext:value-type="float">
            <text:p>54230</text:p>
          </table:table-cell>
          <table:table-cell office:value-type="float" office:value="49750" calcext:value-type="float">
            <text:p>49750</text:p>
          </table:table-cell>
          <table:table-cell office:value-type="float" office:value="48708.1661990446" calcext:value-type="float">
            <text:p>48708.1661990446</text:p>
          </table:table-cell>
          <table:table-cell office:value-type="float" office:value="0.498549819452848" calcext:value-type="float">
            <text:p>0.498549819452848</text:p>
          </table:table-cell>
          <table:table-cell office:value-type="float" office:value="1.17756138668634" calcext:value-type="float">
            <text:p>1.17756138668634</text:p>
          </table:table-cell>
          <table:table-cell office:value-type="float" office:value="1" calcext:value-type="float">
            <text:p>1</text:p>
          </table:table-cell>
          <table:table-cell office:value-type="float" office:value="1.74042523910512" calcext:value-type="float">
            <text:p>1.740425239105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06T09:00:00" calcext:value-type="date">
            <text:p>2021-04-06 09:00:00</text:p>
          </table:table-cell>
          <table:table-cell office:value-type="float" office:value="63990" calcext:value-type="float">
            <text:p>63990</text:p>
          </table:table-cell>
          <table:table-cell office:value-type="float" office:value="117600" calcext:value-type="float">
            <text:p>117600</text:p>
          </table:table-cell>
          <table:table-cell office:value-type="float" office:value="61230" calcext:value-type="float">
            <text:p>61230</text:p>
          </table:table-cell>
          <table:table-cell office:value-type="float" office:value="99990" calcext:value-type="float">
            <text:p>99990</text:p>
          </table:table-cell>
          <table:table-cell office:value-type="float" office:value="11215466.9945354" calcext:value-type="float">
            <text:p>11215466.9945354</text:p>
          </table:table-cell>
          <table:table-cell office:value-type="float" office:value="70060" calcext:value-type="float">
            <text:p>70060</text:p>
          </table:table-cell>
          <table:table-cell office:value-type="float" office:value="57920" calcext:value-type="float">
            <text:p>57920</text:p>
          </table:table-cell>
          <table:table-cell office:value-type="float" office:value="53762.1107993631" calcext:value-type="float">
            <text:p>53762.1107993631</text:p>
          </table:table-cell>
          <table:table-cell office:value-type="float" office:value="2.34131188598562" calcext:value-type="float">
            <text:p>2.34131188598562</text:p>
          </table:table-cell>
          <table:table-cell office:value-type="float" office:value="1.42700525264059" calcext:value-type="float">
            <text:p>1.42700525264059</text:p>
          </table:table-cell>
          <table:table-cell office:value-type="float" office:value="1" calcext:value-type="float">
            <text:p>1</text:p>
          </table:table-cell>
          <table:table-cell office:value-type="float" office:value="2.48359595803127" calcext:value-type="float">
            <text:p>2.483595958031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07T09:00:00" calcext:value-type="date">
            <text:p>2021-04-07 09:00:00</text:p>
          </table:table-cell>
          <table:table-cell office:value-type="float" office:value="99970" calcext:value-type="float">
            <text:p>99970</text:p>
          </table:table-cell>
          <table:table-cell office:value-type="float" office:value="200000" calcext:value-type="float">
            <text:p>200000</text:p>
          </table:table-cell>
          <table:table-cell office:value-type="float" office:value="94590" calcext:value-type="float">
            <text:p>94590</text:p>
          </table:table-cell>
          <table:table-cell office:value-type="float" office:value="146000" calcext:value-type="float">
            <text:p>146000</text:p>
          </table:table-cell>
          <table:table-cell office:value-type="float" office:value="16737376.8437143" calcext:value-type="float">
            <text:p>16737376.8437143</text:p>
          </table:table-cell>
          <table:table-cell office:value-type="float" office:value="120340" calcext:value-type="float">
            <text:p>120340</text:p>
          </table:table-cell>
          <table:table-cell office:value-type="float" office:value="79600" calcext:value-type="float">
            <text:p>79600</text:p>
          </table:table-cell>
          <table:table-cell office:value-type="float" office:value="69171.4071995754" calcext:value-type="float">
            <text:p>69171.4071995754</text:p>
          </table:table-cell>
          <table:table-cell office:value-type="float" office:value="0.868953734321522" calcext:value-type="float">
            <text:p>0.868953734321522</text:p>
          </table:table-cell>
          <table:table-cell office:value-type="float" office:value="1.21302918397873" calcext:value-type="float">
            <text:p>1.21302918397873</text:p>
          </table:table-cell>
          <table:table-cell office:value-type="float" office:value="1" calcext:value-type="float">
            <text:p>1</text:p>
          </table:table-cell>
          <table:table-cell office:value-type="float" office:value="3.01267437830353" calcext:value-type="float">
            <text:p>3.012674378303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08T09:00:00" calcext:value-type="date">
            <text:p>2021-04-08 09:00:00</text:p>
          </table:table-cell>
          <table:table-cell office:value-type="float" office:value="145900" calcext:value-type="float">
            <text:p>145900</text:p>
          </table:table-cell>
          <table:table-cell office:value-type="float" office:value="171150" calcext:value-type="float">
            <text:p>171150</text:p>
          </table:table-cell>
          <table:table-cell office:value-type="float" office:value="116000" calcext:value-type="float">
            <text:p>116000</text:p>
          </table:table-cell>
          <table:table-cell office:value-type="float" office:value="150050" calcext:value-type="float">
            <text:p>150050</text:p>
          </table:table-cell>
          <table:table-cell office:value-type="float" office:value="8837171.01812944" calcext:value-type="float">
            <text:p>8837171.01812944</text:p>
          </table:table-cell>
          <table:table-cell office:value-type="float" office:value="205280" calcext:value-type="float">
            <text:p>205280</text:p>
          </table:table-cell>
          <table:table-cell office:value-type="float" office:value="86520" calcext:value-type="float">
            <text:p>86520</text:p>
          </table:table-cell>
          <table:table-cell office:value-type="float" office:value="94780.9381330503" calcext:value-type="float">
            <text:p>94780.9381330503</text:p>
          </table:table-cell>
          <table:table-cell office:value-type="float" office:value="-2.60881977245907" calcext:value-type="float">
            <text:p>-2.608819772459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01267437830353" calcext:value-type="float">
            <text:p>3.012674378303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09T09:00:00" calcext:value-type="date">
            <text:p>2021-04-09 09:00:00</text:p>
          </table:table-cell>
          <table:table-cell office:value-type="float" office:value="150100" calcext:value-type="float">
            <text:p>150100</text:p>
          </table:table-cell>
          <table:table-cell office:value-type="float" office:value="170000" calcext:value-type="float">
            <text:p>170000</text:p>
          </table:table-cell>
          <table:table-cell office:value-type="float" office:value="140000" calcext:value-type="float">
            <text:p>140000</text:p>
          </table:table-cell>
          <table:table-cell office:value-type="float" office:value="148850" calcext:value-type="float">
            <text:p>148850</text:p>
          </table:table-cell>
          <table:table-cell office:value-type="float" office:value="3829047.60940718" calcext:value-type="float">
            <text:p>3829047.60940718</text:p>
          </table:table-cell>
          <table:table-cell office:value-type="float" office:value="201100" calcext:value-type="float">
            <text:p>201100</text:p>
          </table:table-cell>
          <table:table-cell office:value-type="float" office:value="99100" calcext:value-type="float">
            <text:p>99100</text:p>
          </table:table-cell>
          <table:table-cell office:value-type="float" office:value="113203.958755367" calcext:value-type="float">
            <text:p>113203.958755367</text:p>
          </table:table-cell>
          <table:table-cell office:value-type="float" office:value="-2.23079208133265" calcext:value-type="float">
            <text:p>-2.230792081332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01267437830353" calcext:value-type="float">
            <text:p>3.012674378303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10T09:00:00" calcext:value-type="date">
            <text:p>2021-04-10 09:00:00</text:p>
          </table:table-cell>
          <table:table-cell office:value-type="float" office:value="148600" calcext:value-type="float">
            <text:p>1486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136850" calcext:value-type="float">
            <text:p>136850</text:p>
          </table:table-cell>
          <table:table-cell office:value-type="float" office:value="152900" calcext:value-type="float">
            <text:p>152900</text:p>
          </table:table-cell>
          <table:table-cell office:value-type="float" office:value="6081173.02399242" calcext:value-type="float">
            <text:p>6081173.02399242</text:p>
          </table:table-cell>
          <table:table-cell office:value-type="float" office:value="177350" calcext:value-type="float">
            <text:p>177350</text:p>
          </table:table-cell>
          <table:table-cell office:value-type="float" office:value="119850" calcext:value-type="float">
            <text:p>119850</text:p>
          </table:table-cell>
          <table:table-cell office:value-type="float" office:value="125085.972503578" calcext:value-type="float">
            <text:p>125085.972503578</text:p>
          </table:table-cell>
          <table:table-cell office:value-type="float" office:value="-1.92109331999858" calcext:value-type="float">
            <text:p>-1.92109331999858</text:p>
          </table:table-cell>
          <table:table-cell office:value-type="float" office:value="0.861937017197632" calcext:value-type="float">
            <text:p>0.861937017197632</text:p>
          </table:table-cell>
          <table:table-cell office:value-type="float" office:value="1" calcext:value-type="float">
            <text:p>1</text:p>
          </table:table-cell>
          <table:table-cell office:value-type="float" office:value="2.59673556742268" calcext:value-type="float">
            <text:p>2.59673556742268</text:p>
          </table:table-cell>
          <table:table-cell office:value-type="float" office:value="13.8062982802368" calcext:value-type="float">
            <text:p>13.8062982802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11T09:00:00" calcext:value-type="date">
            <text:p>2021-04-11 09:00:00</text:p>
          </table:table-cell>
          <table:table-cell office:value-type="float" office:value="152850" calcext:value-type="float">
            <text:p>152850</text:p>
          </table:table-cell>
          <table:table-cell office:value-type="float" office:value="172500" calcext:value-type="float">
            <text:p>172500</text:p>
          </table:table-cell>
          <table:table-cell office:value-type="float" office:value="146500" calcext:value-type="float">
            <text:p>146500</text:p>
          </table:table-cell>
          <table:table-cell office:value-type="float" office:value="153050" calcext:value-type="float">
            <text:p>153050</text:p>
          </table:table-cell>
          <table:table-cell office:value-type="float" office:value="3394576.92330944" calcext:value-type="float">
            <text:p>3394576.92330944</text:p>
          </table:table-cell>
          <table:table-cell office:value-type="float" office:value="191700" calcext:value-type="float">
            <text:p>191700</text:p>
          </table:table-cell>
          <table:table-cell office:value-type="float" office:value="114000" calcext:value-type="float">
            <text:p>114000</text:p>
          </table:table-cell>
          <table:table-cell office:value-type="float" office:value="134357.315002385" calcext:value-type="float">
            <text:p>134357.315002385</text:p>
          </table:table-cell>
          <table:table-cell office:value-type="float" office:value="-0.711515309966728" calcext:value-type="float">
            <text:p>-0.7115153099667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9673556742268" calcext:value-type="float">
            <text:p>2.59673556742268</text:p>
          </table:table-cell>
          <table:table-cell office:value-type="float" office:value="13.8062982802368" calcext:value-type="float">
            <text:p>13.80629828023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12T09:00:00" calcext:value-type="date">
            <text:p>2021-04-12 09:00:00</text:p>
          </table:table-cell>
          <table:table-cell office:value-type="float" office:value="153750" calcext:value-type="float">
            <text:p>153750</text:p>
          </table:table-cell>
          <table:table-cell office:value-type="float" office:value="156550" calcext:value-type="float">
            <text:p>156550</text:p>
          </table:table-cell>
          <table:table-cell office:value-type="float" office:value="138350" calcext:value-type="float">
            <text:p>138350</text:p>
          </table:table-cell>
          <table:table-cell office:value-type="float" office:value="141200" calcext:value-type="float">
            <text:p>141200</text:p>
          </table:table-cell>
          <table:table-cell office:value-type="float" office:value="1263945.96840829" calcext:value-type="float">
            <text:p>1263945.96840829</text:p>
          </table:table-cell>
          <table:table-cell office:value-type="float" office:value="179550" calcext:value-type="float">
            <text:p>179550</text:p>
          </table:table-cell>
          <table:table-cell office:value-type="float" office:value="127950" calcext:value-type="float">
            <text:p>127950</text:p>
          </table:table-cell>
          <table:table-cell office:value-type="float" office:value="140588.21000159" calcext:value-type="float">
            <text:p>140588.21000159</text:p>
          </table:table-cell>
          <table:table-cell office:value-type="float" office:value="-0.207098276644899" calcext:value-type="float">
            <text:p>-0.2070982766448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9673556742268" calcext:value-type="float">
            <text:p>2.59673556742268</text:p>
          </table:table-cell>
          <table:table-cell office:value-type="float" office:value="13.8062982802368" calcext:value-type="float">
            <text:p>13.80629828023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13T09:00:00" calcext:value-type="date">
            <text:p>2021-04-13 09:00:00</text:p>
          </table:table-cell>
          <table:table-cell office:value-type="float" office:value="141200" calcext:value-type="float">
            <text:p>141200</text:p>
          </table:table-cell>
          <table:table-cell office:value-type="float" office:value="160150" calcext:value-type="float">
            <text:p>160150</text:p>
          </table:table-cell>
          <table:table-cell office:value-type="float" office:value="130000" calcext:value-type="float">
            <text:p>130000</text:p>
          </table:table-cell>
          <table:table-cell office:value-type="float" office:value="143450" calcext:value-type="float">
            <text:p>143450</text:p>
          </table:table-cell>
          <table:table-cell office:value-type="float" office:value="3816234.41541841" calcext:value-type="float">
            <text:p>3816234.41541841</text:p>
          </table:table-cell>
          <table:table-cell office:value-type="float" office:value="146850" calcext:value-type="float">
            <text:p>146850</text:p>
          </table:table-cell>
          <table:table-cell office:value-type="float" office:value="135550" calcext:value-type="float">
            <text:p>135550</text:p>
          </table:table-cell>
          <table:table-cell office:value-type="float" office:value="140792.14000106" calcext:value-type="float">
            <text:p>140792.14000106</text:p>
          </table:table-cell>
          <table:table-cell office:value-type="float" office:value="-2.0800834465678" calcext:value-type="float">
            <text:p>-2.0800834465678</text:p>
          </table:table-cell>
          <table:table-cell office:value-type="float" office:value="0.976647122914539" calcext:value-type="float">
            <text:p>0.976647122914539</text:p>
          </table:table-cell>
          <table:table-cell office:value-type="float" office:value="1" calcext:value-type="float">
            <text:p>1</text:p>
          </table:table-cell>
          <table:table-cell office:value-type="float" office:value="2.53609432089321" calcext:value-type="float">
            <text:p>2.53609432089321</text:p>
          </table:table-cell>
          <table:table-cell office:value-type="float" office:value="15.8191692020394" calcext:value-type="float">
            <text:p>15.81916920203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14T09:00:00" calcext:value-type="date">
            <text:p>2021-04-14 09:00:00</text:p>
          </table:table-cell>
          <table:table-cell office:value-type="float" office:value="143500" calcext:value-type="float">
            <text:p>143500</text:p>
          </table:table-cell>
          <table:table-cell office:value-type="float" office:value="152350" calcext:value-type="float">
            <text:p>152350</text:p>
          </table:table-cell>
          <table:table-cell office:value-type="float" office:value="133850" calcext:value-type="float">
            <text:p>133850</text:p>
          </table:table-cell>
          <table:table-cell office:value-type="float" office:value="141450" calcext:value-type="float">
            <text:p>141450</text:p>
          </table:table-cell>
          <table:table-cell office:value-type="float" office:value="2363871.07345257" calcext:value-type="float">
            <text:p>2363871.07345257</text:p>
          </table:table-cell>
          <table:table-cell office:value-type="float" office:value="171400" calcext:value-type="float">
            <text:p>171400</text:p>
          </table:table-cell>
          <table:table-cell office:value-type="float" office:value="115600" calcext:value-type="float">
            <text:p>115600</text:p>
          </table:table-cell>
          <table:table-cell office:value-type="float" office:value="141678.09333404" calcext:value-type="float">
            <text:p>141678.09333404</text:p>
          </table:table-cell>
          <table:table-cell office:value-type="float" office:value="-1.91063154534735" calcext:value-type="float">
            <text:p>-1.910631545347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3609432089321" calcext:value-type="float">
            <text:p>2.53609432089321</text:p>
          </table:table-cell>
          <table:table-cell office:value-type="float" office:value="15.8191692020394" calcext:value-type="float">
            <text:p>15.81916920203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15T09:00:00" calcext:value-type="date">
            <text:p>2021-04-15 09:00:00</text:p>
          </table:table-cell>
          <table:table-cell office:value-type="float" office:value="141450" calcext:value-type="float">
            <text:p>141450</text:p>
          </table:table-cell>
          <table:table-cell office:value-type="float" office:value="143500" calcext:value-type="float">
            <text:p>143500</text:p>
          </table:table-cell>
          <table:table-cell office:value-type="float" office:value="135000" calcext:value-type="float">
            <text:p>135000</text:p>
          </table:table-cell>
          <table:table-cell office:value-type="float" office:value="141950" calcext:value-type="float">
            <text:p>141950</text:p>
          </table:table-cell>
          <table:table-cell office:value-type="float" office:value="830075.50019376" calcext:value-type="float">
            <text:p>830075.50019376</text:p>
          </table:table-cell>
          <table:table-cell office:value-type="float" office:value="157900" calcext:value-type="float">
            <text:p>157900</text:p>
          </table:table-cell>
          <table:table-cell office:value-type="float" office:value="125000" calcext:value-type="float">
            <text:p>125000</text:p>
          </table:table-cell>
          <table:table-cell office:value-type="float" office:value="141602.062222693" calcext:value-type="float">
            <text:p>141602.062222693</text:p>
          </table:table-cell>
          <table:table-cell office:value-type="float" office:value="-2.44847399143038" calcext:value-type="float">
            <text:p>-2.448473991430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3609432089321" calcext:value-type="float">
            <text:p>2.53609432089321</text:p>
          </table:table-cell>
          <table:table-cell office:value-type="float" office:value="15.8191692020394" calcext:value-type="float">
            <text:p>15.81916920203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16T09:00:00" calcext:value-type="date">
            <text:p>2021-04-16 09:00:00</text:p>
          </table:table-cell>
          <table:table-cell office:value-type="float" office:value="141950" calcext:value-type="float">
            <text:p>141950</text:p>
          </table:table-cell>
          <table:table-cell office:value-type="float" office:value="155600" calcext:value-type="float">
            <text:p>155600</text:p>
          </table:table-cell>
          <table:table-cell office:value-type="float" office:value="130000" calcext:value-type="float">
            <text:p>130000</text:p>
          </table:table-cell>
          <table:table-cell office:value-type="float" office:value="148600" calcext:value-type="float">
            <text:p>148600</text:p>
          </table:table-cell>
          <table:table-cell office:value-type="float" office:value="3730533.77551976" calcext:value-type="float">
            <text:p>3730533.77551976</text:p>
          </table:table-cell>
          <table:table-cell office:value-type="float" office:value="149950" calcext:value-type="float">
            <text:p>149950</text:p>
          </table:table-cell>
          <table:table-cell office:value-type="float" office:value="133950" calcext:value-type="float">
            <text:p>133950</text:p>
          </table:table-cell>
          <table:table-cell office:value-type="float" office:value="141718.041481796" calcext:value-type="float">
            <text:p>141718.041481796</text:p>
          </table:table-cell>
          <table:table-cell office:value-type="float" office:value="-5.19045609377615" calcext:value-type="float">
            <text:p>-5.19045609377615</text:p>
          </table:table-cell>
          <table:table-cell office:value-type="float" office:value="0.990796998999667" calcext:value-type="float">
            <text:p>0.990796998999667</text:p>
          </table:table-cell>
          <table:table-cell office:value-type="float" office:value="1" calcext:value-type="float">
            <text:p>1</text:p>
          </table:table-cell>
          <table:table-cell office:value-type="float" office:value="2.51275464232109" calcext:value-type="float">
            <text:p>2.51275464232109</text:p>
          </table:table-cell>
          <table:table-cell office:value-type="float" office:value="16.5938854720819" calcext:value-type="float">
            <text:p>16.59388547208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17T09:00:00" calcext:value-type="date">
            <text:p>2021-04-17 09:00:00</text:p>
          </table:table-cell>
          <table:table-cell office:value-type="float" office:value="148500" calcext:value-type="float">
            <text:p>148500</text:p>
          </table:table-cell>
          <table:table-cell office:value-type="float" office:value="154900" calcext:value-type="float">
            <text:p>154900</text:p>
          </table:table-cell>
          <table:table-cell office:value-type="float" office:value="137900" calcext:value-type="float">
            <text:p>137900</text:p>
          </table:table-cell>
          <table:table-cell office:value-type="float" office:value="139100" calcext:value-type="float">
            <text:p>139100</text:p>
          </table:table-cell>
          <table:table-cell office:value-type="float" office:value="1071716.0931" calcext:value-type="float">
            <text:p>1071716.0931</text:p>
          </table:table-cell>
          <table:table-cell office:value-type="float" office:value="167450" calcext:value-type="float">
            <text:p>167450</text:p>
          </table:table-cell>
          <table:table-cell office:value-type="float" office:value="129550" calcext:value-type="float">
            <text:p>129550</text:p>
          </table:table-cell>
          <table:table-cell office:value-type="float" office:value="144012.02765453" calcext:value-type="float">
            <text:p>144012.02765453</text:p>
          </table:table-cell>
          <table:table-cell office:value-type="float" office:value="-3.07629349431529" calcext:value-type="float">
            <text:p>-3.076293494315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1275464232109" calcext:value-type="float">
            <text:p>2.51275464232109</text:p>
          </table:table-cell>
          <table:table-cell office:value-type="float" office:value="16.5938854720819" calcext:value-type="float">
            <text:p>16.5938854720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18T09:00:00" calcext:value-type="date">
            <text:p>2021-04-18 09:00:00</text:p>
          </table:table-cell>
          <table:table-cell office:value-type="float" office:value="139100" calcext:value-type="float">
            <text:p>139100</text:p>
          </table:table-cell>
          <table:table-cell office:value-type="float" office:value="145500" calcext:value-type="float">
            <text:p>145500</text:p>
          </table:table-cell>
          <table:table-cell office:value-type="float" office:value="109050" calcext:value-type="float">
            <text:p>109050</text:p>
          </table:table-cell>
          <table:table-cell office:value-type="float" office:value="131100" calcext:value-type="float">
            <text:p>131100</text:p>
          </table:table-cell>
          <table:table-cell office:value-type="float" office:value="1592006.93611118" calcext:value-type="float">
            <text:p>1592006.93611118</text:p>
          </table:table-cell>
          <table:table-cell office:value-type="float" office:value="146700" calcext:value-type="float">
            <text:p>146700</text:p>
          </table:table-cell>
          <table:table-cell office:value-type="float" office:value="131500" calcext:value-type="float">
            <text:p>131500</text:p>
          </table:table-cell>
          <table:table-cell office:value-type="float" office:value="142374.68510302" calcext:value-type="float">
            <text:p>142374.68510302</text:p>
          </table:table-cell>
          <table:table-cell office:value-type="float" office:value="-9.96305447087125" calcext:value-type="float">
            <text:p>-9.96305447087125</text:p>
          </table:table-cell>
          <table:table-cell office:value-type="float" office:value="1" calcext:value-type="float">
            <text:p>1</text:p>
          </table:table-cell>
          <table:table-cell office:value-type="float" office:value="1.00285110602593" calcext:value-type="float">
            <text:p>1.00285110602593</text:p>
          </table:table-cell>
          <table:table-cell office:value-type="float" office:value="2.5199187722235" calcext:value-type="float">
            <text:p>2.5199187722235</text:p>
          </table:table-cell>
          <table:table-cell office:value-type="float" office:value="16.3560857963516" calcext:value-type="float">
            <text:p>16.35608579635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19T09:00:00" calcext:value-type="date">
            <text:p>2021-04-19 09:00:00</text:p>
          </table:table-cell>
          <table:table-cell office:value-type="float" office:value="131000" calcext:value-type="float">
            <text:p>131000</text:p>
          </table:table-cell>
          <table:table-cell office:value-type="float" office:value="133850" calcext:value-type="float">
            <text:p>133850</text:p>
          </table:table-cell>
          <table:table-cell office:value-type="float" office:value="110000" calcext:value-type="float">
            <text:p>110000</text:p>
          </table:table-cell>
          <table:table-cell office:value-type="float" office:value="112850" calcext:value-type="float">
            <text:p>112850</text:p>
          </table:table-cell>
          <table:table-cell office:value-type="float" office:value="928159.81079913" calcext:value-type="float">
            <text:p>928159.81079913</text:p>
          </table:table-cell>
          <table:table-cell office:value-type="float" office:value="159450" calcext:value-type="float">
            <text:p>159450</text:p>
          </table:table-cell>
          <table:table-cell office:value-type="float" office:value="102550" calcext:value-type="float">
            <text:p>102550</text:p>
          </table:table-cell>
          <table:table-cell office:value-type="float" office:value="138616.456735347" calcext:value-type="float">
            <text:p>138616.456735347</text:p>
          </table:table-cell>
          <table:table-cell office:value-type="float" office:value="-5.97442507192245" calcext:value-type="float">
            <text:p>-5.974425071922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199187722235" calcext:value-type="float">
            <text:p>2.5199187722235</text:p>
          </table:table-cell>
          <table:table-cell office:value-type="float" office:value="16.3560857963516" calcext:value-type="float">
            <text:p>16.35608579635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20T09:00:00" calcext:value-type="date">
            <text:p>2021-04-20 09:00:00</text:p>
          </table:table-cell>
          <table:table-cell office:value-type="float" office:value="112850" calcext:value-type="float">
            <text:p>112850</text:p>
          </table:table-cell>
          <table:table-cell office:value-type="float" office:value="132800" calcext:value-type="float">
            <text:p>132800</text:p>
          </table:table-cell>
          <table:table-cell office:value-type="float" office:value="91190" calcext:value-type="float">
            <text:p>91190</text:p>
          </table:table-cell>
          <table:table-cell office:value-type="float" office:value="119300" calcext:value-type="float">
            <text:p>119300</text:p>
          </table:table-cell>
          <table:table-cell office:value-type="float" office:value="4063914.45947199" calcext:value-type="float">
            <text:p>4063914.45947199</text:p>
          </table:table-cell>
          <table:table-cell office:value-type="float" office:value="118550" calcext:value-type="float">
            <text:p>118550</text:p>
          </table:table-cell>
          <table:table-cell office:value-type="float" office:value="107150" calcext:value-type="float">
            <text:p>107150</text:p>
          </table:table-cell>
          <table:table-cell office:value-type="float" office:value="130027.637823565" calcext:value-type="float">
            <text:p>130027.637823565</text:p>
          </table:table-cell>
          <table:table-cell office:value-type="float" office:value="-9.75597555680078" calcext:value-type="float">
            <text:p>-9.75597555680078</text:p>
          </table:table-cell>
          <table:table-cell office:value-type="float" office:value="1" calcext:value-type="float">
            <text:p>1</text:p>
          </table:table-cell>
          <table:table-cell office:value-type="float" office:value="0.897955909471919" calcext:value-type="float">
            <text:p>0.897955909471919</text:p>
          </table:table-cell>
          <table:table-cell office:value-type="float" office:value="2.26277595290732" calcext:value-type="float">
            <text:p>2.26277595290732</text:p>
          </table:table-cell>
          <table:table-cell office:value-type="float" office:value="24.8914529494717" calcext:value-type="float">
            <text:p>24.89145294947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21T09:00:00" calcext:value-type="date">
            <text:p>2021-04-21 09:00:00</text:p>
          </table:table-cell>
          <table:table-cell office:value-type="float" office:value="119350" calcext:value-type="float">
            <text:p>119350</text:p>
          </table:table-cell>
          <table:table-cell office:value-type="float" office:value="124500" calcext:value-type="float">
            <text:p>124500</text:p>
          </table:table-cell>
          <table:table-cell office:value-type="float" office:value="109250" calcext:value-type="float">
            <text:p>109250</text:p>
          </table:table-cell>
          <table:table-cell office:value-type="float" office:value="111650" calcext:value-type="float">
            <text:p>111650</text:p>
          </table:table-cell>
          <table:table-cell office:value-type="float" office:value="1216216.91100688" calcext:value-type="float">
            <text:p>1216216.91100688</text:p>
          </table:table-cell>
          <table:table-cell office:value-type="float" office:value="154510" calcext:value-type="float">
            <text:p>154510</text:p>
          </table:table-cell>
          <table:table-cell office:value-type="float" office:value="84190" calcext:value-type="float">
            <text:p>84190</text:p>
          </table:table-cell>
          <table:table-cell office:value-type="float" office:value="126451.758549043" calcext:value-type="float">
            <text:p>126451.758549043</text:p>
          </table:table-cell>
          <table:table-cell office:value-type="float" office:value="0.431079043626415" calcext:value-type="float">
            <text:p>0.4310790436264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277595290732" calcext:value-type="float">
            <text:p>2.26277595290732</text:p>
          </table:table-cell>
          <table:table-cell office:value-type="float" office:value="24.8914529494717" calcext:value-type="float">
            <text:p>24.89145294947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22T09:00:00" calcext:value-type="date">
            <text:p>2021-04-22 09:00:00</text:p>
          </table:table-cell>
          <table:table-cell office:value-type="float" office:value="111650" calcext:value-type="float">
            <text:p>111650</text:p>
          </table:table-cell>
          <table:table-cell office:value-type="float" office:value="114300" calcext:value-type="float">
            <text:p>114300</text:p>
          </table:table-cell>
          <table:table-cell office:value-type="float" office:value="80000" calcext:value-type="float">
            <text:p>80000</text:p>
          </table:table-cell>
          <table:table-cell office:value-type="float" office:value="85050" calcext:value-type="float">
            <text:p>85050</text:p>
          </table:table-cell>
          <table:table-cell office:value-type="float" office:value="2164945.91576643" calcext:value-type="float">
            <text:p>2164945.91576643</text:p>
          </table:table-cell>
          <table:table-cell office:value-type="float" office:value="119200" calcext:value-type="float">
            <text:p>119200</text:p>
          </table:table-cell>
          <table:table-cell office:value-type="float" office:value="104100" calcext:value-type="float">
            <text:p>104100</text:p>
          </table:table-cell>
          <table:table-cell office:value-type="float" office:value="121517.839032695" calcext:value-type="float">
            <text:p>121517.839032695</text:p>
          </table:table-cell>
          <table:table-cell office:value-type="float" office:value="0.0967260650771884" calcext:value-type="float">
            <text:p>0.096726065077188</text:p>
          </table:table-cell>
          <table:table-cell office:value-type="float" office:value="1" calcext:value-type="float">
            <text:p>1</text:p>
          </table:table-cell>
          <table:table-cell office:value-type="float" office:value="1.22378589065256" calcext:value-type="float">
            <text:p>1.22378589065256</text:p>
          </table:table-cell>
          <table:table-cell office:value-type="float" office:value="2.76915328487587" calcext:value-type="float">
            <text:p>2.76915328487587</text:p>
          </table:table-cell>
          <table:table-cell office:value-type="float" office:value="8.08321985214968" calcext:value-type="float">
            <text:p>8.083219852149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23T09:00:00" calcext:value-type="date">
            <text:p>2021-04-23 09:00:00</text:p>
          </table:table-cell>
          <table:table-cell office:value-type="float" office:value="85060" calcext:value-type="float">
            <text:p>85060</text:p>
          </table:table-cell>
          <table:table-cell office:value-type="float" office:value="124750" calcext:value-type="float">
            <text:p>124750</text:p>
          </table:table-cell>
          <table:table-cell office:value-type="float" office:value="82600" calcext:value-type="float">
            <text:p>82600</text:p>
          </table:table-cell>
          <table:table-cell office:value-type="float" office:value="101500" calcext:value-type="float">
            <text:p>101500</text:p>
          </table:table-cell>
          <table:table-cell office:value-type="float" office:value="16022765.4402834" calcext:value-type="float">
            <text:p>16022765.4402834</text:p>
          </table:table-cell>
          <table:table-cell office:value-type="float" office:value="92760" calcext:value-type="float">
            <text:p>92760</text:p>
          </table:table-cell>
          <table:table-cell office:value-type="float" office:value="77360" calcext:value-type="float">
            <text:p>77360</text:p>
          </table:table-cell>
          <table:table-cell office:value-type="float" office:value="109361.892688464" calcext:value-type="float">
            <text:p>109361.892688464</text:p>
          </table:table-cell>
          <table:table-cell office:value-type="float" office:value="-5.75841353832687" calcext:value-type="float">
            <text:p>-5.758413538326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76915328487587" calcext:value-type="float">
            <text:p>2.76915328487587</text:p>
          </table:table-cell>
          <table:table-cell office:value-type="float" office:value="8.08321985214968" calcext:value-type="float">
            <text:p>8.083219852149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24T09:00:00" calcext:value-type="date">
            <text:p>2021-04-24 09:00:00</text:p>
          </table:table-cell>
          <table:table-cell office:value-type="float" office:value="101550" calcext:value-type="float">
            <text:p>101550</text:p>
          </table:table-cell>
          <table:table-cell office:value-type="float" office:value="113000" calcext:value-type="float">
            <text:p>113000</text:p>
          </table:table-cell>
          <table:table-cell office:value-type="float" office:value="95240" calcext:value-type="float">
            <text:p>95240</text:p>
          </table:table-cell>
          <table:table-cell office:value-type="float" office:value="100800" calcext:value-type="float">
            <text:p>100800</text:p>
          </table:table-cell>
          <table:table-cell office:value-type="float" office:value="3128915.53525336" calcext:value-type="float">
            <text:p>3128915.53525336</text:p>
          </table:table-cell>
          <table:table-cell office:value-type="float" office:value="127260" calcext:value-type="float">
            <text:p>127260</text:p>
          </table:table-cell>
          <table:table-cell office:value-type="float" office:value="75840" calcext:value-type="float">
            <text:p>75840</text:p>
          </table:table-cell>
          <table:table-cell office:value-type="float" office:value="106741.261792309" calcext:value-type="float">
            <text:p>106741.261792309</text:p>
          </table:table-cell>
          <table:table-cell office:value-type="float" office:value="-0.342780239781352" calcext:value-type="float">
            <text:p>-0.3427802397813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76915328487587" calcext:value-type="float">
            <text:p>2.76915328487587</text:p>
          </table:table-cell>
          <table:table-cell office:value-type="float" office:value="8.08321985214968" calcext:value-type="float">
            <text:p>8.083219852149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25T09:00:00" calcext:value-type="date">
            <text:p>2021-04-25 09:00:00</text:p>
          </table:table-cell>
          <table:table-cell office:value-type="float" office:value="100800" calcext:value-type="float">
            <text:p>100800</text:p>
          </table:table-cell>
          <table:table-cell office:value-type="float" office:value="105200" calcext:value-type="float">
            <text:p>105200</text:p>
          </table:table-cell>
          <table:table-cell office:value-type="float" office:value="92000" calcext:value-type="float">
            <text:p>92000</text:p>
          </table:table-cell>
          <table:table-cell office:value-type="float" office:value="99850" calcext:value-type="float">
            <text:p>99850</text:p>
          </table:table-cell>
          <table:table-cell office:value-type="float" office:value="2110504.61983354" calcext:value-type="float">
            <text:p>2110504.61983354</text:p>
          </table:table-cell>
          <table:table-cell office:value-type="float" office:value="117810" calcext:value-type="float">
            <text:p>117810</text:p>
          </table:table-cell>
          <table:table-cell office:value-type="float" office:value="83790" calcext:value-type="float">
            <text:p>83790</text:p>
          </table:table-cell>
          <table:table-cell office:value-type="float" office:value="104760.841194873" calcext:value-type="float">
            <text:p>104760.841194873</text:p>
          </table:table-cell>
          <table:table-cell office:value-type="float" office:value="0.865341663318883" calcext:value-type="float">
            <text:p>0.8653416633188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76915328487587" calcext:value-type="float">
            <text:p>2.76915328487587</text:p>
          </table:table-cell>
          <table:table-cell office:value-type="float" office:value="8.08321985214968" calcext:value-type="float">
            <text:p>8.083219852149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26T09:00:00" calcext:value-type="date">
            <text:p>2021-04-26 09:00:00</text:p>
          </table:table-cell>
          <table:table-cell office:value-type="float" office:value="99850" calcext:value-type="float">
            <text:p>99850</text:p>
          </table:table-cell>
          <table:table-cell office:value-type="float" office:value="107650" calcext:value-type="float">
            <text:p>107650</text:p>
          </table:table-cell>
          <table:table-cell office:value-type="float" office:value="96320" calcext:value-type="float">
            <text:p>96320</text:p>
          </table:table-cell>
          <table:table-cell office:value-type="float" office:value="107600" calcext:value-type="float">
            <text:p>107600</text:p>
          </table:table-cell>
          <table:table-cell office:value-type="float" office:value="2007802.46572745" calcext:value-type="float">
            <text:p>2007802.46572745</text:p>
          </table:table-cell>
          <table:table-cell office:value-type="float" office:value="112100" calcext:value-type="float">
            <text:p>112100</text:p>
          </table:table-cell>
          <table:table-cell office:value-type="float" office:value="87600" calcext:value-type="float">
            <text:p>87600</text:p>
          </table:table-cell>
          <table:table-cell office:value-type="float" office:value="103123.894129915" calcext:value-type="float">
            <text:p>103123.894129915</text:p>
          </table:table-cell>
          <table:table-cell office:value-type="float" office:value="0.698230512514087" calcext:value-type="float">
            <text:p>0.698230512514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76915328487587" calcext:value-type="float">
            <text:p>2.76915328487587</text:p>
          </table:table-cell>
          <table:table-cell office:value-type="float" office:value="8.08321985214968" calcext:value-type="float">
            <text:p>8.083219852149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27T09:00:00" calcext:value-type="date">
            <text:p>2021-04-27 09:00:00</text:p>
          </table:table-cell>
          <table:table-cell office:value-type="float" office:value="107550" calcext:value-type="float">
            <text:p>107550</text:p>
          </table:table-cell>
          <table:table-cell office:value-type="float" office:value="115450" calcext:value-type="float">
            <text:p>115450</text:p>
          </table:table-cell>
          <table:table-cell office:value-type="float" office:value="101300" calcext:value-type="float">
            <text:p>101300</text:p>
          </table:table-cell>
          <table:table-cell office:value-type="float" office:value="109250" calcext:value-type="float">
            <text:p>109250</text:p>
          </table:table-cell>
          <table:table-cell office:value-type="float" office:value="2120730.20581291" calcext:value-type="float">
            <text:p>2120730.20581291</text:p>
          </table:table-cell>
          <table:table-cell office:value-type="float" office:value="111130" calcext:value-type="float">
            <text:p>111130</text:p>
          </table:table-cell>
          <table:table-cell office:value-type="float" office:value="103970" calcext:value-type="float">
            <text:p>103970</text:p>
          </table:table-cell>
          <table:table-cell office:value-type="float" office:value="104615.929419943" calcext:value-type="float">
            <text:p>104615.929419943</text:p>
          </table:table-cell>
          <table:table-cell office:value-type="float" office:value="4.39074557416579" calcext:value-type="float">
            <text:p>4.39074557416579</text:p>
          </table:table-cell>
          <table:table-cell office:value-type="float" office:value="0.982882875911095" calcext:value-type="float">
            <text:p>0.982882875911095</text:p>
          </table:table-cell>
          <table:table-cell office:value-type="float" office:value="1" calcext:value-type="float">
            <text:p>1</text:p>
          </table:table-cell>
          <table:table-cell office:value-type="float" office:value="2.72175334447746" calcext:value-type="float">
            <text:p>2.72175334447746</text:p>
          </table:table-cell>
          <table:table-cell office:value-type="float" office:value="9.65657078379301" calcext:value-type="float">
            <text:p>9.656570783793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28T09:00:00" calcext:value-type="date">
            <text:p>2021-04-28 09:00:00</text:p>
          </table:table-cell>
          <table:table-cell office:value-type="float" office:value="109250" calcext:value-type="float">
            <text:p>109250</text:p>
          </table:table-cell>
          <table:table-cell office:value-type="float" office:value="122000" calcext:value-type="float">
            <text:p>122000</text:p>
          </table:table-cell>
          <table:table-cell office:value-type="float" office:value="99960" calcext:value-type="float">
            <text:p>99960</text:p>
          </table:table-cell>
          <table:table-cell office:value-type="float" office:value="107950" calcext:value-type="float">
            <text:p>107950</text:p>
          </table:table-cell>
          <table:table-cell office:value-type="float" office:value="3201570.58785228" calcext:value-type="float">
            <text:p>3201570.58785228</text:p>
          </table:table-cell>
          <table:table-cell office:value-type="float" office:value="121700" calcext:value-type="float">
            <text:p>121700</text:p>
          </table:table-cell>
          <table:table-cell office:value-type="float" office:value="96800" calcext:value-type="float">
            <text:p>96800</text:p>
          </table:table-cell>
          <table:table-cell office:value-type="float" office:value="106160.619613296" calcext:value-type="float">
            <text:p>106160.619613296</text:p>
          </table:table-cell>
          <table:table-cell office:value-type="float" office:value="7.26122398762863" calcext:value-type="float">
            <text:p>7.26122398762863</text:p>
          </table:table-cell>
          <table:table-cell office:value-type="float" office:value="0.886817255546426" calcext:value-type="float">
            <text:p>0.886817255546426</text:p>
          </table:table-cell>
          <table:table-cell office:value-type="float" office:value="1" calcext:value-type="float">
            <text:p>1</text:p>
          </table:table-cell>
          <table:table-cell office:value-type="float" office:value="2.4136978312238" calcext:value-type="float">
            <text:p>2.4136978312238</text:p>
          </table:table-cell>
          <table:table-cell office:value-type="float" office:value="19.8818880458305" calcext:value-type="float">
            <text:p>19.88188804583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29T09:00:00" calcext:value-type="date">
            <text:p>2021-04-29 09:00:00</text:p>
          </table:table-cell>
          <table:table-cell office:value-type="float" office:value="108000" calcext:value-type="float">
            <text:p>108000</text:p>
          </table:table-cell>
          <table:table-cell office:value-type="float" office:value="109850" calcext:value-type="float">
            <text:p>109850</text:p>
          </table:table-cell>
          <table:table-cell office:value-type="float" office:value="102100" calcext:value-type="float">
            <text:p>102100</text:p>
          </table:table-cell>
          <table:table-cell office:value-type="float" office:value="105200" calcext:value-type="float">
            <text:p>105200</text:p>
          </table:table-cell>
          <table:table-cell office:value-type="float" office:value="721217.17054131" calcext:value-type="float">
            <text:p>721217.17054131</text:p>
          </table:table-cell>
          <table:table-cell office:value-type="float" office:value="128740" calcext:value-type="float">
            <text:p>128740</text:p>
          </table:table-cell>
          <table:table-cell office:value-type="float" office:value="87260" calcext:value-type="float">
            <text:p>87260</text:p>
          </table:table-cell>
          <table:table-cell office:value-type="float" office:value="106757.079742197" calcext:value-type="float">
            <text:p>106757.079742197</text:p>
          </table:table-cell>
          <table:table-cell office:value-type="float" office:value="5.81805192260917" calcext:value-type="float">
            <text:p>5.818051922609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4136978312238" calcext:value-type="float">
            <text:p>2.4136978312238</text:p>
          </table:table-cell>
          <table:table-cell office:value-type="float" office:value="19.8818880458305" calcext:value-type="float">
            <text:p>19.88188804583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4-30T09:00:00" calcext:value-type="date">
            <text:p>2021-04-30 09:00:00</text:p>
          </table:table-cell>
          <table:table-cell office:value-type="float" office:value="105300" calcext:value-type="float">
            <text:p>105300</text:p>
          </table:table-cell>
          <table:table-cell office:value-type="float" office:value="113000" calcext:value-type="float">
            <text:p>113000</text:p>
          </table:table-cell>
          <table:table-cell office:value-type="float" office:value="103100" calcext:value-type="float">
            <text:p>103100</text:p>
          </table:table-cell>
          <table:table-cell office:value-type="float" office:value="110350" calcext:value-type="float">
            <text:p>110350</text:p>
          </table:table-cell>
          <table:table-cell office:value-type="float" office:value="1517967.64484971" calcext:value-type="float">
            <text:p>1517967.64484971</text:p>
          </table:table-cell>
          <table:table-cell office:value-type="float" office:value="110250" calcext:value-type="float">
            <text:p>110250</text:p>
          </table:table-cell>
          <table:table-cell office:value-type="float" office:value="100350" calcext:value-type="float">
            <text:p>100350</text:p>
          </table:table-cell>
          <table:table-cell office:value-type="float" office:value="106238.053161465" calcext:value-type="float">
            <text:p>106238.053161465</text:p>
          </table:table-cell>
          <table:table-cell office:value-type="float" office:value="4.84705670105329" calcext:value-type="float">
            <text:p>4.847056701053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4136978312238" calcext:value-type="float">
            <text:p>2.4136978312238</text:p>
          </table:table-cell>
          <table:table-cell office:value-type="float" office:value="19.8818880458305" calcext:value-type="float">
            <text:p>19.88188804583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5-01T09:00:00" calcext:value-type="date">
            <text:p>2021-05-01 09:00:00</text:p>
          </table:table-cell>
          <table:table-cell office:value-type="float" office:value="110400" calcext:value-type="float">
            <text:p>110400</text:p>
          </table:table-cell>
          <table:table-cell office:value-type="float" office:value="117900" calcext:value-type="float">
            <text:p>117900</text:p>
          </table:table-cell>
          <table:table-cell office:value-type="float" office:value="109150" calcext:value-type="float">
            <text:p>109150</text:p>
          </table:table-cell>
          <table:table-cell office:value-type="float" office:value="116700" calcext:value-type="float">
            <text:p>116700</text:p>
          </table:table-cell>
          <table:table-cell office:value-type="float" office:value="1805996.14017901" calcext:value-type="float">
            <text:p>1805996.14017901</text:p>
          </table:table-cell>
          <table:table-cell office:value-type="float" office:value="115250" calcext:value-type="float">
            <text:p>115250</text:p>
          </table:table-cell>
          <table:table-cell office:value-type="float" office:value="105550" calcext:value-type="float">
            <text:p>105550</text:p>
          </table:table-cell>
          <table:table-cell office:value-type="float" office:value="107608.702107643" calcext:value-type="float">
            <text:p>107608.702107643</text:p>
          </table:table-cell>
          <table:table-cell office:value-type="float" office:value="6.26963869246804" calcext:value-type="float">
            <text:p>6.26963869246804</text:p>
          </table:table-cell>
          <table:table-cell office:value-type="float" office:value="1.01238134490239" calcext:value-type="float">
            <text:p>1.01238134490239</text:p>
          </table:table-cell>
          <table:table-cell office:value-type="float" office:value="1" calcext:value-type="float">
            <text:p>1</text:p>
          </table:table-cell>
          <table:table-cell office:value-type="float" office:value="2.44358265656233" calcext:value-type="float">
            <text:p>2.44358265656233</text:p>
          </table:table-cell>
          <table:table-cell office:value-type="float" office:value="18.889918068798" calcext:value-type="float">
            <text:p>18.8899180687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5-02T09:00:00" calcext:value-type="date">
            <text:p>2021-05-02 09:00:00</text:p>
          </table:table-cell>
          <table:table-cell office:value-type="float" office:value="116600" calcext:value-type="float">
            <text:p>116600</text:p>
          </table:table-cell>
          <table:table-cell office:value-type="float" office:value="119250" calcext:value-type="float">
            <text:p>119250</text:p>
          </table:table-cell>
          <table:table-cell office:value-type="float" office:value="109350" calcext:value-type="float">
            <text:p>109350</text:p>
          </table:table-cell>
          <table:table-cell office:value-type="float" office:value="113700" calcext:value-type="float">
            <text:p>113700</text:p>
          </table:table-cell>
          <table:table-cell office:value-type="float" office:value="957507.43239611" calcext:value-type="float">
            <text:p>957507.43239611</text:p>
          </table:table-cell>
          <table:table-cell office:value-type="float" office:value="119050" calcext:value-type="float">
            <text:p>119050</text:p>
          </table:table-cell>
          <table:table-cell office:value-type="float" office:value="114150" calcext:value-type="float">
            <text:p>114150</text:p>
          </table:table-cell>
          <table:table-cell office:value-type="float" office:value="110639.134738429" calcext:value-type="float">
            <text:p>110639.134738429</text:p>
          </table:table-cell>
          <table:table-cell office:value-type="float" office:value="8.32795278251152" calcext:value-type="float">
            <text:p>8.32795278251152</text:p>
          </table:table-cell>
          <table:table-cell office:value-type="float" office:value="0.954860898782024" calcext:value-type="float">
            <text:p>0.954860898782024</text:p>
          </table:table-cell>
          <table:table-cell office:value-type="float" office:value="1" calcext:value-type="float">
            <text:p>1</text:p>
          </table:table-cell>
          <table:table-cell office:value-type="float" office:value="2.33328153169327" calcext:value-type="float">
            <text:p>2.33328153169327</text:p>
          </table:table-cell>
          <table:table-cell office:value-type="float" office:value="22.5511542668888" calcext:value-type="float">
            <text:p>22.55115426688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5-03T09:00:00" calcext:value-type="date">
            <text:p>2021-05-03 09:00:00</text:p>
          </table:table-cell>
          <table:table-cell office:value-type="float" office:value="113700" calcext:value-type="float">
            <text:p>113700</text:p>
          </table:table-cell>
          <table:table-cell office:value-type="float" office:value="118450" calcext:value-type="float">
            <text:p>118450</text:p>
          </table:table-cell>
          <table:table-cell office:value-type="float" office:value="113100" calcext:value-type="float">
            <text:p>113100</text:p>
          </table:table-cell>
          <table:table-cell office:value-type="float" office:value="117800" calcext:value-type="float">
            <text:p>117800</text:p>
          </table:table-cell>
          <table:table-cell office:value-type="float" office:value="1257342.84535953" calcext:value-type="float">
            <text:p>1257342.84535953</text:p>
          </table:table-cell>
          <table:table-cell office:value-type="float" office:value="120700" calcext:value-type="float">
            <text:p>120700</text:p>
          </table:table-cell>
          <table:table-cell office:value-type="float" office:value="106700" calcext:value-type="float">
            <text:p>106700</text:p>
          </table:table-cell>
          <table:table-cell office:value-type="float" office:value="111659.423158953" calcext:value-type="float">
            <text:p>111659.423158953</text:p>
          </table:table-cell>
          <table:table-cell office:value-type="float" office:value="4.61849091485121" calcext:value-type="float">
            <text:p>4.618490914851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3328153169327" calcext:value-type="float">
            <text:p>2.33328153169327</text:p>
          </table:table-cell>
          <table:table-cell office:value-type="float" office:value="22.5511542668888" calcext:value-type="float">
            <text:p>22.55115426688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5-04T09:00:00" calcext:value-type="date">
            <text:p>2021-05-04 09:00:00</text:p>
          </table:table-cell>
          <table:table-cell office:value-type="float" office:value="117800" calcext:value-type="float">
            <text:p>117800</text:p>
          </table:table-cell>
          <table:table-cell office:value-type="float" office:value="141300" calcext:value-type="float">
            <text:p>141300</text:p>
          </table:table-cell>
          <table:table-cell office:value-type="float" office:value="117750" calcext:value-type="float">
            <text:p>117750</text:p>
          </table:table-cell>
          <table:table-cell office:value-type="float" office:value="136000" calcext:value-type="float">
            <text:p>136000</text:p>
          </table:table-cell>
          <table:table-cell office:value-type="float" office:value="5188805.35010645" calcext:value-type="float">
            <text:p>5188805.35010645</text:p>
          </table:table-cell>
          <table:table-cell office:value-type="float" office:value="119050" calcext:value-type="float">
            <text:p>119050</text:p>
          </table:table-cell>
          <table:table-cell office:value-type="float" office:value="116550" calcext:value-type="float">
            <text:p>116550</text:p>
          </table:table-cell>
          <table:table-cell office:value-type="float" office:value="113706.282105968" calcext:value-type="float">
            <text:p>113706.282105968</text:p>
          </table:table-cell>
          <table:table-cell office:value-type="float" office:value="5.95316938588999" calcext:value-type="float">
            <text:p>5.95316938588999</text:p>
          </table:table-cell>
          <table:table-cell office:value-type="float" office:value="1.14217715245695" calcext:value-type="float">
            <text:p>1.14217715245695</text:p>
          </table:table-cell>
          <table:table-cell office:value-type="float" office:value="1" calcext:value-type="float">
            <text:p>1</text:p>
          </table:table-cell>
          <table:table-cell office:value-type="float" office:value="2.66502085574981" calcext:value-type="float">
            <text:p>2.66502085574981</text:p>
          </table:table-cell>
          <table:table-cell office:value-type="float" office:value="11.5396979194774" calcext:value-type="float">
            <text:p>11.53969791947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5-05T09:00:00" calcext:value-type="date">
            <text:p>2021-05-05 09:00:00</text:p>
          </table:table-cell>
          <table:table-cell office:value-type="float" office:value="135750" calcext:value-type="float">
            <text:p>135750</text:p>
          </table:table-cell>
          <table:table-cell office:value-type="float" office:value="169000" calcext:value-type="float">
            <text:p>169000</text:p>
          </table:table-cell>
          <table:table-cell office:value-type="float" office:value="130200" calcext:value-type="float">
            <text:p>130200</text:p>
          </table:table-cell>
          <table:table-cell office:value-type="float" office:value="163300" calcext:value-type="float">
            <text:p>163300</text:p>
          </table:table-cell>
          <table:table-cell office:value-type="float" office:value="4532726.93718715" calcext:value-type="float">
            <text:p>4532726.93718715</text:p>
          </table:table-cell>
          <table:table-cell office:value-type="float" office:value="141100" calcext:value-type="float">
            <text:p>141100</text:p>
          </table:table-cell>
          <table:table-cell office:value-type="float" office:value="130400" calcext:value-type="float">
            <text:p>130400</text:p>
          </table:table-cell>
          <table:table-cell office:value-type="float" office:value="121137.521403979" calcext:value-type="float">
            <text:p>121137.521403979</text:p>
          </table:table-cell>
          <table:table-cell office:value-type="float" office:value="5.35279298888017" calcext:value-type="float">
            <text:p>5.35279298888017</text:p>
          </table:table-cell>
          <table:table-cell office:value-type="float" office:value="1.15713522324593" calcext:value-type="float">
            <text:p>1.15713522324593</text:p>
          </table:table-cell>
          <table:table-cell office:value-type="float" office:value="1" calcext:value-type="float">
            <text:p>1</text:p>
          </table:table-cell>
          <table:table-cell office:value-type="float" office:value="3.0837895028731" calcext:value-type="float">
            <text:p>3.08378950287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5-06T09:00:00" calcext:value-type="date">
            <text:p>2021-05-06 09:00:00</text:p>
          </table:table-cell>
          <table:table-cell office:value-type="float" office:value="163300" calcext:value-type="float">
            <text:p>163300</text:p>
          </table:table-cell>
          <table:table-cell office:value-type="float" office:value="218000" calcext:value-type="float">
            <text:p>218000</text:p>
          </table:table-cell>
          <table:table-cell office:value-type="float" office:value="162050" calcext:value-type="float">
            <text:p>162050</text:p>
          </table:table-cell>
          <table:table-cell office:value-type="float" office:value="174100" calcext:value-type="float">
            <text:p>174100</text:p>
          </table:table-cell>
          <table:table-cell office:value-type="float" office:value="8038118.96459089" calcext:value-type="float">
            <text:p>8038118.96459089</text:p>
          </table:table-cell>
          <table:table-cell office:value-type="float" office:value="174550" calcext:value-type="float">
            <text:p>174550</text:p>
          </table:table-cell>
          <table:table-cell office:value-type="float" office:value="152050" calcext:value-type="float">
            <text:p>152050</text:p>
          </table:table-cell>
          <table:table-cell office:value-type="float" office:value="135191.680935986" calcext:value-type="float">
            <text:p>135191.680935986</text:p>
          </table:table-cell>
          <table:table-cell office:value-type="float" office:value="4.74623345323077" calcext:value-type="float">
            <text:p>4.74623345323077</text:p>
          </table:table-cell>
          <table:table-cell office:value-type="float" office:value="0.997221942136923" calcext:value-type="float">
            <text:p>0.997221942136923</text:p>
          </table:table-cell>
          <table:table-cell office:value-type="float" office:value="1" calcext:value-type="float">
            <text:p>1</text:p>
          </table:table-cell>
          <table:table-cell office:value-type="float" office:value="3.07522255719657" calcext:value-type="float">
            <text:p>3.07522255719657</text:p>
          </table:table-cell>
          <table:table-cell office:value-type="float" office:value="0.277805786307657" calcext:value-type="float">
            <text:p>0.2778057863076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5-07T09:00:00" calcext:value-type="date">
            <text:p>2021-05-07 09:00:00</text:p>
          </table:table-cell>
          <table:table-cell office:value-type="float" office:value="174150" calcext:value-type="float">
            <text:p>174150</text:p>
          </table:table-cell>
          <table:table-cell office:value-type="float" office:value="174750" calcext:value-type="float">
            <text:p>174750</text:p>
          </table:table-cell>
          <table:table-cell office:value-type="float" office:value="143000" calcext:value-type="float">
            <text:p>143000</text:p>
          </table:table-cell>
          <table:table-cell office:value-type="float" office:value="158100" calcext:value-type="float">
            <text:p>158100</text:p>
          </table:table-cell>
          <table:table-cell office:value-type="float" office:value="3602265.8288684" calcext:value-type="float">
            <text:p>3602265.8288684</text:p>
          </table:table-cell>
          <table:table-cell office:value-type="float" office:value="219300" calcext:value-type="float">
            <text:p>219300</text:p>
          </table:table-cell>
          <table:table-cell office:value-type="float" office:value="129000" calcext:value-type="float">
            <text:p>129000</text:p>
          </table:table-cell>
          <table:table-cell office:value-type="float" office:value="148161.120623991" calcext:value-type="float">
            <text:p>148161.120623991</text:p>
          </table:table-cell>
          <table:table-cell office:value-type="float" office:value="-3.82563963288946" calcext:value-type="float">
            <text:p>-3.825639632889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07522255719657" calcext:value-type="float">
            <text:p>3.07522255719657</text:p>
          </table:table-cell>
          <table:table-cell office:value-type="float" office:value="0.277805786307657" calcext:value-type="float">
            <text:p>0.2778057863076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5-08T09:00:00" calcext:value-type="date">
            <text:p>2021-05-08 09:00:00</text:p>
          </table:table-cell>
          <table:table-cell office:value-type="float" office:value="157900" calcext:value-type="float">
            <text:p>157900</text:p>
          </table:table-cell>
          <table:table-cell office:value-type="float" office:value="174350" calcext:value-type="float">
            <text:p>174350</text:p>
          </table:table-cell>
          <table:table-cell office:value-type="float" office:value="149200" calcext:value-type="float">
            <text:p>149200</text:p>
          </table:table-cell>
          <table:table-cell office:value-type="float" office:value="161300" calcext:value-type="float">
            <text:p>161300</text:p>
          </table:table-cell>
          <table:table-cell office:value-type="float" office:value="2338442.81947262" calcext:value-type="float">
            <text:p>2338442.81947262</text:p>
          </table:table-cell>
          <table:table-cell office:value-type="float" office:value="173600" calcext:value-type="float">
            <text:p>173600</text:p>
          </table:table-cell>
          <table:table-cell office:value-type="float" office:value="142200" calcext:value-type="float">
            <text:p>142200</text:p>
          </table:table-cell>
          <table:table-cell office:value-type="float" office:value="151474.080415994" calcext:value-type="float">
            <text:p>151474.080415994</text:p>
          </table:table-cell>
          <table:table-cell office:value-type="float" office:value="-8.63512352501717" calcext:value-type="float">
            <text:p>-8.63512352501717</text:p>
          </table:table-cell>
          <table:table-cell office:value-type="float" office:value="0.928947465437788" calcext:value-type="float">
            <text:p>0.928947465437788</text:p>
          </table:table-cell>
          <table:table-cell office:value-type="float" office:value="1" calcext:value-type="float">
            <text:p>1</text:p>
          </table:table-cell>
          <table:table-cell office:value-type="float" office:value="2.85672020016487" calcext:value-type="float">
            <text:p>2.85672020016487</text:p>
          </table:table-cell>
          <table:table-cell office:value-type="float" office:value="7.36332043729564" calcext:value-type="float">
            <text:p>7.363320437295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5-09T09:00:00" calcext:value-type="date">
            <text:p>2021-05-09 09:00:00</text:p>
          </table:table-cell>
          <table:table-cell office:value-type="float" office:value="161400" calcext:value-type="float">
            <text:p>161400</text:p>
          </table:table-cell>
          <table:table-cell office:value-type="float" office:value="161450" calcext:value-type="float">
            <text:p>161450</text:p>
          </table:table-cell>
          <table:table-cell office:value-type="float" office:value="145300" calcext:value-type="float">
            <text:p>145300</text:p>
          </table:table-cell>
          <table:table-cell office:value-type="float" office:value="154250" calcext:value-type="float">
            <text:p>154250</text:p>
          </table:table-cell>
          <table:table-cell office:value-type="float" office:value="968690.79252887" calcext:value-type="float">
            <text:p>968690.79252887</text:p>
          </table:table-cell>
          <table:table-cell office:value-type="float" office:value="183150" calcext:value-type="float">
            <text:p>183150</text:p>
          </table:table-cell>
          <table:table-cell office:value-type="float" office:value="139650" calcext:value-type="float">
            <text:p>139650</text:p>
          </table:table-cell>
          <table:table-cell office:value-type="float" office:value="154749.386943996" calcext:value-type="float">
            <text:p>154749.386943996</text:p>
          </table:table-cell>
          <table:table-cell office:value-type="float" office:value="-7.0949070130106" calcext:value-type="float">
            <text:p>-7.09490701301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85672020016487" calcext:value-type="float">
            <text:p>2.85672020016487</text:p>
          </table:table-cell>
          <table:table-cell office:value-type="float" office:value="7.36332043729564" calcext:value-type="float">
            <text:p>7.363320437295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5-10T09:00:00" calcext:value-type="date">
            <text:p>2021-05-10 09:00:00</text:p>
          </table:table-cell>
          <table:table-cell office:value-type="float" office:value="154200" calcext:value-type="float">
            <text:p>154200</text:p>
          </table:table-cell>
          <table:table-cell office:value-type="float" office:value="161500" calcext:value-type="float">
            <text:p>161500</text:p>
          </table:table-cell>
          <table:table-cell office:value-type="float" office:value="140000" calcext:value-type="float">
            <text:p>140000</text:p>
          </table:table-cell>
          <table:table-cell office:value-type="float" office:value="141250" calcext:value-type="float">
            <text:p>141250</text:p>
          </table:table-cell>
          <table:table-cell office:value-type="float" office:value="1329074.06054157" calcext:value-type="float">
            <text:p>1329074.06054157</text:p>
          </table:table-cell>
          <table:table-cell office:value-type="float" office:value="163200" calcext:value-type="float">
            <text:p>163200</text:p>
          </table:table-cell>
          <table:table-cell office:value-type="float" office:value="145200" calcext:value-type="float">
            <text:p>145200</text:p>
          </table:table-cell>
          <table:table-cell office:value-type="float" office:value="154582.924629331" calcext:value-type="float">
            <text:p>154582.924629331</text:p>
          </table:table-cell>
          <table:table-cell office:value-type="float" office:value="-7.24102028388796" calcext:value-type="float">
            <text:p>-7.24102028388796</text:p>
          </table:table-cell>
          <table:table-cell office:value-type="float" office:value="1" calcext:value-type="float">
            <text:p>1</text:p>
          </table:table-cell>
          <table:table-cell office:value-type="float" office:value="1.02776460176991" calcext:value-type="float">
            <text:p>1.02776460176991</text:p>
          </table:table-cell>
          <table:table-cell office:value-type="float" office:value="2.93603589889051" calcext:value-type="float">
            <text:p>2.93603589889051</text:p>
          </table:table-cell>
          <table:table-cell office:value-type="float" office:value="4.79129991995023" calcext:value-type="float">
            <text:p>4.791299919950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5-11T09:00:00" calcext:value-type="date">
            <text:p>2021-05-11 09:00:00</text:p>
          </table:table-cell>
          <table:table-cell office:value-type="float" office:value="141300" calcext:value-type="float">
            <text:p>141300</text:p>
          </table:table-cell>
          <table:table-cell office:value-type="float" office:value="153300" calcext:value-type="float">
            <text:p>153300</text:p>
          </table:table-cell>
          <table:table-cell office:value-type="float" office:value="129600" calcext:value-type="float">
            <text:p>129600</text:p>
          </table:table-cell>
          <table:table-cell office:value-type="float" office:value="147950" calcext:value-type="float">
            <text:p>147950</text:p>
          </table:table-cell>
          <table:table-cell office:value-type="float" office:value="1322302.60460775" calcext:value-type="float">
            <text:p>1322302.60460775</text:p>
          </table:table-cell>
          <table:table-cell office:value-type="float" office:value="149850" calcext:value-type="float">
            <text:p>149850</text:p>
          </table:table-cell>
          <table:table-cell office:value-type="float" office:value="132750" calcext:value-type="float">
            <text:p>132750</text:p>
          </table:table-cell>
          <table:table-cell office:value-type="float" office:value="150138.616419554" calcext:value-type="float">
            <text:p>150138.616419554</text:p>
          </table:table-cell>
          <table:table-cell office:value-type="float" office:value="-8.48550192230312" calcext:value-type="float">
            <text:p>-8.48550192230312</text:p>
          </table:table-cell>
          <table:table-cell office:value-type="float" office:value="1" calcext:value-type="float">
            <text:p>1</text:p>
          </table:table-cell>
          <table:table-cell office:value-type="float" office:value="0.897062588712403" calcext:value-type="float">
            <text:p>0.897062588712403</text:p>
          </table:table-cell>
          <table:table-cell office:value-type="float" office:value="2.63380796401127" calcext:value-type="float">
            <text:p>2.63380796401127</text:p>
          </table:table-cell>
          <table:table-cell office:value-type="float" office:value="14.5918370382478" calcext:value-type="float">
            <text:p>14.59183703824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5-12T09:00:00" calcext:value-type="date">
            <text:p>2021-05-12 09:00:00</text:p>
          </table:table-cell>
          <table:table-cell office:value-type="float" office:value="147950" calcext:value-type="float">
            <text:p>14795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10350" calcext:value-type="float">
            <text:p>110350</text:p>
          </table:table-cell>
          <table:table-cell office:value-type="float" office:value="114250" calcext:value-type="float">
            <text:p>114250</text:p>
          </table:table-cell>
          <table:table-cell office:value-type="float" office:value="1044720.74082925" calcext:value-type="float">
            <text:p>1044720.74082925</text:p>
          </table:table-cell>
          <table:table-cell office:value-type="float" office:value="165000" calcext:value-type="float">
            <text:p>165000</text:p>
          </table:table-cell>
          <table:table-cell office:value-type="float" office:value="130900" calcext:value-type="float">
            <text:p>130900</text:p>
          </table:table-cell>
          <table:table-cell office:value-type="float" office:value="149409.077613036" calcext:value-type="float">
            <text:p>149409.077613036</text:p>
          </table:table-cell>
          <table:table-cell office:value-type="float" office:value="-5.70980061081193" calcext:value-type="float">
            <text:p>-5.70980061081193</text:p>
          </table:table-cell>
          <table:table-cell office:value-type="float" office:value="1" calcext:value-type="float">
            <text:p>1</text:p>
          </table:table-cell>
          <table:table-cell office:value-type="float" office:value="1.14553304157549" calcext:value-type="float">
            <text:p>1.14553304157549</text:p>
          </table:table-cell>
          <table:table-cell office:value-type="float" office:value="3.01711404793958" calcext:value-type="float">
            <text:p>3.01711404793958</text:p>
          </table:table-cell>
          <table:table-cell office:value-type="float" office:value="2.1621273070487" calcext:value-type="float">
            <text:p>2.16212730704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date" office:date-value="2021-05-13T09:00:00" calcext:value-type="date">
            <text:p>2021-05-13 09:00:00</text:p>
          </table:table-cell>
          <table:table-cell office:value-type="float" office:value="114000" calcext:value-type="float">
            <text:p>114000</text:p>
          </table:table-cell>
          <table:table-cell office:value-type="float" office:value="131850" calcext:value-type="float">
            <text:p>131850</text:p>
          </table:table-cell>
          <table:table-cell office:value-type="float" office:value="108200" calcext:value-type="float">
            <text:p>108200</text:p>
          </table:table-cell>
          <table:table-cell office:value-type="float" office:value="115200" calcext:value-type="float">
            <text:p>115200</text:p>
          </table:table-cell>
          <table:table-cell office:value-type="float" office:value="1560462.70290186" calcext:value-type="float">
            <text:p>1560462.70290186</text:p>
          </table:table-cell>
          <table:table-cell office:value-type="float" office:value="119950" calcext:value-type="float">
            <text:p>119950</text:p>
          </table:table-cell>
          <table:table-cell office:value-type="float" office:value="108050" calcext:value-type="float">
            <text:p>108050</text:p>
          </table:table-cell>
          <table:table-cell office:value-type="float" office:value="137689.385075357" calcext:value-type="float">
            <text:p>137689.385075357</text:p>
          </table:table-cell>
          <table:table-cell office:value-type="float" office:value="-10.9882412468836" calcext:value-type="float">
            <text:p>-10.98824124688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01711404793958" calcext:value-type="float">
            <text:p>3.01711404793958</text:p>
          </table:table-cell>
          <table:table-cell office:value-type="float" office:value="2.1621273070487" calcext:value-type="float">
            <text:p>2.16212730704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number-columns-repeated="14"/>
          <table:table-cell table:formula="of:=SUM([.O2:.O201])" office:value-type="float" office:value="84" calcext:value-type="float">
            <text:p>84</text:p>
          </table:table-cell>
          <table:table-cell table:formula="of:=SUM([.P2:.P201])" office:value-type="float" office:value="44" calcext:value-type="float">
            <text:p>44</text:p>
          </table:table-cell>
          <table:table-cell table:formula="of:=[.P202]/[.O202]*100" office:value-type="float" office:value="52.3809523809524" calcext:value-type="float">
            <text:p>52.3809523809524</text:p>
          </table:table-cell>
          <table:table-cell table:number-columns-repeated="47"/>
        </table:table-row>
        <table:table-row table:style-name="ro1" table:number-rows-repeated="104837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1-05-13T23:15:32</meta:creation-date>
    <dc:date>2021-05-14T08:30:00.133679972</dc:date>
    <meta:generator>LibreOffice/7.1.2.2$Linux_X86_64 LibreOffice_project/10$Build-2</meta:generator>
    <meta:editing-duration>PT1M58S</meta:editing-duration>
    <meta:editing-cycles>1</meta:editing-cycles>
    <meta:document-statistic meta:table-count="1" meta:cell-count="3214" meta:object-count="0"/>
    <meta:user-defined meta:name="AppVersion">3.0</meta:user-defined>
  </office:meta>
</office:document-meta>
</file>